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All info" table:style-name="ta1">
        <table:table-column table:style-name="co1" table:number-columns-repeated="3" table:default-cell-style-name="Default"/>
        <table:table-column table:style-name="co1" table:number-columns-repeated="2" table:default-cell-style-name="ce1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Sat. </text:p>
          </table:table-cell>
          <table:table-cell office:value-type="string" calcext:value-type="string">
            <text:p>Code </text:p>
          </table:table-cell>
          <table:table-cell office:value-type="string" calcext:value-type="string">
            <text:p>Ephem </text:p>
          </table:table-cell>
          <table:table-cell table:style-name="Default" office:value-type="string" calcext:value-type="string">
            <text:p>Start Time </text:p>
          </table:table-cell>
          <table:table-cell table:style-name="Default" office:value-type="string" calcext:value-type="string">
            <text:p>Stop Time 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km) </text:p>
          </table:table-cell>
          <table:table-cell office:value-type="string" calcext:value-type="string">
            <text:p>T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(km) </text:p>
          </table:table-cell>
          <table:table-cell office:value-type="string" calcext:value-type="string">
            <text:p>N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(km) </text:p>
          </table:table-cell>
          <table:table-cell office:value-type="string" calcext:value-type="string">
            <text:p>P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(s) </text:p>
          </table:table-cell>
          <table:table-cell office:value-type="string" calcext:value-type="string">
            <text:p>RA/Dec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(arcsec) </text:p>
          </table:table-cell>
          <table:table-cell office:value-type="string" calcext:value-type="string">
            <text:p>Ref.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Phobos 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MAR097</text:p>
          </table:table-cell>
          <table:table-cell office:value-type="date" office:date-value="1900-01-04" calcext:value-type="date">
            <text:p>04/01/00</text:p>
          </table:table-cell>
          <table:table-cell office:value-type="date" office:date-value="2100-01-03" calcext:value-type="date">
            <text:p>03/01/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imos 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MAR097</text:p>
          </table:table-cell>
          <table:table-cell office:value-type="date" office:date-value="1900-01-04" calcext:value-type="date">
            <text:p>04/01/00</text:p>
          </table:table-cell>
          <table:table-cell office:value-type="date" office:date-value="2100-01-03" calcext:value-type="date">
            <text:p>03/01/0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Galilean Satellites of Jupiter</text:p>
          </table:table-cell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Sat. </text:p>
          </table:table-cell>
          <table:table-cell office:value-type="string" calcext:value-type="string">
            <text:p>Code </text:p>
          </table:table-cell>
          <table:table-cell office:value-type="string" calcext:value-type="string">
            <text:p>Ephem </text:p>
          </table:table-cell>
          <table:table-cell table:style-name="Default" office:value-type="string" calcext:value-type="string">
            <text:p>Start Time </text:p>
          </table:table-cell>
          <table:table-cell table:style-name="Default" office:value-type="string" calcext:value-type="string">
            <text:p>Stop Time 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km) </text:p>
          </table:table-cell>
          <table:table-cell office:value-type="string" calcext:value-type="string">
            <text:p>T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(km) </text:p>
          </table:table-cell>
          <table:table-cell office:value-type="string" calcext:value-type="string">
            <text:p>N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(km) </text:p>
          </table:table-cell>
          <table:table-cell office:value-type="string" calcext:value-type="string">
            <text:p>P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(s) </text:p>
          </table:table-cell>
          <table:table-cell office:value-type="string" calcext:value-type="string">
            <text:p>RA/Dec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(arcsec) </text:p>
          </table:table-cell>
          <table:table-cell office:value-type="string" calcext:value-type="string">
            <text:p>Ref.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Io 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JUP230</text:p>
          </table:table-cell>
          <table:table-cell office:value-type="date" office:date-value="1900-01-01" calcext:value-type="date">
            <text:p>01/01/00</text:p>
          </table:table-cell>
          <table:table-cell office:value-type="date" office:date-value="2100-01-04" calcext:value-type="date">
            <text:p>04/01/0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2" calcext:value-type="float">
            <text:p>0.0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uropa 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JUP230</text:p>
          </table:table-cell>
          <table:table-cell office:value-type="date" office:date-value="1900-01-01" calcext:value-type="date">
            <text:p>01/01/00</text:p>
          </table:table-cell>
          <table:table-cell office:value-type="date" office:date-value="2100-01-04" calcext:value-type="date">
            <text:p>04/01/0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2" calcext:value-type="float">
            <text:p>0.0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nymede 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JUP230</text:p>
          </table:table-cell>
          <table:table-cell office:value-type="date" office:date-value="1900-01-01" calcext:value-type="date">
            <text:p>01/01/00</text:p>
          </table:table-cell>
          <table:table-cell office:value-type="date" office:date-value="2100-01-04" calcext:value-type="date">
            <text:p>04/01/0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2" calcext:value-type="float">
            <text:p>0.0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llisto 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JUP230</text:p>
          </table:table-cell>
          <table:table-cell office:value-type="date" office:date-value="1900-01-01" calcext:value-type="date">
            <text:p>01/01/00</text:p>
          </table:table-cell>
          <table:table-cell office:value-type="date" office:date-value="2100-01-04" calcext:value-type="date">
            <text:p>04/01/0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2" calcext:value-type="float">
            <text:p>0.0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Jovian Inner Satellites</text:p>
          </table:table-cell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Sat. </text:p>
          </table:table-cell>
          <table:table-cell office:value-type="string" calcext:value-type="string">
            <text:p>Code </text:p>
          </table:table-cell>
          <table:table-cell office:value-type="string" calcext:value-type="string">
            <text:p>Ephem </text:p>
          </table:table-cell>
          <table:table-cell table:style-name="Default" office:value-type="string" calcext:value-type="string">
            <text:p>Start Time </text:p>
          </table:table-cell>
          <table:table-cell table:style-name="Default" office:value-type="string" calcext:value-type="string">
            <text:p>Stop Time 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km) </text:p>
          </table:table-cell>
          <table:table-cell office:value-type="string" calcext:value-type="string">
            <text:p>T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(km) </text:p>
          </table:table-cell>
          <table:table-cell office:value-type="string" calcext:value-type="string">
            <text:p>N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(km) </text:p>
          </table:table-cell>
          <table:table-cell office:value-type="string" calcext:value-type="string">
            <text:p>P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(s) </text:p>
          </table:table-cell>
          <table:table-cell office:value-type="string" calcext:value-type="string">
            <text:p>RA/Dec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(arcsec) </text:p>
          </table:table-cell>
          <table:table-cell office:value-type="string" calcext:value-type="string">
            <text:p>Ref.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Amalthea 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JUP230</text:p>
          </table:table-cell>
          <table:table-cell office:value-type="date" office:date-value="1900-01-01" calcext:value-type="date">
            <text:p>01/01/00</text:p>
          </table:table-cell>
          <table:table-cell office:value-type="date" office:date-value="2100-01-04" calcext:value-type="date">
            <text:p>04/01/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13" calcext:value-type="float">
            <text:p>0.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hebe 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JUP230</text:p>
          </table:table-cell>
          <table:table-cell office:value-type="date" office:date-value="1900-01-01" calcext:value-type="date">
            <text:p>01/01/00</text:p>
          </table:table-cell>
          <table:table-cell office:value-type="date" office:date-value="2100-01-04" calcext:value-type="date">
            <text:p>04/01/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13" calcext:value-type="float">
            <text:p>0.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drastea 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JUP230</text:p>
          </table:table-cell>
          <table:table-cell office:value-type="date" office:date-value="1900-01-01" calcext:value-type="date">
            <text:p>01/01/00</text:p>
          </table:table-cell>
          <table:table-cell office:value-type="date" office:date-value="2100-01-01" calcext:value-type="date">
            <text:p>01/01/00</text:p>
          </table:table-cell>
          <table:table-cell office:value-type="float" office:value="200" calcext:value-type="float">
            <text:p>200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27" calcext:value-type="float">
            <text:p>0.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etis 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JUP230</text:p>
          </table:table-cell>
          <table:table-cell office:value-type="date" office:date-value="1900-01-01" calcext:value-type="date">
            <text:p>01/01/00</text:p>
          </table:table-cell>
          <table:table-cell office:value-type="date" office:date-value="2100-01-01" calcext:value-type="date">
            <text:p>01/01/00</text:p>
          </table:table-cell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Jovian Irregular Satellites</text:p>
          </table:table-cell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Sat. </text:p>
          </table:table-cell>
          <table:table-cell office:value-type="string" calcext:value-type="string">
            <text:p>Code </text:p>
          </table:table-cell>
          <table:table-cell office:value-type="string" calcext:value-type="string">
            <text:p>Ephem </text:p>
          </table:table-cell>
          <table:table-cell table:style-name="Default" office:value-type="string" calcext:value-type="string">
            <text:p>Start Time </text:p>
          </table:table-cell>
          <table:table-cell table:style-name="Default" office:value-type="string" calcext:value-type="string">
            <text:p>Stop Time 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km) </text:p>
          </table:table-cell>
          <table:table-cell office:value-type="string" calcext:value-type="string">
            <text:p>T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(km) </text:p>
          </table:table-cell>
          <table:table-cell office:value-type="string" calcext:value-type="string">
            <text:p>N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(km) </text:p>
          </table:table-cell>
          <table:table-cell office:value-type="string" calcext:value-type="string">
            <text:p>P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(s) </text:p>
          </table:table-cell>
          <table:table-cell office:value-type="string" calcext:value-type="string">
            <text:p>RA/Dec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(arcsec) </text:p>
          </table:table-cell>
          <table:table-cell office:value-type="string" calcext:value-type="string">
            <text:p>Ref.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Himalia 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JUP300</text:p>
          </table:table-cell>
          <table:table-cell office:value-type="date" office:date-value="1900-01-08" calcext:value-type="date">
            <text:p>08/01/00</text:p>
          </table:table-cell>
          <table:table-cell office:value-type="date" office:date-value="2099-12-30" calcext:value-type="date">
            <text:p>30/12/99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lara 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JUP300</text:p>
          </table:table-cell>
          <table:table-cell office:value-type="date" office:date-value="1900-01-08" calcext:value-type="date">
            <text:p>08/01/00</text:p>
          </table:table-cell>
          <table:table-cell office:value-type="date" office:date-value="2099-12-30" calcext:value-type="date">
            <text:p>30/12/99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0.13" calcext:value-type="float">
            <text:p>0.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siphae 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JUP300</text:p>
          </table:table-cell>
          <table:table-cell office:value-type="date" office:date-value="1900-01-08" calcext:value-type="date">
            <text:p>08/01/00</text:p>
          </table:table-cell>
          <table:table-cell office:value-type="date" office:date-value="2099-12-30" calcext:value-type="date">
            <text:p>30/12/99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250" calcext:value-type="float">
            <text:p>250</text:p>
          </table:table-cell>
          <table:table-cell office:value-type="float" office:value="30" calcext:value-type="float">
            <text:p>30</text:p>
          </table:table-cell>
          <table:table-cell office:value-type="float" office:value="0.13" calcext:value-type="float">
            <text:p>0.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inope 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JUP300</text:p>
          </table:table-cell>
          <table:table-cell office:value-type="date" office:date-value="1900-01-08" calcext:value-type="date">
            <text:p>08/01/00</text:p>
          </table:table-cell>
          <table:table-cell office:value-type="date" office:date-value="2099-12-30" calcext:value-type="date">
            <text:p>30/12/99</text:p>
          </table:table-cell>
          <table:table-cell office:value-type="float" office:value="250" calcext:value-type="float">
            <text:p>250</text:p>
          </table:table-cell>
          <table:table-cell office:value-type="float" office:value="700" calcext:value-type="float">
            <text:p>700</text:p>
          </table:table-cell>
          <table:table-cell office:value-type="float" office:value="300" calcext:value-type="float">
            <text:p>300</text:p>
          </table:table-cell>
          <table:table-cell office:value-type="float" office:value="40" calcext:value-type="float">
            <text:p>40</text:p>
          </table:table-cell>
          <table:table-cell office:value-type="float" office:value="0.23" calcext:value-type="float">
            <text:p>0.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ysithea 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JUP300</text:p>
          </table:table-cell>
          <table:table-cell office:value-type="date" office:date-value="1900-01-08" calcext:value-type="date">
            <text:p>08/01/00</text:p>
          </table:table-cell>
          <table:table-cell office:value-type="date" office:date-value="2099-12-30" calcext:value-type="date">
            <text:p>30/12/99</text:p>
          </table:table-cell>
          <table:table-cell office:value-type="float" office:value="300" calcext:value-type="float">
            <text:p>300</text:p>
          </table:table-cell>
          <table:table-cell office:value-type="float" office:value="800" calcext:value-type="float">
            <text:p>800</text:p>
          </table:table-cell>
          <table:table-cell office:value-type="float" office:value="400" calcext:value-type="float">
            <text:p>400</text:p>
          </table:table-cell>
          <table:table-cell office:value-type="float" office:value="15" calcext:value-type="float">
            <text:p>15</text:p>
          </table:table-cell>
          <table:table-cell office:value-type="float" office:value="0.28" calcext:value-type="float">
            <text:p>0.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rme 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JUP300</text:p>
          </table:table-cell>
          <table:table-cell office:value-type="date" office:date-value="1900-01-08" calcext:value-type="date">
            <text:p>08/01/00</text:p>
          </table:table-cell>
          <table:table-cell office:value-type="date" office:date-value="2099-12-30" calcext:value-type="date">
            <text:p>30/12/99</text:p>
          </table:table-cell>
          <table:table-cell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  <table:table-cell office:value-type="float" office:value="300" calcext:value-type="float">
            <text:p>300</text:p>
          </table:table-cell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nanke 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JUP300</text:p>
          </table:table-cell>
          <table:table-cell office:value-type="date" office:date-value="1900-01-08" calcext:value-type="date">
            <text:p>08/01/00</text:p>
          </table:table-cell>
          <table:table-cell office:value-type="date" office:date-value="2099-12-30" calcext:value-type="date">
            <text:p>30/12/99</text:p>
          </table:table-cell>
          <table:table-cell office:value-type="float" office:value="350" calcext:value-type="float">
            <text:p>350</text:p>
          </table:table-cell>
          <table:table-cell office:value-type="float" office:value="900" calcext:value-type="float">
            <text:p>900</text:p>
          </table:table-cell>
          <table:table-cell office:value-type="float" office:value="400" calcext:value-type="float">
            <text:p>400</text:p>
          </table:table-cell>
          <table:table-cell office:value-type="float" office:value="60" calcext:value-type="float">
            <text:p>60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eda 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JUP300</text:p>
          </table:table-cell>
          <table:table-cell office:value-type="date" office:date-value="1900-01-08" calcext:value-type="date">
            <text:p>08/01/00</text:p>
          </table:table-cell>
          <table:table-cell office:value-type="date" office:date-value="2099-12-30" calcext:value-type="date">
            <text:p>30/12/9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llirrhoe 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JUP300</text:p>
          </table:table-cell>
          <table:table-cell office:value-type="date" office:date-value="1900-01-08" calcext:value-type="date">
            <text:p>08/01/00</text:p>
          </table:table-cell>
          <table:table-cell office:value-type="date" office:date-value="2099-12-30" calcext:value-type="date">
            <text:p>30/12/99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30.0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hemisto 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JUP300</text:p>
          </table:table-cell>
          <table:table-cell office:value-type="date" office:date-value="1900-01-08" calcext:value-type="date">
            <text:p>08/01/00</text:p>
          </table:table-cell>
          <table:table-cell office:value-type="date" office:date-value="2099-12-30" calcext:value-type="date">
            <text:p>30/12/99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30.0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gaclite 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JUP300</text:p>
          </table:table-cell>
          <table:table-cell office:value-type="date" office:date-value="1900-01-08" calcext:value-type="date">
            <text:p>08/01/00</text:p>
          </table:table-cell>
          <table:table-cell office:value-type="date" office:date-value="2099-12-30" calcext:value-type="date">
            <text:p>30/12/99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30.0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aygete 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JUP300</text:p>
          </table:table-cell>
          <table:table-cell office:value-type="date" office:date-value="1900-01-08" calcext:value-type="date">
            <text:p>08/01/00</text:p>
          </table:table-cell>
          <table:table-cell office:value-type="date" office:date-value="2099-12-30" calcext:value-type="date">
            <text:p>30/12/99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30.0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haldene 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JUP300</text:p>
          </table:table-cell>
          <table:table-cell office:value-type="date" office:date-value="1900-01-08" calcext:value-type="date">
            <text:p>08/01/00</text:p>
          </table:table-cell>
          <table:table-cell office:value-type="date" office:date-value="2099-12-30" calcext:value-type="date">
            <text:p>30/12/99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30.0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arpalyke 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JUP300</text:p>
          </table:table-cell>
          <table:table-cell office:value-type="date" office:date-value="1900-01-08" calcext:value-type="date">
            <text:p>08/01/00</text:p>
          </table:table-cell>
          <table:table-cell office:value-type="date" office:date-value="2099-12-30" calcext:value-type="date">
            <text:p>30/12/99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30.0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alyke 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JUP300</text:p>
          </table:table-cell>
          <table:table-cell office:value-type="date" office:date-value="1900-01-08" calcext:value-type="date">
            <text:p>08/01/00</text:p>
          </table:table-cell>
          <table:table-cell office:value-type="date" office:date-value="2099-12-30" calcext:value-type="date">
            <text:p>30/12/99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30.0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ocaste 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JUP300</text:p>
          </table:table-cell>
          <table:table-cell office:value-type="date" office:date-value="1900-01-08" calcext:value-type="date">
            <text:p>08/01/00</text:p>
          </table:table-cell>
          <table:table-cell office:value-type="date" office:date-value="2099-12-30" calcext:value-type="date">
            <text:p>30/12/99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30.0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rinome 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JUP300</text:p>
          </table:table-cell>
          <table:table-cell office:value-type="date" office:date-value="1900-01-08" calcext:value-type="date">
            <text:p>08/01/00</text:p>
          </table:table-cell>
          <table:table-cell office:value-type="date" office:date-value="2099-12-30" calcext:value-type="date">
            <text:p>30/12/99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30.0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sonoe 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JUP300</text:p>
          </table:table-cell>
          <table:table-cell office:value-type="date" office:date-value="1900-01-08" calcext:value-type="date">
            <text:p>08/01/00</text:p>
          </table:table-cell>
          <table:table-cell office:value-type="date" office:date-value="2099-12-30" calcext:value-type="date">
            <text:p>30/12/99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30.0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axidike 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JUP300</text:p>
          </table:table-cell>
          <table:table-cell office:value-type="date" office:date-value="1900-01-08" calcext:value-type="date">
            <text:p>08/01/00</text:p>
          </table:table-cell>
          <table:table-cell office:value-type="date" office:date-value="2099-12-30" calcext:value-type="date">
            <text:p>30/12/99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30.0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utonoe 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JUP300</text:p>
          </table:table-cell>
          <table:table-cell office:value-type="date" office:date-value="1900-01-08" calcext:value-type="date">
            <text:p>08/01/00</text:p>
          </table:table-cell>
          <table:table-cell office:value-type="date" office:date-value="2099-12-30" calcext:value-type="date">
            <text:p>30/12/99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60.0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hyone 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JUP300</text:p>
          </table:table-cell>
          <table:table-cell office:value-type="date" office:date-value="1900-01-08" calcext:value-type="date">
            <text:p>08/01/00</text:p>
          </table:table-cell>
          <table:table-cell office:value-type="date" office:date-value="2099-12-30" calcext:value-type="date">
            <text:p>30/12/99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60.0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ermippe 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JUP300</text:p>
          </table:table-cell>
          <table:table-cell office:value-type="date" office:date-value="1900-01-08" calcext:value-type="date">
            <text:p>08/01/00</text:p>
          </table:table-cell>
          <table:table-cell office:value-type="date" office:date-value="2099-12-30" calcext:value-type="date">
            <text:p>30/12/99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60.0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itne 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JUP300</text:p>
          </table:table-cell>
          <table:table-cell office:value-type="date" office:date-value="1900-01-08" calcext:value-type="date">
            <text:p>08/01/00</text:p>
          </table:table-cell>
          <table:table-cell office:value-type="date" office:date-value="2099-12-30" calcext:value-type="date">
            <text:p>30/12/99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60.0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urydome 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JUP300</text:p>
          </table:table-cell>
          <table:table-cell office:value-type="date" office:date-value="1900-01-08" calcext:value-type="date">
            <text:p>08/01/00</text:p>
          </table:table-cell>
          <table:table-cell office:value-type="date" office:date-value="2099-12-30" calcext:value-type="date">
            <text:p>30/12/99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60.0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uanthe 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JUP300</text:p>
          </table:table-cell>
          <table:table-cell office:value-type="date" office:date-value="1900-01-08" calcext:value-type="date">
            <text:p>08/01/00</text:p>
          </table:table-cell>
          <table:table-cell office:value-type="date" office:date-value="2099-12-30" calcext:value-type="date">
            <text:p>30/12/99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60.0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uporie 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JUP300</text:p>
          </table:table-cell>
          <table:table-cell office:value-type="date" office:date-value="1900-01-08" calcext:value-type="date">
            <text:p>08/01/00</text:p>
          </table:table-cell>
          <table:table-cell office:value-type="date" office:date-value="2099-12-30" calcext:value-type="date">
            <text:p>30/12/99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60.0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rthosie 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JUP300</text:p>
          </table:table-cell>
          <table:table-cell office:value-type="date" office:date-value="1900-01-08" calcext:value-type="date">
            <text:p>08/01/00</text:p>
          </table:table-cell>
          <table:table-cell office:value-type="date" office:date-value="2099-12-30" calcext:value-type="date">
            <text:p>30/12/99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60.0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ponde 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JUP300</text:p>
          </table:table-cell>
          <table:table-cell office:value-type="date" office:date-value="1900-01-08" calcext:value-type="date">
            <text:p>08/01/00</text:p>
          </table:table-cell>
          <table:table-cell office:value-type="date" office:date-value="2099-12-30" calcext:value-type="date">
            <text:p>30/12/99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60.0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ale 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JUP300</text:p>
          </table:table-cell>
          <table:table-cell office:value-type="date" office:date-value="1900-01-08" calcext:value-type="date">
            <text:p>08/01/00</text:p>
          </table:table-cell>
          <table:table-cell office:value-type="date" office:date-value="2099-12-30" calcext:value-type="date">
            <text:p>30/12/99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60.0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sithee 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JUP300</text:p>
          </table:table-cell>
          <table:table-cell office:value-type="date" office:date-value="1900-01-08" calcext:value-type="date">
            <text:p>08/01/00</text:p>
          </table:table-cell>
          <table:table-cell office:value-type="date" office:date-value="2099-12-30" calcext:value-type="date">
            <text:p>30/12/99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60.0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egemone 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JUP300</text:p>
          </table:table-cell>
          <table:table-cell office:value-type="date" office:date-value="1900-01-08" calcext:value-type="date">
            <text:p>08/01/00</text:p>
          </table:table-cell>
          <table:table-cell office:value-type="date" office:date-value="2099-12-30" calcext:value-type="date">
            <text:p>30/12/99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60.0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neme 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JUP300</text:p>
          </table:table-cell>
          <table:table-cell office:value-type="date" office:date-value="1900-01-08" calcext:value-type="date">
            <text:p>08/01/00</text:p>
          </table:table-cell>
          <table:table-cell office:value-type="date" office:date-value="2099-12-30" calcext:value-type="date">
            <text:p>30/12/99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60.0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oede 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JUP300</text:p>
          </table:table-cell>
          <table:table-cell office:value-type="date" office:date-value="1900-01-08" calcext:value-type="date">
            <text:p>08/01/00</text:p>
          </table:table-cell>
          <table:table-cell office:value-type="date" office:date-value="2099-12-30" calcext:value-type="date">
            <text:p>30/12/99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60.0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helxinoe 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JUP300</text:p>
          </table:table-cell>
          <table:table-cell office:value-type="date" office:date-value="1900-01-08" calcext:value-type="date">
            <text:p>08/01/00</text:p>
          </table:table-cell>
          <table:table-cell office:value-type="date" office:date-value="2099-12-30" calcext:value-type="date">
            <text:p>30/12/99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60.0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rche 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JUP300</text:p>
          </table:table-cell>
          <table:table-cell office:value-type="date" office:date-value="1900-01-08" calcext:value-type="date">
            <text:p>08/01/00</text:p>
          </table:table-cell>
          <table:table-cell office:value-type="date" office:date-value="2099-12-30" calcext:value-type="date">
            <text:p>30/12/99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60.0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allichore 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JUP300</text:p>
          </table:table-cell>
          <table:table-cell office:value-type="date" office:date-value="1900-01-08" calcext:value-type="date">
            <text:p>08/01/00</text:p>
          </table:table-cell>
          <table:table-cell office:value-type="date" office:date-value="2099-12-30" calcext:value-type="date">
            <text:p>30/12/99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60.0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elike 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JUP300</text:p>
          </table:table-cell>
          <table:table-cell office:value-type="date" office:date-value="1900-01-08" calcext:value-type="date">
            <text:p>08/01/00</text:p>
          </table:table-cell>
          <table:table-cell office:value-type="date" office:date-value="2099-12-30" calcext:value-type="date">
            <text:p>30/12/99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60.0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rpo 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JUP300</text:p>
          </table:table-cell>
          <table:table-cell office:value-type="date" office:date-value="1900-01-08" calcext:value-type="date">
            <text:p>08/01/00</text:p>
          </table:table-cell>
          <table:table-cell office:value-type="date" office:date-value="2099-12-30" calcext:value-type="date">
            <text:p>30/12/99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60.0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ukelade 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JUP300</text:p>
          </table:table-cell>
          <table:table-cell office:value-type="date" office:date-value="1900-01-08" calcext:value-type="date">
            <text:p>08/01/00</text:p>
          </table:table-cell>
          <table:table-cell office:value-type="date" office:date-value="2099-12-30" calcext:value-type="date">
            <text:p>30/12/99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60.0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yllene 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JUP300</text:p>
          </table:table-cell>
          <table:table-cell office:value-type="date" office:date-value="1900-01-08" calcext:value-type="date">
            <text:p>08/01/00</text:p>
          </table:table-cell>
          <table:table-cell office:value-type="date" office:date-value="2099-12-30" calcext:value-type="date">
            <text:p>30/12/99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60.0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ore 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JUP300</text:p>
          </table:table-cell>
          <table:table-cell office:value-type="date" office:date-value="1900-01-08" calcext:value-type="date">
            <text:p>08/01/00</text:p>
          </table:table-cell>
          <table:table-cell office:value-type="date" office:date-value="2099-12-30" calcext:value-type="date">
            <text:p>30/12/99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60.0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erse 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JUP300</text:p>
          </table:table-cell>
          <table:table-cell office:value-type="date" office:date-value="1900-01-08" calcext:value-type="date">
            <text:p>08/01/00</text:p>
          </table:table-cell>
          <table:table-cell office:value-type="date" office:date-value="2099-12-30" calcext:value-type="date">
            <text:p>30/12/99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60.0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Jovian Irregular Satellites (continued)</text:p>
          </table:table-cell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Sat. </text:p>
          </table:table-cell>
          <table:table-cell office:value-type="string" calcext:value-type="string">
            <text:p>Code </text:p>
          </table:table-cell>
          <table:table-cell office:value-type="string" calcext:value-type="string">
            <text:p>Ephem </text:p>
          </table:table-cell>
          <table:table-cell table:style-name="Default" office:value-type="string" calcext:value-type="string">
            <text:p>Start Time </text:p>
          </table:table-cell>
          <table:table-cell table:style-name="Default" office:value-type="string" calcext:value-type="string">
            <text:p>Stop Time 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km) </text:p>
          </table:table-cell>
          <table:table-cell office:value-type="string" calcext:value-type="string">
            <text:p>T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(km) </text:p>
          </table:table-cell>
          <table:table-cell office:value-type="string" calcext:value-type="string">
            <text:p>N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(km) </text:p>
          </table:table-cell>
          <table:table-cell office:value-type="string" calcext:value-type="string">
            <text:p>P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(s) </text:p>
          </table:table-cell>
          <table:table-cell office:value-type="string" calcext:value-type="string">
            <text:p>RA/Dec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(arcsec) </text:p>
          </table:table-cell>
          <table:table-cell office:value-type="string" calcext:value-type="string">
            <text:p>Ref.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S/2000 J 11</text:p>
          </table:table-cell>
          <table:table-cell office:value-type="float" office:value="55076" calcext:value-type="float">
            <text:p>55076</text:p>
          </table:table-cell>
          <table:table-cell office:value-type="string" calcext:value-type="string">
            <text:p>JUP300</text:p>
          </table:table-cell>
          <table:table-cell office:value-type="date" office:date-value="1900-01-08" calcext:value-type="date">
            <text:p>08/01/00</text:p>
          </table:table-cell>
          <table:table-cell office:value-type="date" office:date-value="2099-12-30" calcext:value-type="date">
            <text:p>30/12/99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60.0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/2003 J 2 </text:p>
          </table:table-cell>
          <table:table-cell office:value-type="float" office:value="55060" calcext:value-type="float">
            <text:p>55060</text:p>
          </table:table-cell>
          <table:table-cell office:value-type="string" calcext:value-type="string">
            <text:p>JUP300</text:p>
          </table:table-cell>
          <table:table-cell office:value-type="date" office:date-value="1900-01-08" calcext:value-type="date">
            <text:p>08/01/00</text:p>
          </table:table-cell>
          <table:table-cell office:value-type="date" office:date-value="2099-12-30" calcext:value-type="date">
            <text:p>30/12/99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60.0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/2003 J 3 </text:p>
          </table:table-cell>
          <table:table-cell office:value-type="float" office:value="55061" calcext:value-type="float">
            <text:p>55061</text:p>
          </table:table-cell>
          <table:table-cell office:value-type="string" calcext:value-type="string">
            <text:p>JUP300</text:p>
          </table:table-cell>
          <table:table-cell office:value-type="date" office:date-value="1900-01-08" calcext:value-type="date">
            <text:p>08/01/00</text:p>
          </table:table-cell>
          <table:table-cell office:value-type="date" office:date-value="2099-12-30" calcext:value-type="date">
            <text:p>30/12/99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60.0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/2003 J 4 </text:p>
          </table:table-cell>
          <table:table-cell office:value-type="float" office:value="55062" calcext:value-type="float">
            <text:p>55062</text:p>
          </table:table-cell>
          <table:table-cell office:value-type="string" calcext:value-type="string">
            <text:p>JUP300</text:p>
          </table:table-cell>
          <table:table-cell office:value-type="date" office:date-value="1900-01-08" calcext:value-type="date">
            <text:p>08/01/00</text:p>
          </table:table-cell>
          <table:table-cell office:value-type="date" office:date-value="2099-12-30" calcext:value-type="date">
            <text:p>30/12/99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60.0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/2003 J 5 </text:p>
          </table:table-cell>
          <table:table-cell office:value-type="float" office:value="55063" calcext:value-type="float">
            <text:p>55063</text:p>
          </table:table-cell>
          <table:table-cell office:value-type="string" calcext:value-type="string">
            <text:p>JUP300</text:p>
          </table:table-cell>
          <table:table-cell office:value-type="date" office:date-value="1900-01-08" calcext:value-type="date">
            <text:p>08/01/00</text:p>
          </table:table-cell>
          <table:table-cell office:value-type="date" office:date-value="2099-12-30" calcext:value-type="date">
            <text:p>30/12/99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60.0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/2003 J 9 </text:p>
          </table:table-cell>
          <table:table-cell office:value-type="float" office:value="55064" calcext:value-type="float">
            <text:p>55064</text:p>
          </table:table-cell>
          <table:table-cell office:value-type="string" calcext:value-type="string">
            <text:p>JUP300</text:p>
          </table:table-cell>
          <table:table-cell office:value-type="date" office:date-value="1900-01-08" calcext:value-type="date">
            <text:p>08/01/00</text:p>
          </table:table-cell>
          <table:table-cell office:value-type="date" office:date-value="2099-12-30" calcext:value-type="date">
            <text:p>30/12/99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60.0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/2003 J 10</text:p>
          </table:table-cell>
          <table:table-cell office:value-type="float" office:value="55065" calcext:value-type="float">
            <text:p>55065</text:p>
          </table:table-cell>
          <table:table-cell office:value-type="string" calcext:value-type="string">
            <text:p>JUP300</text:p>
          </table:table-cell>
          <table:table-cell office:value-type="date" office:date-value="1900-01-08" calcext:value-type="date">
            <text:p>08/01/00</text:p>
          </table:table-cell>
          <table:table-cell office:value-type="date" office:date-value="2099-12-30" calcext:value-type="date">
            <text:p>30/12/99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60.0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/2003 J 12</text:p>
          </table:table-cell>
          <table:table-cell office:value-type="float" office:value="55066" calcext:value-type="float">
            <text:p>55066</text:p>
          </table:table-cell>
          <table:table-cell office:value-type="string" calcext:value-type="string">
            <text:p>JUP300</text:p>
          </table:table-cell>
          <table:table-cell office:value-type="date" office:date-value="1900-01-08" calcext:value-type="date">
            <text:p>08/01/00</text:p>
          </table:table-cell>
          <table:table-cell office:value-type="date" office:date-value="2099-12-30" calcext:value-type="date">
            <text:p>30/12/99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60.0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/2003 J 15</text:p>
          </table:table-cell>
          <table:table-cell office:value-type="float" office:value="55067" calcext:value-type="float">
            <text:p>55067</text:p>
          </table:table-cell>
          <table:table-cell office:value-type="string" calcext:value-type="string">
            <text:p>JUP300</text:p>
          </table:table-cell>
          <table:table-cell office:value-type="date" office:date-value="1900-01-08" calcext:value-type="date">
            <text:p>08/01/00</text:p>
          </table:table-cell>
          <table:table-cell office:value-type="date" office:date-value="2099-12-30" calcext:value-type="date">
            <text:p>30/12/99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60.0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/2003 J 16</text:p>
          </table:table-cell>
          <table:table-cell office:value-type="float" office:value="55068" calcext:value-type="float">
            <text:p>55068</text:p>
          </table:table-cell>
          <table:table-cell office:value-type="string" calcext:value-type="string">
            <text:p>JUP300</text:p>
          </table:table-cell>
          <table:table-cell office:value-type="date" office:date-value="1900-01-08" calcext:value-type="date">
            <text:p>08/01/00</text:p>
          </table:table-cell>
          <table:table-cell office:value-type="date" office:date-value="2099-12-30" calcext:value-type="date">
            <text:p>30/12/99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60.0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/2003 J 18</text:p>
          </table:table-cell>
          <table:table-cell office:value-type="float" office:value="55069" calcext:value-type="float">
            <text:p>55069</text:p>
          </table:table-cell>
          <table:table-cell office:value-type="string" calcext:value-type="string">
            <text:p>JUP300</text:p>
          </table:table-cell>
          <table:table-cell office:value-type="date" office:date-value="1900-01-08" calcext:value-type="date">
            <text:p>08/01/00</text:p>
          </table:table-cell>
          <table:table-cell office:value-type="date" office:date-value="2099-12-30" calcext:value-type="date">
            <text:p>30/12/99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60.0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/2003 J 19</text:p>
          </table:table-cell>
          <table:table-cell office:value-type="float" office:value="55070" calcext:value-type="float">
            <text:p>55070</text:p>
          </table:table-cell>
          <table:table-cell office:value-type="string" calcext:value-type="string">
            <text:p>JUP300</text:p>
          </table:table-cell>
          <table:table-cell office:value-type="date" office:date-value="1900-01-08" calcext:value-type="date">
            <text:p>08/01/00</text:p>
          </table:table-cell>
          <table:table-cell office:value-type="date" office:date-value="2099-12-30" calcext:value-type="date">
            <text:p>30/12/99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60.0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/2003 J 23</text:p>
          </table:table-cell>
          <table:table-cell office:value-type="float" office:value="55071" calcext:value-type="float">
            <text:p>55071</text:p>
          </table:table-cell>
          <table:table-cell office:value-type="string" calcext:value-type="string">
            <text:p>JUP300</text:p>
          </table:table-cell>
          <table:table-cell office:value-type="date" office:date-value="1900-01-08" calcext:value-type="date">
            <text:p>08/01/00</text:p>
          </table:table-cell>
          <table:table-cell office:value-type="date" office:date-value="2099-12-30" calcext:value-type="date">
            <text:p>30/12/99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60.0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/2010 J 1 </text:p>
          </table:table-cell>
          <table:table-cell office:value-type="float" office:value="55072" calcext:value-type="float">
            <text:p>55072</text:p>
          </table:table-cell>
          <table:table-cell office:value-type="string" calcext:value-type="string">
            <text:p>JUP300</text:p>
          </table:table-cell>
          <table:table-cell office:value-type="date" office:date-value="1900-01-08" calcext:value-type="date">
            <text:p>08/01/00</text:p>
          </table:table-cell>
          <table:table-cell office:value-type="date" office:date-value="2099-12-30" calcext:value-type="date">
            <text:p>30/12/99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60.0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/2010 J 2 </text:p>
          </table:table-cell>
          <table:table-cell office:value-type="float" office:value="55073" calcext:value-type="float">
            <text:p>55073</text:p>
          </table:table-cell>
          <table:table-cell office:value-type="string" calcext:value-type="string">
            <text:p>JUP300</text:p>
          </table:table-cell>
          <table:table-cell office:value-type="date" office:date-value="1900-01-08" calcext:value-type="date">
            <text:p>08/01/00</text:p>
          </table:table-cell>
          <table:table-cell office:value-type="date" office:date-value="2099-12-30" calcext:value-type="date">
            <text:p>30/12/99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60.0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/2011 J 1 </text:p>
          </table:table-cell>
          <table:table-cell office:value-type="float" office:value="55074" calcext:value-type="float">
            <text:p>55074</text:p>
          </table:table-cell>
          <table:table-cell office:value-type="string" calcext:value-type="string">
            <text:p>JUP300</text:p>
          </table:table-cell>
          <table:table-cell office:value-type="date" office:date-value="1900-01-08" calcext:value-type="date">
            <text:p>08/01/00</text:p>
          </table:table-cell>
          <table:table-cell office:value-type="date" office:date-value="2099-12-30" calcext:value-type="date">
            <text:p>30/12/99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60.0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/2011 J 2 </text:p>
          </table:table-cell>
          <table:table-cell office:value-type="float" office:value="55075" calcext:value-type="float">
            <text:p>55075</text:p>
          </table:table-cell>
          <table:table-cell office:value-type="string" calcext:value-type="string">
            <text:p>JUP300</text:p>
          </table:table-cell>
          <table:table-cell office:value-type="date" office:date-value="1900-01-08" calcext:value-type="date">
            <text:p>08/01/00</text:p>
          </table:table-cell>
          <table:table-cell office:value-type="date" office:date-value="2099-12-30" calcext:value-type="date">
            <text:p>30/12/99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60.0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Saturnian Regular Satellites</text:p>
          </table:table-cell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Sat. </text:p>
          </table:table-cell>
          <table:table-cell office:value-type="string" calcext:value-type="string">
            <text:p>Code </text:p>
          </table:table-cell>
          <table:table-cell office:value-type="string" calcext:value-type="string">
            <text:p>Ephem </text:p>
          </table:table-cell>
          <table:table-cell table:style-name="Default" office:value-type="string" calcext:value-type="string">
            <text:p>Start Time </text:p>
          </table:table-cell>
          <table:table-cell table:style-name="Default" office:value-type="string" calcext:value-type="string">
            <text:p>Stop Time 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km) </text:p>
          </table:table-cell>
          <table:table-cell office:value-type="string" calcext:value-type="string">
            <text:p>T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(km) </text:p>
          </table:table-cell>
          <table:table-cell office:value-type="string" calcext:value-type="string">
            <text:p>N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(km) </text:p>
          </table:table-cell>
          <table:table-cell office:value-type="string" calcext:value-type="string">
            <text:p>P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(s) </text:p>
          </table:table-cell>
          <table:table-cell office:value-type="string" calcext:value-type="string">
            <text:p>RA/Dec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(arcsec) </text:p>
          </table:table-cell>
          <table:table-cell office:value-type="string" calcext:value-type="string">
            <text:p>Ref.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Mimas 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SAT359</text:p>
          </table:table-cell>
          <table:table-cell office:value-type="date" office:date-value="1800-01-07" calcext:value-type="date">
            <text:p>07/01/00</text:p>
          </table:table-cell>
          <table:table-cell office:value-type="date" office:date-value="2200-01-16" calcext:value-type="date">
            <text:p>16/01/0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office:value-type="float" office:value="0.009" calcext:value-type="float">
            <text:p>0.0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nceladus 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SAT359</text:p>
          </table:table-cell>
          <table:table-cell office:value-type="date" office:date-value="1800-01-07" calcext:value-type="date">
            <text:p>07/01/00</text:p>
          </table:table-cell>
          <table:table-cell office:value-type="date" office:date-value="2200-01-16" calcext:value-type="date">
            <text:p>16/01/0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office:value-type="float" office:value="0.004" calcext:value-type="float">
            <text:p>0.0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ethys 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SAT359</text:p>
          </table:table-cell>
          <table:table-cell office:value-type="date" office:date-value="1800-01-07" calcext:value-type="date">
            <text:p>07/01/00</text:p>
          </table:table-cell>
          <table:table-cell office:value-type="date" office:date-value="2200-01-16" calcext:value-type="date">
            <text:p>16/01/0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office:value-type="float" office:value="0.009" calcext:value-type="float">
            <text:p>0.0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ione 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SAT359</text:p>
          </table:table-cell>
          <table:table-cell office:value-type="date" office:date-value="1800-01-07" calcext:value-type="date">
            <text:p>07/01/00</text:p>
          </table:table-cell>
          <table:table-cell office:value-type="date" office:date-value="2200-01-16" calcext:value-type="date">
            <text:p>16/01/0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office:value-type="float" office:value="0.004" calcext:value-type="float">
            <text:p>0.0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hea 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SAT359</text:p>
          </table:table-cell>
          <table:table-cell office:value-type="date" office:date-value="1800-01-07" calcext:value-type="date">
            <text:p>07/01/00</text:p>
          </table:table-cell>
          <table:table-cell office:value-type="date" office:date-value="2200-01-16" calcext:value-type="date">
            <text:p>16/01/0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office:value-type="float" office:value="0.004" calcext:value-type="float">
            <text:p>0.0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tan 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SAT359</text:p>
          </table:table-cell>
          <table:table-cell office:value-type="date" office:date-value="1800-01-07" calcext:value-type="date">
            <text:p>07/01/00</text:p>
          </table:table-cell>
          <table:table-cell office:value-type="date" office:date-value="2200-01-16" calcext:value-type="date">
            <text:p>16/01/0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office:value-type="float" office:value="0.002" calcext:value-type="float">
            <text:p>0.0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yperion 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SAT359</text:p>
          </table:table-cell>
          <table:table-cell office:value-type="date" office:date-value="1800-01-07" calcext:value-type="date">
            <text:p>07/01/00</text:p>
          </table:table-cell>
          <table:table-cell office:value-type="date" office:date-value="2200-01-16" calcext:value-type="date">
            <text:p>16/01/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office:value-type="float" office:value="0.017" calcext:value-type="float">
            <text:p>0.0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apetus 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SAT359</text:p>
          </table:table-cell>
          <table:table-cell office:value-type="date" office:date-value="1800-01-07" calcext:value-type="date">
            <text:p>07/01/00</text:p>
          </table:table-cell>
          <table:table-cell office:value-type="date" office:date-value="2200-01-16" calcext:value-type="date">
            <text:p>16/01/0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office:value-type="float" office:value="0.004" calcext:value-type="float">
            <text:p>0.0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ethone 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SAT359</text:p>
          </table:table-cell>
          <table:table-cell office:value-type="date" office:date-value="1800-01-07" calcext:value-type="date">
            <text:p>07/01/00</text:p>
          </table:table-cell>
          <table:table-cell office:value-type="date" office:date-value="2200-01-16" calcext:value-type="date">
            <text:p>16/01/00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llene 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SAT357</text:p>
          </table:table-cell>
          <table:table-cell office:value-type="date" office:date-value="1949-12-28" calcext:value-type="date">
            <text:p>28/12/49</text:p>
          </table:table-cell>
          <table:table-cell office:value-type="date" office:date-value="2050-01-12" calcext:value-type="date">
            <text:p>12/01/50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nthe 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SAT357</text:p>
          </table:table-cell>
          <table:table-cell office:value-type="date" office:date-value="1949-12-28" calcext:value-type="date">
            <text:p>28/12/49</text:p>
          </table:table-cell>
          <table:table-cell office:value-type="date" office:date-value="2050-01-12" calcext:value-type="date">
            <text:p>12/01/50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egaeon 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SAT357</text:p>
          </table:table-cell>
          <table:table-cell office:value-type="date" office:date-value="1949-12-28" calcext:value-type="date">
            <text:p>28/12/49</text:p>
          </table:table-cell>
          <table:table-cell office:value-type="date" office:date-value="2050-01-12" calcext:value-type="date">
            <text:p>12/01/50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Saturnian Librating Satellites</text:p>
          </table:table-cell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Sat. </text:p>
          </table:table-cell>
          <table:table-cell office:value-type="string" calcext:value-type="string">
            <text:p>Code </text:p>
          </table:table-cell>
          <table:table-cell office:value-type="string" calcext:value-type="string">
            <text:p>Ephem </text:p>
          </table:table-cell>
          <table:table-cell table:style-name="Default" office:value-type="string" calcext:value-type="string">
            <text:p>Start Time </text:p>
          </table:table-cell>
          <table:table-cell table:style-name="Default" office:value-type="string" calcext:value-type="string">
            <text:p>Stop Time 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km) </text:p>
          </table:table-cell>
          <table:table-cell office:value-type="string" calcext:value-type="string">
            <text:p>T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(km) </text:p>
          </table:table-cell>
          <table:table-cell office:value-type="string" calcext:value-type="string">
            <text:p>N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(km) </text:p>
          </table:table-cell>
          <table:table-cell office:value-type="string" calcext:value-type="string">
            <text:p>P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(s) </text:p>
          </table:table-cell>
          <table:table-cell office:value-type="string" calcext:value-type="string">
            <text:p>RA/Dec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(arcsec) </text:p>
          </table:table-cell>
          <table:table-cell office:value-type="string" calcext:value-type="string">
            <text:p>Ref.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Helene 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SAT359</text:p>
          </table:table-cell>
          <table:table-cell office:value-type="date" office:date-value="1800-01-07" calcext:value-type="date">
            <text:p>07/01/00</text:p>
          </table:table-cell>
          <table:table-cell office:value-type="date" office:date-value="2200-01-16" calcext:value-type="date">
            <text:p>16/01/0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office:value-type="float" office:value="0.004" calcext:value-type="float">
            <text:p>0.0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elesto 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SAT359</text:p>
          </table:table-cell>
          <table:table-cell office:value-type="date" office:date-value="1800-01-07" calcext:value-type="date">
            <text:p>07/01/00</text:p>
          </table:table-cell>
          <table:table-cell office:value-type="date" office:date-value="2200-01-16" calcext:value-type="date">
            <text:p>16/01/00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office:value-type="float" office:value="0.013" calcext:value-type="float">
            <text:p>0.0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lypso 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SAT359</text:p>
          </table:table-cell>
          <table:table-cell office:value-type="date" office:date-value="1800-01-07" calcext:value-type="date">
            <text:p>07/01/00</text:p>
          </table:table-cell>
          <table:table-cell office:value-type="date" office:date-value="2200-01-16" calcext:value-type="date">
            <text:p>16/01/00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office:value-type="float" office:value="0.013" calcext:value-type="float">
            <text:p>0.0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olydeuces 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SAT357</text:p>
          </table:table-cell>
          <table:table-cell office:value-type="date" office:date-value="1949-12-28" calcext:value-type="date">
            <text:p>28/12/49</text:p>
          </table:table-cell>
          <table:table-cell office:value-type="date" office:date-value="2050-01-12" calcext:value-type="date">
            <text:p>12/01/50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Saturnian Inner Satellites</text:p>
          </table:table-cell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Sat. </text:p>
          </table:table-cell>
          <table:table-cell office:value-type="string" calcext:value-type="string">
            <text:p>Code </text:p>
          </table:table-cell>
          <table:table-cell office:value-type="string" calcext:value-type="string">
            <text:p>Ephem </text:p>
          </table:table-cell>
          <table:table-cell table:style-name="Default" office:value-type="string" calcext:value-type="string">
            <text:p>Start Time </text:p>
          </table:table-cell>
          <table:table-cell table:style-name="Default" office:value-type="string" calcext:value-type="string">
            <text:p>Stop Time 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km) </text:p>
          </table:table-cell>
          <table:table-cell office:value-type="string" calcext:value-type="string">
            <text:p>T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(km) </text:p>
          </table:table-cell>
          <table:table-cell office:value-type="string" calcext:value-type="string">
            <text:p>N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(km) </text:p>
          </table:table-cell>
          <table:table-cell office:value-type="string" calcext:value-type="string">
            <text:p>P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(s) </text:p>
          </table:table-cell>
          <table:table-cell office:value-type="string" calcext:value-type="string">
            <text:p>RA/Dec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(arcsec) </text:p>
          </table:table-cell>
          <table:table-cell office:value-type="string" calcext:value-type="string">
            <text:p>Ref.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Janus 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SAT357</text:p>
          </table:table-cell>
          <table:table-cell office:value-type="date" office:date-value="1949-12-28" calcext:value-type="date">
            <text:p>28/12/49</text:p>
          </table:table-cell>
          <table:table-cell office:value-type="date" office:date-value="2050-01-12" calcext:value-type="date">
            <text:p>12/01/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office:value-type="float" office:value="0.01" calcext:value-type="float">
            <text:p>0.0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pimetheus 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SAT357</text:p>
          </table:table-cell>
          <table:table-cell office:value-type="date" office:date-value="1949-12-28" calcext:value-type="date">
            <text:p>28/12/49</text:p>
          </table:table-cell>
          <table:table-cell office:value-type="date" office:date-value="2050-01-12" calcext:value-type="date">
            <text:p>12/01/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office:value-type="float" office:value="0.01" calcext:value-type="float">
            <text:p>0.0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tlas 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SAT357</text:p>
          </table:table-cell>
          <table:table-cell office:value-type="date" office:date-value="1949-12-28" calcext:value-type="date">
            <text:p>28/12/49</text:p>
          </table:table-cell>
          <table:table-cell office:value-type="date" office:date-value="2050-01-12" calcext:value-type="date">
            <text:p>12/01/50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office:value-type="float" office:value="0.04" calcext:value-type="float">
            <text:p>0.0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ometheus 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SAT357</text:p>
          </table:table-cell>
          <table:table-cell office:value-type="date" office:date-value="1949-12-28" calcext:value-type="date">
            <text:p>28/12/49</text:p>
          </table:table-cell>
          <table:table-cell office:value-type="date" office:date-value="2050-01-12" calcext:value-type="date">
            <text:p>12/01/5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office:value-type="float" office:value="0.02" calcext:value-type="float">
            <text:p>0.0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andora 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SAT357</text:p>
          </table:table-cell>
          <table:table-cell office:value-type="date" office:date-value="1949-12-28" calcext:value-type="date">
            <text:p>28/12/49</text:p>
          </table:table-cell>
          <table:table-cell office:value-type="date" office:date-value="2050-01-12" calcext:value-type="date">
            <text:p>12/01/5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office:value-type="float" office:value="0.02" calcext:value-type="float">
            <text:p>0.0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an 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SAT357</text:p>
          </table:table-cell>
          <table:table-cell office:value-type="date" office:date-value="1949-12-28" calcext:value-type="date">
            <text:p>28/12/49</text:p>
          </table:table-cell>
          <table:table-cell office:value-type="date" office:date-value="2050-01-12" calcext:value-type="date">
            <text:p>12/01/50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aphnis 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SAT357</text:p>
          </table:table-cell>
          <table:table-cell office:value-type="date" office:date-value="1949-12-28" calcext:value-type="date">
            <text:p>28/12/49</text:p>
          </table:table-cell>
          <table:table-cell office:value-type="date" office:date-value="2050-01-12" calcext:value-type="date">
            <text:p>12/01/50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Saturnian Irregular Satellites</text:p>
          </table:table-cell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Sat. </text:p>
          </table:table-cell>
          <table:table-cell office:value-type="string" calcext:value-type="string">
            <text:p>Code </text:p>
          </table:table-cell>
          <table:table-cell office:value-type="string" calcext:value-type="string">
            <text:p>Ephem </text:p>
          </table:table-cell>
          <table:table-cell table:style-name="Default" office:value-type="string" calcext:value-type="string">
            <text:p>Start Time </text:p>
          </table:table-cell>
          <table:table-cell table:style-name="Default" office:value-type="string" calcext:value-type="string">
            <text:p>Stop Time 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km) </text:p>
          </table:table-cell>
          <table:table-cell office:value-type="string" calcext:value-type="string">
            <text:p>T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(km) </text:p>
          </table:table-cell>
          <table:table-cell office:value-type="string" calcext:value-type="string">
            <text:p>N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(km) </text:p>
          </table:table-cell>
          <table:table-cell office:value-type="string" calcext:value-type="string">
            <text:p>P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(s) </text:p>
          </table:table-cell>
          <table:table-cell office:value-type="string" calcext:value-type="string">
            <text:p>RA/Dec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(arcsec) </text:p>
          </table:table-cell>
          <table:table-cell office:value-type="string" calcext:value-type="string">
            <text:p>Ref.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Phoebe 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SAT359</text:p>
          </table:table-cell>
          <table:table-cell office:value-type="date" office:date-value="1800-01-07" calcext:value-type="date">
            <text:p>07/01/00</text:p>
          </table:table-cell>
          <table:table-cell office:value-type="date" office:date-value="2200-01-16" calcext:value-type="date">
            <text:p>16/01/0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bd</text:p>
          </table:table-cell>
          <table:table-cell office:value-type="float" office:value="0.009" calcext:value-type="float">
            <text:p>0.0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Ymir 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SAT354</text:p>
          </table:table-cell>
          <table:table-cell office:value-type="date" office:date-value="1900-01-07" calcext:value-type="date">
            <text:p>07/01/00</text:p>
          </table:table-cell>
          <table:table-cell office:value-type="date" office:date-value="2100-01-02" calcext:value-type="date">
            <text:p>02/01/00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5.0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aaliaq 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SAT354</text:p>
          </table:table-cell>
          <table:table-cell office:value-type="date" office:date-value="1900-01-07" calcext:value-type="date">
            <text:p>07/01/00</text:p>
          </table:table-cell>
          <table:table-cell office:value-type="date" office:date-value="2100-01-02" calcext:value-type="date">
            <text:p>02/01/00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5.0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arvos 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SAT354</text:p>
          </table:table-cell>
          <table:table-cell office:value-type="date" office:date-value="1900-01-07" calcext:value-type="date">
            <text:p>07/01/00</text:p>
          </table:table-cell>
          <table:table-cell office:value-type="date" office:date-value="2100-01-02" calcext:value-type="date">
            <text:p>02/01/00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5.0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jiraq 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SAT354</text:p>
          </table:table-cell>
          <table:table-cell office:value-type="date" office:date-value="1900-01-07" calcext:value-type="date">
            <text:p>07/01/00</text:p>
          </table:table-cell>
          <table:table-cell office:value-type="date" office:date-value="2100-01-02" calcext:value-type="date">
            <text:p>02/01/00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5.0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ttungr 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SAT354</text:p>
          </table:table-cell>
          <table:table-cell office:value-type="date" office:date-value="1900-01-07" calcext:value-type="date">
            <text:p>07/01/00</text:p>
          </table:table-cell>
          <table:table-cell office:value-type="date" office:date-value="2100-01-02" calcext:value-type="date">
            <text:p>02/01/00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5.0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Kiviuq 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SAT354</text:p>
          </table:table-cell>
          <table:table-cell office:value-type="date" office:date-value="1900-01-07" calcext:value-type="date">
            <text:p>07/01/00</text:p>
          </table:table-cell>
          <table:table-cell office:value-type="date" office:date-value="2100-01-02" calcext:value-type="date">
            <text:p>02/01/00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5.0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undilfari 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SAT354</text:p>
          </table:table-cell>
          <table:table-cell office:value-type="date" office:date-value="1900-01-07" calcext:value-type="date">
            <text:p>07/01/00</text:p>
          </table:table-cell>
          <table:table-cell office:value-type="date" office:date-value="2100-01-02" calcext:value-type="date">
            <text:p>02/01/00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5.0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lbiorix 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SAT354</text:p>
          </table:table-cell>
          <table:table-cell office:value-type="date" office:date-value="1900-01-07" calcext:value-type="date">
            <text:p>07/01/00</text:p>
          </table:table-cell>
          <table:table-cell office:value-type="date" office:date-value="2100-01-02" calcext:value-type="date">
            <text:p>02/01/00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5.0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kadi 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SAT354</text:p>
          </table:table-cell>
          <table:table-cell office:value-type="date" office:date-value="1900-01-07" calcext:value-type="date">
            <text:p>07/01/00</text:p>
          </table:table-cell>
          <table:table-cell office:value-type="date" office:date-value="2100-01-02" calcext:value-type="date">
            <text:p>02/01/00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5.0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rriapus 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SAT354</text:p>
          </table:table-cell>
          <table:table-cell office:value-type="date" office:date-value="1900-01-07" calcext:value-type="date">
            <text:p>07/01/00</text:p>
          </table:table-cell>
          <table:table-cell office:value-type="date" office:date-value="2100-01-02" calcext:value-type="date">
            <text:p>02/01/00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5.0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iarnaq 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SAT354</text:p>
          </table:table-cell>
          <table:table-cell office:value-type="date" office:date-value="1900-01-07" calcext:value-type="date">
            <text:p>07/01/00</text:p>
          </table:table-cell>
          <table:table-cell office:value-type="date" office:date-value="2100-01-02" calcext:value-type="date">
            <text:p>02/01/00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5.0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hrymr 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SAT354</text:p>
          </table:table-cell>
          <table:table-cell office:value-type="date" office:date-value="1900-01-07" calcext:value-type="date">
            <text:p>07/01/00</text:p>
          </table:table-cell>
          <table:table-cell office:value-type="date" office:date-value="2100-01-02" calcext:value-type="date">
            <text:p>02/01/00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5.0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arvi 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SAT354</text:p>
          </table:table-cell>
          <table:table-cell office:value-type="date" office:date-value="1900-01-07" calcext:value-type="date">
            <text:p>07/01/00</text:p>
          </table:table-cell>
          <table:table-cell office:value-type="date" office:date-value="2100-01-02" calcext:value-type="date">
            <text:p>02/01/00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5.0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egir 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SAT354</text:p>
          </table:table-cell>
          <table:table-cell office:value-type="date" office:date-value="1900-01-07" calcext:value-type="date">
            <text:p>07/01/00</text:p>
          </table:table-cell>
          <table:table-cell office:value-type="date" office:date-value="2100-01-02" calcext:value-type="date">
            <text:p>02/01/00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10.0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ebhionn 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SAT354</text:p>
          </table:table-cell>
          <table:table-cell office:value-type="date" office:date-value="1900-01-07" calcext:value-type="date">
            <text:p>07/01/00</text:p>
          </table:table-cell>
          <table:table-cell office:value-type="date" office:date-value="2100-01-02" calcext:value-type="date">
            <text:p>02/01/00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10.0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ergelmir 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SAT354</text:p>
          </table:table-cell>
          <table:table-cell office:value-type="date" office:date-value="1900-01-07" calcext:value-type="date">
            <text:p>07/01/00</text:p>
          </table:table-cell>
          <table:table-cell office:value-type="date" office:date-value="2100-01-02" calcext:value-type="date">
            <text:p>02/01/00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10.0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estla 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SAT354</text:p>
          </table:table-cell>
          <table:table-cell office:value-type="date" office:date-value="1900-01-07" calcext:value-type="date">
            <text:p>07/01/00</text:p>
          </table:table-cell>
          <table:table-cell office:value-type="date" office:date-value="2100-01-02" calcext:value-type="date">
            <text:p>02/01/00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10.0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arbauti 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SAT354</text:p>
          </table:table-cell>
          <table:table-cell office:value-type="date" office:date-value="1900-01-07" calcext:value-type="date">
            <text:p>07/01/00</text:p>
          </table:table-cell>
          <table:table-cell office:value-type="date" office:date-value="2100-01-02" calcext:value-type="date">
            <text:p>02/01/00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10.0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enrir 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SAT354</text:p>
          </table:table-cell>
          <table:table-cell office:value-type="date" office:date-value="1900-01-07" calcext:value-type="date">
            <text:p>07/01/00</text:p>
          </table:table-cell>
          <table:table-cell office:value-type="date" office:date-value="2100-01-02" calcext:value-type="date">
            <text:p>02/01/00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10.0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ornjot 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SAT354</text:p>
          </table:table-cell>
          <table:table-cell office:value-type="date" office:date-value="1900-01-07" calcext:value-type="date">
            <text:p>07/01/00</text:p>
          </table:table-cell>
          <table:table-cell office:value-type="date" office:date-value="2100-01-02" calcext:value-type="date">
            <text:p>02/01/00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10.0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ati 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SAT354</text:p>
          </table:table-cell>
          <table:table-cell office:value-type="date" office:date-value="1900-01-07" calcext:value-type="date">
            <text:p>07/01/00</text:p>
          </table:table-cell>
          <table:table-cell office:value-type="date" office:date-value="2100-01-02" calcext:value-type="date">
            <text:p>02/01/00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10.0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yrrokkin 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SAT354</text:p>
          </table:table-cell>
          <table:table-cell office:value-type="date" office:date-value="1900-01-07" calcext:value-type="date">
            <text:p>07/01/00</text:p>
          </table:table-cell>
          <table:table-cell office:value-type="date" office:date-value="2100-01-02" calcext:value-type="date">
            <text:p>02/01/00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10.0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Kari 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SAT354</text:p>
          </table:table-cell>
          <table:table-cell office:value-type="date" office:date-value="1900-01-07" calcext:value-type="date">
            <text:p>07/01/00</text:p>
          </table:table-cell>
          <table:table-cell office:value-type="date" office:date-value="2100-01-02" calcext:value-type="date">
            <text:p>02/01/00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10.0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oge 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SAT354</text:p>
          </table:table-cell>
          <table:table-cell office:value-type="date" office:date-value="1900-01-07" calcext:value-type="date">
            <text:p>07/01/00</text:p>
          </table:table-cell>
          <table:table-cell office:value-type="date" office:date-value="2100-01-02" calcext:value-type="date">
            <text:p>02/01/00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10.0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koll 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SAT354</text:p>
          </table:table-cell>
          <table:table-cell office:value-type="date" office:date-value="1900-01-07" calcext:value-type="date">
            <text:p>07/01/00</text:p>
          </table:table-cell>
          <table:table-cell office:value-type="date" office:date-value="2100-01-02" calcext:value-type="date">
            <text:p>02/01/00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10.0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rtur 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SAT354</text:p>
          </table:table-cell>
          <table:table-cell office:value-type="date" office:date-value="1900-01-07" calcext:value-type="date">
            <text:p>07/01/00</text:p>
          </table:table-cell>
          <table:table-cell office:value-type="date" office:date-value="2100-01-02" calcext:value-type="date">
            <text:p>02/01/00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10.0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Jarnsaxa 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SAT354</text:p>
          </table:table-cell>
          <table:table-cell office:value-type="date" office:date-value="1900-01-07" calcext:value-type="date">
            <text:p>07/01/00</text:p>
          </table:table-cell>
          <table:table-cell office:value-type="date" office:date-value="2100-01-02" calcext:value-type="date">
            <text:p>02/01/00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10.0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reip 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SAT354</text:p>
          </table:table-cell>
          <table:table-cell office:value-type="date" office:date-value="1900-01-07" calcext:value-type="date">
            <text:p>07/01/00</text:p>
          </table:table-cell>
          <table:table-cell office:value-type="date" office:date-value="2100-01-02" calcext:value-type="date">
            <text:p>02/01/00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10.0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arqeq 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SAT354</text:p>
          </table:table-cell>
          <table:table-cell office:value-type="date" office:date-value="1900-01-07" calcext:value-type="date">
            <text:p>07/01/00</text:p>
          </table:table-cell>
          <table:table-cell office:value-type="date" office:date-value="2100-01-02" calcext:value-type="date">
            <text:p>02/01/00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10.0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Saturnian Irregular Satellites (continued)</text:p>
          </table:table-cell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Sat. </text:p>
          </table:table-cell>
          <table:table-cell office:value-type="string" calcext:value-type="string">
            <text:p>Code </text:p>
          </table:table-cell>
          <table:table-cell office:value-type="string" calcext:value-type="string">
            <text:p>Ephem </text:p>
          </table:table-cell>
          <table:table-cell table:style-name="Default" office:value-type="string" calcext:value-type="string">
            <text:p>Start Time </text:p>
          </table:table-cell>
          <table:table-cell table:style-name="Default" office:value-type="string" calcext:value-type="string">
            <text:p>Stop Time 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km) </text:p>
          </table:table-cell>
          <table:table-cell office:value-type="string" calcext:value-type="string">
            <text:p>T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(km) </text:p>
          </table:table-cell>
          <table:table-cell office:value-type="string" calcext:value-type="string">
            <text:p>N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(km) </text:p>
          </table:table-cell>
          <table:table-cell office:value-type="string" calcext:value-type="string">
            <text:p>P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(s) </text:p>
          </table:table-cell>
          <table:table-cell office:value-type="string" calcext:value-type="string">
            <text:p>RA/Dec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(arcsec) </text:p>
          </table:table-cell>
          <table:table-cell office:value-type="string" calcext:value-type="string">
            <text:p>Ref.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S/2004 S 7 </text:p>
          </table:table-cell>
          <table:table-cell office:value-type="float" office:value="65035" calcext:value-type="float">
            <text:p>65035</text:p>
          </table:table-cell>
          <table:table-cell office:value-type="string" calcext:value-type="string">
            <text:p>SAT354</text:p>
          </table:table-cell>
          <table:table-cell office:value-type="date" office:date-value="1900-01-07" calcext:value-type="date">
            <text:p>07/01/00</text:p>
          </table:table-cell>
          <table:table-cell office:value-type="date" office:date-value="2100-01-02" calcext:value-type="date">
            <text:p>02/01/00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10.0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/2004 S 12</text:p>
          </table:table-cell>
          <table:table-cell office:value-type="float" office:value="65040" calcext:value-type="float">
            <text:p>65040</text:p>
          </table:table-cell>
          <table:table-cell office:value-type="string" calcext:value-type="string">
            <text:p>SAT354</text:p>
          </table:table-cell>
          <table:table-cell office:value-type="date" office:date-value="1900-01-07" calcext:value-type="date">
            <text:p>07/01/00</text:p>
          </table:table-cell>
          <table:table-cell office:value-type="date" office:date-value="2100-01-02" calcext:value-type="date">
            <text:p>02/01/00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10.0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/2004 S 13</text:p>
          </table:table-cell>
          <table:table-cell office:value-type="float" office:value="65041" calcext:value-type="float">
            <text:p>65041</text:p>
          </table:table-cell>
          <table:table-cell office:value-type="string" calcext:value-type="string">
            <text:p>SAT354</text:p>
          </table:table-cell>
          <table:table-cell office:value-type="date" office:date-value="1900-01-07" calcext:value-type="date">
            <text:p>07/01/00</text:p>
          </table:table-cell>
          <table:table-cell office:value-type="date" office:date-value="2100-01-02" calcext:value-type="date">
            <text:p>02/01/00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10.0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/2004 S 17</text:p>
          </table:table-cell>
          <table:table-cell office:value-type="float" office:value="65045" calcext:value-type="float">
            <text:p>65045</text:p>
          </table:table-cell>
          <table:table-cell office:value-type="string" calcext:value-type="string">
            <text:p>SAT354</text:p>
          </table:table-cell>
          <table:table-cell office:value-type="date" office:date-value="1900-01-07" calcext:value-type="date">
            <text:p>07/01/00</text:p>
          </table:table-cell>
          <table:table-cell office:value-type="date" office:date-value="2100-01-02" calcext:value-type="date">
            <text:p>02/01/00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10.0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/2006 S 01</text:p>
          </table:table-cell>
          <table:table-cell office:value-type="float" office:value="65048" calcext:value-type="float">
            <text:p>65048</text:p>
          </table:table-cell>
          <table:table-cell office:value-type="string" calcext:value-type="string">
            <text:p>SAT354</text:p>
          </table:table-cell>
          <table:table-cell office:value-type="date" office:date-value="1900-01-07" calcext:value-type="date">
            <text:p>07/01/00</text:p>
          </table:table-cell>
          <table:table-cell office:value-type="date" office:date-value="2100-01-02" calcext:value-type="date">
            <text:p>02/01/00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10.0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/2006 S 03</text:p>
          </table:table-cell>
          <table:table-cell office:value-type="float" office:value="65050" calcext:value-type="float">
            <text:p>65050</text:p>
          </table:table-cell>
          <table:table-cell office:value-type="string" calcext:value-type="string">
            <text:p>SAT354</text:p>
          </table:table-cell>
          <table:table-cell office:value-type="date" office:date-value="1900-01-07" calcext:value-type="date">
            <text:p>07/01/00</text:p>
          </table:table-cell>
          <table:table-cell office:value-type="date" office:date-value="2100-01-02" calcext:value-type="date">
            <text:p>02/01/00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10.0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/2007 S 02</text:p>
          </table:table-cell>
          <table:table-cell office:value-type="float" office:value="65055" calcext:value-type="float">
            <text:p>65055</text:p>
          </table:table-cell>
          <table:table-cell office:value-type="string" calcext:value-type="string">
            <text:p>SAT354</text:p>
          </table:table-cell>
          <table:table-cell office:value-type="date" office:date-value="1900-01-07" calcext:value-type="date">
            <text:p>07/01/00</text:p>
          </table:table-cell>
          <table:table-cell office:value-type="date" office:date-value="2100-01-07" calcext:value-type="date">
            <text:p>07/01/00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20.0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/2007 S 03</text:p>
          </table:table-cell>
          <table:table-cell office:value-type="float" office:value="65056" calcext:value-type="float">
            <text:p>65056</text:p>
          </table:table-cell>
          <table:table-cell office:value-type="string" calcext:value-type="string">
            <text:p>SAT354</text:p>
          </table:table-cell>
          <table:table-cell office:value-type="date" office:date-value="1900-01-07" calcext:value-type="date">
            <text:p>07/01/00</text:p>
          </table:table-cell>
          <table:table-cell office:value-type="date" office:date-value="2100-01-07" calcext:value-type="date">
            <text:p>07/01/00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20.0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Uranian Regular Satellites</text:p>
          </table:table-cell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Sat. </text:p>
          </table:table-cell>
          <table:table-cell office:value-type="string" calcext:value-type="string">
            <text:p>Code </text:p>
          </table:table-cell>
          <table:table-cell office:value-type="string" calcext:value-type="string">
            <text:p>Ephem </text:p>
          </table:table-cell>
          <table:table-cell table:style-name="Default" office:value-type="string" calcext:value-type="string">
            <text:p>Start Time </text:p>
          </table:table-cell>
          <table:table-cell table:style-name="Default" office:value-type="string" calcext:value-type="string">
            <text:p>Stop Time 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km) </text:p>
          </table:table-cell>
          <table:table-cell office:value-type="string" calcext:value-type="string">
            <text:p>T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(km) </text:p>
          </table:table-cell>
          <table:table-cell office:value-type="string" calcext:value-type="string">
            <text:p>N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(km) </text:p>
          </table:table-cell>
          <table:table-cell office:value-type="string" calcext:value-type="string">
            <text:p>P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(s) </text:p>
          </table:table-cell>
          <table:table-cell office:value-type="string" calcext:value-type="string">
            <text:p>RA/Dec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(arcsec) </text:p>
          </table:table-cell>
          <table:table-cell office:value-type="string" calcext:value-type="string">
            <text:p>Ref.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Ariel 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URA085</text:p>
          </table:table-cell>
          <table:table-cell office:value-type="date" office:date-value="1899-12-26" calcext:value-type="date">
            <text:p>26/12/99</text:p>
          </table:table-cell>
          <table:table-cell office:value-type="date" office:date-value="2100-01-02" calcext:value-type="date">
            <text:p>02/01/00</text:p>
          </table:table-cell>
          <table:table-cell table:number-columns-repeated="3" office:value-type="float" office:value="200" calcext:value-type="float">
            <text:p>200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" calcext:value-type="float">
            <text:p>0.0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Umbriel 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URA085</text:p>
          </table:table-cell>
          <table:table-cell office:value-type="date" office:date-value="1899-12-26" calcext:value-type="date">
            <text:p>26/12/99</text:p>
          </table:table-cell>
          <table:table-cell office:value-type="date" office:date-value="2100-01-02" calcext:value-type="date">
            <text:p>02/01/00</text:p>
          </table:table-cell>
          <table:table-cell table:number-columns-repeated="3" office:value-type="float" office:value="200" calcext:value-type="float">
            <text:p>200</text:p>
          </table:table-cell>
          <table:table-cell office:value-type="float" office:value="0.028" calcext:value-type="float">
            <text:p>0.028</text:p>
          </table:table-cell>
          <table:table-cell office:value-type="float" office:value="0.02" calcext:value-type="float">
            <text:p>0.0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itania 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URA085</text:p>
          </table:table-cell>
          <table:table-cell office:value-type="date" office:date-value="1899-12-26" calcext:value-type="date">
            <text:p>26/12/99</text:p>
          </table:table-cell>
          <table:table-cell office:value-type="date" office:date-value="2100-01-02" calcext:value-type="date">
            <text:p>02/01/00</text:p>
          </table:table-cell>
          <table:table-cell table:number-columns-repeated="3" office:value-type="float" office:value="200" calcext:value-type="float">
            <text:p>200</text:p>
          </table:table-cell>
          <table:table-cell office:value-type="float" office:value="0.044" calcext:value-type="float">
            <text:p>0.044</text:p>
          </table:table-cell>
          <table:table-cell office:value-type="float" office:value="0.02" calcext:value-type="float">
            <text:p>0.0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Oberon 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URA085</text:p>
          </table:table-cell>
          <table:table-cell office:value-type="date" office:date-value="1899-12-26" calcext:value-type="date">
            <text:p>26/12/99</text:p>
          </table:table-cell>
          <table:table-cell office:value-type="date" office:date-value="2100-01-02" calcext:value-type="date">
            <text:p>02/01/00</text:p>
          </table:table-cell>
          <table:table-cell table:number-columns-repeated="3"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iranda 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URA085</text:p>
          </table:table-cell>
          <table:table-cell office:value-type="date" office:date-value="1899-12-26" calcext:value-type="date">
            <text:p>26/12/99</text:p>
          </table:table-cell>
          <table:table-cell office:value-type="date" office:date-value="2100-01-02" calcext:value-type="date">
            <text:p>02/01/00</text:p>
          </table:table-cell>
          <table:table-cell table:number-columns-repeated="3"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Uranian Inner Satellites</text:p>
          </table:table-cell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Sat. </text:p>
          </table:table-cell>
          <table:table-cell office:value-type="string" calcext:value-type="string">
            <text:p>Code </text:p>
          </table:table-cell>
          <table:table-cell office:value-type="string" calcext:value-type="string">
            <text:p>Ephem </text:p>
          </table:table-cell>
          <table:table-cell table:style-name="Default" office:value-type="string" calcext:value-type="string">
            <text:p>Start Time </text:p>
          </table:table-cell>
          <table:table-cell table:style-name="Default" office:value-type="string" calcext:value-type="string">
            <text:p>Stop Time 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km) </text:p>
          </table:table-cell>
          <table:table-cell office:value-type="string" calcext:value-type="string">
            <text:p>T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(km) </text:p>
          </table:table-cell>
          <table:table-cell office:value-type="string" calcext:value-type="string">
            <text:p>N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(km) </text:p>
          </table:table-cell>
          <table:table-cell office:value-type="string" calcext:value-type="string">
            <text:p>P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(s) </text:p>
          </table:table-cell>
          <table:table-cell office:value-type="string" calcext:value-type="string">
            <text:p>RA/Dec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(arcsec) </text:p>
          </table:table-cell>
          <table:table-cell office:value-type="string" calcext:value-type="string">
            <text:p>Ref.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Cordelia 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URA091</text:p>
          </table:table-cell>
          <table:table-cell office:value-type="date" office:date-value="1900-01-01" calcext:value-type="date">
            <text:p>01/01/00</text:p>
          </table:table-cell>
          <table:table-cell office:value-type="date" office:date-value="2100-01-01" calcext:value-type="date">
            <text:p>01/01/00</text:p>
          </table:table-cell>
          <table:table-cell office:value-type="float" office:value="50" calcext:value-type="float">
            <text:p>50</text:p>
          </table:table-cell>
          <table:table-cell office:value-type="float" office:value="14500" calcext:value-type="float">
            <text:p>14500</text:p>
          </table:table-cell>
          <table:table-cell office:value-type="float" office:value="200" calcext:value-type="float">
            <text:p>200</text:p>
          </table:table-cell>
          <table:table-cell office:value-type="float" office:value="0.15" calcext:value-type="float">
            <text:p>0.15</text:p>
          </table:table-cell>
          <table:table-cell office:value-type="float" office:value="1.1" calcext:value-type="float">
            <text:p>1.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Ophelia 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URA091</text:p>
          </table:table-cell>
          <table:table-cell office:value-type="date" office:date-value="1900-01-01" calcext:value-type="date">
            <text:p>01/01/00</text:p>
          </table:table-cell>
          <table:table-cell office:value-type="date" office:date-value="2100-01-01" calcext:value-type="date">
            <text:p>01/01/00</text:p>
          </table:table-cell>
          <table:table-cell office:value-type="float" office:value="500" calcext:value-type="float">
            <text:p>500</text:p>
          </table:table-cell>
          <table:table-cell office:value-type="float" office:value="75000" calcext:value-type="float">
            <text:p>75000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5.7" calcext:value-type="float">
            <text:p>5.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Bianca 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URA091</text:p>
          </table:table-cell>
          <table:table-cell office:value-type="date" office:date-value="1900-01-01" calcext:value-type="date">
            <text:p>01/01/00</text:p>
          </table:table-cell>
          <table:table-cell office:value-type="date" office:date-value="2100-01-01" calcext:value-type="date">
            <text:p>01/01/00</text:p>
          </table:table-cell>
          <table:table-cell office:value-type="float" office:value="30" calcext:value-type="float">
            <text:p>30</text:p>
          </table:table-cell>
          <table:table-cell office:value-type="float" office:value="410" calcext:value-type="float">
            <text:p>410</text:p>
          </table:table-cell>
          <table:table-cell office:value-type="float" office:value="230" calcext:value-type="float">
            <text:p>23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3" calcext:value-type="float">
            <text:p>0.0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ressida 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URA091</text:p>
          </table:table-cell>
          <table:table-cell office:value-type="date" office:date-value="1900-01-01" calcext:value-type="date">
            <text:p>01/01/00</text:p>
          </table:table-cell>
          <table:table-cell office:value-type="date" office:date-value="2100-01-01" calcext:value-type="date">
            <text:p>01/01/00</text:p>
          </table:table-cell>
          <table:table-cell office:value-type="float" office:value="25" calcext:value-type="float">
            <text:p>25</text:p>
          </table:table-cell>
          <table:table-cell office:value-type="float" office:value="220" calcext:value-type="float">
            <text:p>220</text:p>
          </table:table-cell>
          <table:table-cell office:value-type="float" office:value="150" calcext:value-type="float">
            <text:p>150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2" calcext:value-type="float">
            <text:p>0.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Desdemona 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URA091</text:p>
          </table:table-cell>
          <table:table-cell office:value-type="date" office:date-value="1900-01-01" calcext:value-type="date">
            <text:p>01/01/00</text:p>
          </table:table-cell>
          <table:table-cell office:value-type="date" office:date-value="2100-01-01" calcext:value-type="date">
            <text:p>01/01/00</text:p>
          </table:table-cell>
          <table:table-cell office:value-type="float" office:value="25" calcext:value-type="float">
            <text:p>25</text:p>
          </table:table-cell>
          <table:table-cell office:value-type="float" office:value="220" calcext:value-type="float">
            <text:p>220</text:p>
          </table:table-cell>
          <table:table-cell office:value-type="float" office:value="150" calcext:value-type="float">
            <text:p>150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2" calcext:value-type="float">
            <text:p>0.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Juliet 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URA091</text:p>
          </table:table-cell>
          <table:table-cell office:value-type="date" office:date-value="1900-01-01" calcext:value-type="date">
            <text:p>01/01/00</text:p>
          </table:table-cell>
          <table:table-cell office:value-type="date" office:date-value="2100-01-01" calcext:value-type="date">
            <text:p>01/01/00</text:p>
          </table:table-cell>
          <table:table-cell office:value-type="float" office:value="20" calcext:value-type="float">
            <text:p>20</text:p>
          </table:table-cell>
          <table:table-cell office:value-type="float" office:value="185" calcext:value-type="float">
            <text:p>185</text:p>
          </table:table-cell>
          <table:table-cell office:value-type="float" office:value="150" calcext:value-type="float">
            <text:p>15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" calcext:value-type="float">
            <text:p>0.0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ortia 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URA091</text:p>
          </table:table-cell>
          <table:table-cell office:value-type="date" office:date-value="1900-01-01" calcext:value-type="date">
            <text:p>01/01/00</text:p>
          </table:table-cell>
          <table:table-cell office:value-type="date" office:date-value="2100-01-01" calcext:value-type="date">
            <text:p>01/01/00</text:p>
          </table:table-cell>
          <table:table-cell office:value-type="float" office:value="25" calcext:value-type="float">
            <text:p>25</text:p>
          </table:table-cell>
          <table:table-cell office:value-type="float" office:value="175" calcext:value-type="float">
            <text:p>175</text:p>
          </table:table-cell>
          <table:table-cell office:value-type="float" office:value="150" calcext:value-type="float">
            <text:p>15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" calcext:value-type="float">
            <text:p>0.0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Rosalind 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URA091</text:p>
          </table:table-cell>
          <table:table-cell office:value-type="date" office:date-value="1900-01-01" calcext:value-type="date">
            <text:p>01/01/00</text:p>
          </table:table-cell>
          <table:table-cell office:value-type="date" office:date-value="2100-01-01" calcext:value-type="date">
            <text:p>01/01/00</text:p>
          </table:table-cell>
          <table:table-cell office:value-type="float" office:value="25" calcext:value-type="float">
            <text:p>25</text:p>
          </table:table-cell>
          <table:table-cell office:value-type="float" office:value="260" calcext:value-type="float">
            <text:p>260</text:p>
          </table:table-cell>
          <table:table-cell office:value-type="float" office:value="180" calcext:value-type="float">
            <text:p>18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2" calcext:value-type="float">
            <text:p>0.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Belinda 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URA091</text:p>
          </table:table-cell>
          <table:table-cell office:value-type="date" office:date-value="1900-01-01" calcext:value-type="date">
            <text:p>01/01/00</text:p>
          </table:table-cell>
          <table:table-cell office:value-type="date" office:date-value="2100-01-01" calcext:value-type="date">
            <text:p>01/01/00</text:p>
          </table:table-cell>
          <table:table-cell office:value-type="float" office:value="20" calcext:value-type="float">
            <text:p>20</text:p>
          </table:table-cell>
          <table:table-cell office:value-type="float" office:value="220" calcext:value-type="float">
            <text:p>220</text:p>
          </table:table-cell>
          <table:table-cell office:value-type="float" office:value="150" calcext:value-type="float">
            <text:p>15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2" calcext:value-type="float">
            <text:p>0.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uck 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URA091</text:p>
          </table:table-cell>
          <table:table-cell office:value-type="date" office:date-value="1900-01-01" calcext:value-type="date">
            <text:p>01/01/00</text:p>
          </table:table-cell>
          <table:table-cell office:value-type="date" office:date-value="2100-01-01" calcext:value-type="date">
            <text:p>01/01/00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120" calcext:value-type="float">
            <text:p>12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2" calcext:value-type="float">
            <text:p>0.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erdita 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URA091</text:p>
          </table:table-cell>
          <table:table-cell office:value-type="date" office:date-value="1900-01-01" calcext:value-type="date">
            <text:p>01/01/00</text:p>
          </table:table-cell>
          <table:table-cell office:value-type="date" office:date-value="2100-01-01" calcext:value-type="date">
            <text:p>01/01/00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10.0 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ab 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URA091</text:p>
          </table:table-cell>
          <table:table-cell office:value-type="date" office:date-value="1900-01-01" calcext:value-type="date">
            <text:p>01/01/00</text:p>
          </table:table-cell>
          <table:table-cell office:value-type="date" office:date-value="2100-01-01" calcext:value-type="date">
            <text:p>01/01/00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10.0 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upid 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URA091</text:p>
          </table:table-cell>
          <table:table-cell office:value-type="date" office:date-value="1900-01-01" calcext:value-type="date">
            <text:p>01/01/00</text:p>
          </table:table-cell>
          <table:table-cell office:value-type="date" office:date-value="2100-01-01" calcext:value-type="date">
            <text:p>01/01/00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10.0 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Uranian Irregular Satellites</text:p>
          </table:table-cell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Sat. </text:p>
          </table:table-cell>
          <table:table-cell office:value-type="string" calcext:value-type="string">
            <text:p>Code </text:p>
          </table:table-cell>
          <table:table-cell office:value-type="string" calcext:value-type="string">
            <text:p>Ephem </text:p>
          </table:table-cell>
          <table:table-cell table:style-name="Default" office:value-type="string" calcext:value-type="string">
            <text:p>Start Time </text:p>
          </table:table-cell>
          <table:table-cell table:style-name="Default" office:value-type="string" calcext:value-type="string">
            <text:p>Stop Time 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km) </text:p>
          </table:table-cell>
          <table:table-cell office:value-type="string" calcext:value-type="string">
            <text:p>T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(km) </text:p>
          </table:table-cell>
          <table:table-cell office:value-type="string" calcext:value-type="string">
            <text:p>N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(km) </text:p>
          </table:table-cell>
          <table:table-cell office:value-type="string" calcext:value-type="string">
            <text:p>P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(s) </text:p>
          </table:table-cell>
          <table:table-cell office:value-type="string" calcext:value-type="string">
            <text:p>RA/Dec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(arcsec) </text:p>
          </table:table-cell>
          <table:table-cell office:value-type="string" calcext:value-type="string">
            <text:p>Ref.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Caliban 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URA095</text:p>
          </table:table-cell>
          <table:table-cell office:value-type="date" office:date-value="1900-01-03" calcext:value-type="date">
            <text:p>03/01/00</text:p>
          </table:table-cell>
          <table:table-cell office:value-type="date" office:date-value="2099-12-25" calcext:value-type="date">
            <text:p>25/12/99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10.0 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ycorax 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URA095</text:p>
          </table:table-cell>
          <table:table-cell office:value-type="date" office:date-value="1900-01-03" calcext:value-type="date">
            <text:p>03/01/00</text:p>
          </table:table-cell>
          <table:table-cell office:value-type="date" office:date-value="2099-12-25" calcext:value-type="date">
            <text:p>25/12/99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10.0 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rospero 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URA095</text:p>
          </table:table-cell>
          <table:table-cell office:value-type="date" office:date-value="1900-01-03" calcext:value-type="date">
            <text:p>03/01/00</text:p>
          </table:table-cell>
          <table:table-cell office:value-type="date" office:date-value="2099-12-25" calcext:value-type="date">
            <text:p>25/12/99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10.0 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etebos 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URA095</text:p>
          </table:table-cell>
          <table:table-cell office:value-type="date" office:date-value="1900-01-03" calcext:value-type="date">
            <text:p>03/01/00</text:p>
          </table:table-cell>
          <table:table-cell office:value-type="date" office:date-value="2099-12-25" calcext:value-type="date">
            <text:p>25/12/99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10.0 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tephano 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URA095</text:p>
          </table:table-cell>
          <table:table-cell office:value-type="date" office:date-value="1900-01-03" calcext:value-type="date">
            <text:p>03/01/00</text:p>
          </table:table-cell>
          <table:table-cell office:value-type="date" office:date-value="2099-12-25" calcext:value-type="date">
            <text:p>25/12/99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10.0 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Trinculo 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URA095</text:p>
          </table:table-cell>
          <table:table-cell office:value-type="date" office:date-value="1900-01-03" calcext:value-type="date">
            <text:p>03/01/00</text:p>
          </table:table-cell>
          <table:table-cell office:value-type="date" office:date-value="2099-12-25" calcext:value-type="date">
            <text:p>25/12/99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10.0 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Ferdinand 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URA095</text:p>
          </table:table-cell>
          <table:table-cell office:value-type="date" office:date-value="1900-01-03" calcext:value-type="date">
            <text:p>03/01/00</text:p>
          </table:table-cell>
          <table:table-cell office:value-type="date" office:date-value="2099-12-25" calcext:value-type="date">
            <text:p>25/12/99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10.0 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Francisco 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URA095</text:p>
          </table:table-cell>
          <table:table-cell office:value-type="date" office:date-value="1900-01-03" calcext:value-type="date">
            <text:p>03/01/00</text:p>
          </table:table-cell>
          <table:table-cell office:value-type="date" office:date-value="2099-12-25" calcext:value-type="date">
            <text:p>25/12/99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10.0 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argaret 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URA095</text:p>
          </table:table-cell>
          <table:table-cell office:value-type="date" office:date-value="1900-01-03" calcext:value-type="date">
            <text:p>03/01/00</text:p>
          </table:table-cell>
          <table:table-cell office:value-type="date" office:date-value="2099-12-25" calcext:value-type="date">
            <text:p>25/12/99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10.0 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Neptunian Irregular Satellites</text:p>
          </table:table-cell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Sat. </text:p>
          </table:table-cell>
          <table:table-cell office:value-type="string" calcext:value-type="string">
            <text:p>Code </text:p>
          </table:table-cell>
          <table:table-cell office:value-type="string" calcext:value-type="string">
            <text:p>Ephem </text:p>
          </table:table-cell>
          <table:table-cell table:style-name="Default" office:value-type="string" calcext:value-type="string">
            <text:p>Start Time </text:p>
          </table:table-cell>
          <table:table-cell table:style-name="Default" office:value-type="string" calcext:value-type="string">
            <text:p>Stop Time 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km) </text:p>
          </table:table-cell>
          <table:table-cell office:value-type="string" calcext:value-type="string">
            <text:p>T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(km) </text:p>
          </table:table-cell>
          <table:table-cell office:value-type="string" calcext:value-type="string">
            <text:p>N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(km) </text:p>
          </table:table-cell>
          <table:table-cell office:value-type="string" calcext:value-type="string">
            <text:p>P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(s) </text:p>
          </table:table-cell>
          <table:table-cell office:value-type="string" calcext:value-type="string">
            <text:p>RA/Dec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(arcsec) </text:p>
          </table:table-cell>
          <table:table-cell office:value-type="string" calcext:value-type="string">
            <text:p>Ref.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Triton 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NEP081</text:p>
          </table:table-cell>
          <table:table-cell office:value-type="date" office:date-value="1799-12-30" calcext:value-type="date">
            <text:p>30/12/99</text:p>
          </table:table-cell>
          <table:table-cell office:value-type="date" office:date-value="2200-01-02" calcext:value-type="date">
            <text:p>02/01/00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bd</text:p>
          </table:table-cell>
          <table:table-cell office:value-type="float" office:value="0.007" calcext:value-type="float">
            <text:p>0.0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Nereid 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NEP081</text:p>
          </table:table-cell>
          <table:table-cell office:value-type="date" office:date-value="1799-12-30" calcext:value-type="date">
            <text:p>30/12/99</text:p>
          </table:table-cell>
          <table:table-cell office:value-type="date" office:date-value="2200-01-02" calcext:value-type="date">
            <text:p>02/01/00</text:p>
          </table:table-cell>
          <table:table-cell office:value-type="float" office:value="1600" calcext:value-type="float">
            <text:p>1600</text:p>
          </table:table-cell>
          <table:table-cell office:value-type="float" office:value="3000" calcext:value-type="float">
            <text:p>300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bd</text:p>
          </table:table-cell>
          <table:table-cell office:value-type="float" office:value="0.2" calcext:value-type="float">
            <text:p>0.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alimede 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NEP085</text:p>
          </table:table-cell>
          <table:table-cell office:value-type="date" office:date-value="1900-01-01" calcext:value-type="date">
            <text:p>01/01/00</text:p>
          </table:table-cell>
          <table:table-cell office:value-type="date" office:date-value="2099-12-23" calcext:value-type="date">
            <text:p>23/12/99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60.0 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samathe 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NEP085</text:p>
          </table:table-cell>
          <table:table-cell office:value-type="date" office:date-value="1900-01-01" calcext:value-type="date">
            <text:p>01/01/00</text:p>
          </table:table-cell>
          <table:table-cell office:value-type="date" office:date-value="2099-12-23" calcext:value-type="date">
            <text:p>23/12/99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90.0 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ao 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NEP085</text:p>
          </table:table-cell>
          <table:table-cell office:value-type="date" office:date-value="1900-01-01" calcext:value-type="date">
            <text:p>01/01/00</text:p>
          </table:table-cell>
          <table:table-cell office:value-type="date" office:date-value="2099-12-23" calcext:value-type="date">
            <text:p>23/12/99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90.0 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Laomedeia 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NEP085</text:p>
          </table:table-cell>
          <table:table-cell office:value-type="date" office:date-value="1900-01-01" calcext:value-type="date">
            <text:p>01/01/00</text:p>
          </table:table-cell>
          <table:table-cell office:value-type="date" office:date-value="2099-12-23" calcext:value-type="date">
            <text:p>23/12/99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60.0 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eso 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NEP085</text:p>
          </table:table-cell>
          <table:table-cell office:value-type="date" office:date-value="1900-01-01" calcext:value-type="date">
            <text:p>01/01/00</text:p>
          </table:table-cell>
          <table:table-cell office:value-type="date" office:date-value="2099-12-23" calcext:value-type="date">
            <text:p>23/12/99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90.0 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Neptunian Inner Satellites</text:p>
          </table:table-cell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Sat. </text:p>
          </table:table-cell>
          <table:table-cell office:value-type="string" calcext:value-type="string">
            <text:p>Code </text:p>
          </table:table-cell>
          <table:table-cell office:value-type="string" calcext:value-type="string">
            <text:p>Ephem </text:p>
          </table:table-cell>
          <table:table-cell table:style-name="Default" office:value-type="string" calcext:value-type="string">
            <text:p>Start Time </text:p>
          </table:table-cell>
          <table:table-cell table:style-name="Default" office:value-type="string" calcext:value-type="string">
            <text:p>Stop Time 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km) </text:p>
          </table:table-cell>
          <table:table-cell office:value-type="string" calcext:value-type="string">
            <text:p>T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(km) </text:p>
          </table:table-cell>
          <table:table-cell office:value-type="string" calcext:value-type="string">
            <text:p>N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(km) </text:p>
          </table:table-cell>
          <table:table-cell office:value-type="string" calcext:value-type="string">
            <text:p>P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(s) </text:p>
          </table:table-cell>
          <table:table-cell office:value-type="string" calcext:value-type="string">
            <text:p>RA/Dec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(arcsec) </text:p>
          </table:table-cell>
          <table:table-cell office:value-type="string" calcext:value-type="string">
            <text:p>Ref.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Naiad 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NEP077</text:p>
          </table:table-cell>
          <table:table-cell office:value-type="date" office:date-value="1950-01-01" calcext:value-type="date">
            <text:p>01/01/50</text:p>
          </table:table-cell>
          <table:table-cell office:value-type="date" office:date-value="2050-01-04" calcext:value-type="date">
            <text:p>04/01/50</text:p>
          </table:table-cell>
          <table:table-cell office:value-type="float" office:value="30" calcext:value-type="float">
            <text:p>3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0.0167" calcext:value-type="float">
            <text:p>0.0167</text:p>
          </table:table-cell>
          <table:table-cell office:value-type="float" office:value="0.05" calcext:value-type="float">
            <text:p>0.0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Thalassa 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NEP077</text:p>
          </table:table-cell>
          <table:table-cell office:value-type="date" office:date-value="1950-01-01" calcext:value-type="date">
            <text:p>01/01/50</text:p>
          </table:table-cell>
          <table:table-cell office:value-type="date" office:date-value="2050-01-04" calcext:value-type="date">
            <text:p>04/01/5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5" calcext:value-type="float">
            <text:p>0.0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Despina 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NEP077</text:p>
          </table:table-cell>
          <table:table-cell office:value-type="date" office:date-value="1950-01-01" calcext:value-type="date">
            <text:p>01/01/50</text:p>
          </table:table-cell>
          <table:table-cell office:value-type="date" office:date-value="2050-01-04" calcext:value-type="date">
            <text:p>04/01/5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5" calcext:value-type="float">
            <text:p>0.0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Galatea 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NEP077</text:p>
          </table:table-cell>
          <table:table-cell office:value-type="date" office:date-value="1950-01-01" calcext:value-type="date">
            <text:p>01/01/50</text:p>
          </table:table-cell>
          <table:table-cell office:value-type="date" office:date-value="2050-01-04" calcext:value-type="date">
            <text:p>04/01/50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5" calcext:value-type="float">
            <text:p>0.0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Larissa 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NEP077</text:p>
          </table:table-cell>
          <table:table-cell office:value-type="date" office:date-value="1950-01-01" calcext:value-type="date">
            <text:p>01/01/50</text:p>
          </table:table-cell>
          <table:table-cell office:value-type="date" office:date-value="2050-01-04" calcext:value-type="date">
            <text:p>04/01/50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5" calcext:value-type="float">
            <text:p>0.0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Proteus 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NEP081</text:p>
          </table:table-cell>
          <table:table-cell office:value-type="date" office:date-value="1799-12-30" calcext:value-type="date">
            <text:p>30/12/99</text:p>
          </table:table-cell>
          <table:table-cell office:value-type="date" office:date-value="2200-01-02" calcext:value-type="date">
            <text:p>02/01/00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bd</text:p>
          </table:table-cell>
          <table:table-cell office:value-type="float" office:value="0.01" calcext:value-type="float">
            <text:p>0.0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/2004 N 01</text:p>
          </table:table-cell>
          <table:table-cell office:value-type="float" office:value="814" calcext:value-type="float">
            <text:p>814</text:p>
          </table:table-cell>
          <table:table-cell office:value-type="string" calcext:value-type="string">
            <text:p>NEP087</text:p>
          </table:table-cell>
          <table:table-cell office:value-type="date" office:date-value="1950-01-01" calcext:value-type="date">
            <text:p>01/01/50</text:p>
          </table:table-cell>
          <table:table-cell office:value-type="date" office:date-value="2050-01-04" calcext:value-type="date">
            <text:p>04/01/50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90.0 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Pluto's Satellites</text:p>
          </table:table-cell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Sat. </text:p>
          </table:table-cell>
          <table:table-cell office:value-type="string" calcext:value-type="string">
            <text:p>Code </text:p>
          </table:table-cell>
          <table:table-cell office:value-type="string" calcext:value-type="string">
            <text:p>Ephem </text:p>
          </table:table-cell>
          <table:table-cell table:style-name="Default" office:value-type="string" calcext:value-type="string">
            <text:p>Start Time </text:p>
          </table:table-cell>
          <table:table-cell table:style-name="Default" office:value-type="string" calcext:value-type="string">
            <text:p>Stop Time 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km) </text:p>
          </table:table-cell>
          <table:table-cell office:value-type="string" calcext:value-type="string">
            <text:p>T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(km) </text:p>
          </table:table-cell>
          <table:table-cell office:value-type="string" calcext:value-type="string">
            <text:p>N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(km) </text:p>
          </table:table-cell>
          <table:table-cell office:value-type="string" calcext:value-type="string">
            <text:p>P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(s) </text:p>
          </table:table-cell>
          <table:table-cell office:value-type="string" calcext:value-type="string">
            <text:p>RA/Dec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(arcsec) </text:p>
          </table:table-cell>
          <table:table-cell office:value-type="string" calcext:value-type="string">
            <text:p>Ref.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Charon </text:p>
          </table:table-cell>
          <table:table-cell office:value-type="float" office:value="901" calcext:value-type="float">
            <text:p>901</text:p>
          </table:table-cell>
          <table:table-cell office:value-type="string" calcext:value-type="string">
            <text:p>PLU042</text:p>
          </table:table-cell>
          <table:table-cell office:value-type="date" office:date-value="1900-01-02" calcext:value-type="date">
            <text:p>02/01/00</text:p>
          </table:table-cell>
          <table:table-cell office:value-type="date" office:date-value="2100-01-01" calcext:value-type="date">
            <text:p>01/01/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Nix </text:p>
          </table:table-cell>
          <table:table-cell office:value-type="float" office:value="902" calcext:value-type="float">
            <text:p>902</text:p>
          </table:table-cell>
          <table:table-cell office:value-type="string" calcext:value-type="string">
            <text:p>PLU042</text:p>
          </table:table-cell>
          <table:table-cell office:value-type="date" office:date-value="1900-01-02" calcext:value-type="date">
            <text:p>02/01/00</text:p>
          </table:table-cell>
          <table:table-cell office:value-type="date" office:date-value="2100-01-01" calcext:value-type="date">
            <text:p>01/01/00</text:p>
          </table:table-cell>
          <table:table-cell office:value-type="float" office:value="110" calcext:value-type="float">
            <text:p>110</text:p>
          </table:table-cell>
          <table:table-cell office:value-type="float" office:value="1625" calcext:value-type="float">
            <text:p>1625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1.0 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Hydra </text:p>
          </table:table-cell>
          <table:table-cell office:value-type="float" office:value="903" calcext:value-type="float">
            <text:p>903</text:p>
          </table:table-cell>
          <table:table-cell office:value-type="string" calcext:value-type="string">
            <text:p>PLU042</text:p>
          </table:table-cell>
          <table:table-cell office:value-type="date" office:date-value="1900-01-02" calcext:value-type="date">
            <text:p>02/01/00</text:p>
          </table:table-cell>
          <table:table-cell office:value-type="date" office:date-value="2100-01-01" calcext:value-type="date">
            <text:p>01/01/00</text:p>
          </table:table-cell>
          <table:table-cell office:value-type="float" office:value="65" calcext:value-type="float">
            <text:p>65</text:p>
          </table:table-cell>
          <table:table-cell office:value-type="float" office:value="1510" calcext:value-type="float">
            <text:p>151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1.0 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Kerberos 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PLU042</text:p>
          </table:table-cell>
          <table:table-cell office:value-type="date" office:date-value="1900-01-02" calcext:value-type="date">
            <text:p>02/01/00</text:p>
          </table:table-cell>
          <table:table-cell office:value-type="date" office:date-value="2100-01-01" calcext:value-type="date">
            <text:p>01/01/00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90.0 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tyx </text:p>
          </table:table-cell>
          <table:table-cell office:value-type="float" office:value="905" calcext:value-type="float">
            <text:p>905</text:p>
          </table:table-cell>
          <table:table-cell office:value-type="string" calcext:value-type="string">
            <text:p>PLU042</text:p>
          </table:table-cell>
          <table:table-cell office:value-type="date" office:date-value="1900-01-02" calcext:value-type="date">
            <text:p>02/01/00</text:p>
          </table:table-cell>
          <table:table-cell office:value-type="date" office:date-value="2100-01-01" calcext:value-type="date">
            <text:p>01/01/00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90.0 </text:p>
          </table:table-cell>
          <table:table-cell office:value-type="float" office:value="19" calcext:value-type="float">
            <text:p>19</text:p>
          </table:table-cell>
        </table:table-row>
      </table:table>
      <table:table table:name="Line list" table:style-name="ta1">
        <table:table-column table:style-name="co1" table:number-columns-repeated="3" table:default-cell-style-name="Default"/>
        <table:table-column table:style-name="co1" table:number-columns-repeated="2" table:default-cell-style-name="ce1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Sat. </text:p>
          </table:table-cell>
          <table:table-cell office:value-type="string" calcext:value-type="string">
            <text:p>Code </text:p>
          </table:table-cell>
          <table:table-cell office:value-type="string" calcext:value-type="string">
            <text:p>Ephem </text:p>
          </table:table-cell>
          <table:table-cell table:style-name="Default" office:value-type="string" calcext:value-type="string">
            <text:p>Start Time </text:p>
          </table:table-cell>
          <table:table-cell table:style-name="Default" office:value-type="string" calcext:value-type="string">
            <text:p>Stop Time 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hobos 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MAR097</text:p>
          </table:table-cell>
          <table:table-cell office:value-type="date" office:date-value="1900-01-04" calcext:value-type="date">
            <text:p>04/01/00</text:p>
          </table:table-cell>
          <table:table-cell office:value-type="date" office:date-value="2100-01-03" calcext:value-type="date">
            <text:p>03/01/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imos 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MAR097</text:p>
          </table:table-cell>
          <table:table-cell office:value-type="date" office:date-value="1900-01-04" calcext:value-type="date">
            <text:p>04/01/00</text:p>
          </table:table-cell>
          <table:table-cell office:value-type="date" office:date-value="2100-01-03" calcext:value-type="date">
            <text:p>03/01/0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o 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JUP230</text:p>
          </table:table-cell>
          <table:table-cell office:value-type="date" office:date-value="1900-01-01" calcext:value-type="date">
            <text:p>01/01/00</text:p>
          </table:table-cell>
          <table:table-cell office:value-type="date" office:date-value="2100-01-04" calcext:value-type="date">
            <text:p>04/01/0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2" calcext:value-type="float">
            <text:p>0.0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uropa 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JUP230</text:p>
          </table:table-cell>
          <table:table-cell office:value-type="date" office:date-value="1900-01-01" calcext:value-type="date">
            <text:p>01/01/00</text:p>
          </table:table-cell>
          <table:table-cell office:value-type="date" office:date-value="2100-01-04" calcext:value-type="date">
            <text:p>04/01/0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2" calcext:value-type="float">
            <text:p>0.0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nymede 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JUP230</text:p>
          </table:table-cell>
          <table:table-cell office:value-type="date" office:date-value="1900-01-01" calcext:value-type="date">
            <text:p>01/01/00</text:p>
          </table:table-cell>
          <table:table-cell office:value-type="date" office:date-value="2100-01-04" calcext:value-type="date">
            <text:p>04/01/0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2" calcext:value-type="float">
            <text:p>0.0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llisto 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JUP230</text:p>
          </table:table-cell>
          <table:table-cell office:value-type="date" office:date-value="1900-01-01" calcext:value-type="date">
            <text:p>01/01/00</text:p>
          </table:table-cell>
          <table:table-cell office:value-type="date" office:date-value="2100-01-04" calcext:value-type="date">
            <text:p>04/01/0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2" calcext:value-type="float">
            <text:p>0.0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malthea 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JUP230</text:p>
          </table:table-cell>
          <table:table-cell office:value-type="date" office:date-value="1900-01-01" calcext:value-type="date">
            <text:p>01/01/00</text:p>
          </table:table-cell>
          <table:table-cell office:value-type="date" office:date-value="2100-01-04" calcext:value-type="date">
            <text:p>04/01/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13" calcext:value-type="float">
            <text:p>0.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hebe 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JUP230</text:p>
          </table:table-cell>
          <table:table-cell office:value-type="date" office:date-value="1900-01-01" calcext:value-type="date">
            <text:p>01/01/00</text:p>
          </table:table-cell>
          <table:table-cell office:value-type="date" office:date-value="2100-01-04" calcext:value-type="date">
            <text:p>04/01/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13" calcext:value-type="float">
            <text:p>0.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drastea 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JUP230</text:p>
          </table:table-cell>
          <table:table-cell office:value-type="date" office:date-value="1900-01-01" calcext:value-type="date">
            <text:p>01/01/00</text:p>
          </table:table-cell>
          <table:table-cell office:value-type="date" office:date-value="2100-01-01" calcext:value-type="date">
            <text:p>01/01/00</text:p>
          </table:table-cell>
          <table:table-cell office:value-type="float" office:value="200" calcext:value-type="float">
            <text:p>200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27" calcext:value-type="float">
            <text:p>0.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etis 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JUP230</text:p>
          </table:table-cell>
          <table:table-cell office:value-type="date" office:date-value="1900-01-01" calcext:value-type="date">
            <text:p>01/01/00</text:p>
          </table:table-cell>
          <table:table-cell office:value-type="date" office:date-value="2100-01-01" calcext:value-type="date">
            <text:p>01/01/00</text:p>
          </table:table-cell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imalia 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JUP300</text:p>
          </table:table-cell>
          <table:table-cell office:value-type="date" office:date-value="1900-01-08" calcext:value-type="date">
            <text:p>08/01/00</text:p>
          </table:table-cell>
          <table:table-cell office:value-type="date" office:date-value="2099-12-30" calcext:value-type="date">
            <text:p>30/12/99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lara 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JUP300</text:p>
          </table:table-cell>
          <table:table-cell office:value-type="date" office:date-value="1900-01-08" calcext:value-type="date">
            <text:p>08/01/00</text:p>
          </table:table-cell>
          <table:table-cell office:value-type="date" office:date-value="2099-12-30" calcext:value-type="date">
            <text:p>30/12/99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0.13" calcext:value-type="float">
            <text:p>0.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siphae 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JUP300</text:p>
          </table:table-cell>
          <table:table-cell office:value-type="date" office:date-value="1900-01-08" calcext:value-type="date">
            <text:p>08/01/00</text:p>
          </table:table-cell>
          <table:table-cell office:value-type="date" office:date-value="2099-12-30" calcext:value-type="date">
            <text:p>30/12/99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250" calcext:value-type="float">
            <text:p>250</text:p>
          </table:table-cell>
          <table:table-cell office:value-type="float" office:value="30" calcext:value-type="float">
            <text:p>30</text:p>
          </table:table-cell>
          <table:table-cell office:value-type="float" office:value="0.13" calcext:value-type="float">
            <text:p>0.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inope 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JUP300</text:p>
          </table:table-cell>
          <table:table-cell office:value-type="date" office:date-value="1900-01-08" calcext:value-type="date">
            <text:p>08/01/00</text:p>
          </table:table-cell>
          <table:table-cell office:value-type="date" office:date-value="2099-12-30" calcext:value-type="date">
            <text:p>30/12/99</text:p>
          </table:table-cell>
          <table:table-cell office:value-type="float" office:value="250" calcext:value-type="float">
            <text:p>250</text:p>
          </table:table-cell>
          <table:table-cell office:value-type="float" office:value="700" calcext:value-type="float">
            <text:p>700</text:p>
          </table:table-cell>
          <table:table-cell office:value-type="float" office:value="300" calcext:value-type="float">
            <text:p>300</text:p>
          </table:table-cell>
          <table:table-cell office:value-type="float" office:value="40" calcext:value-type="float">
            <text:p>40</text:p>
          </table:table-cell>
          <table:table-cell office:value-type="float" office:value="0.23" calcext:value-type="float">
            <text:p>0.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ysithea 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JUP300</text:p>
          </table:table-cell>
          <table:table-cell office:value-type="date" office:date-value="1900-01-08" calcext:value-type="date">
            <text:p>08/01/00</text:p>
          </table:table-cell>
          <table:table-cell office:value-type="date" office:date-value="2099-12-30" calcext:value-type="date">
            <text:p>30/12/99</text:p>
          </table:table-cell>
          <table:table-cell office:value-type="float" office:value="300" calcext:value-type="float">
            <text:p>300</text:p>
          </table:table-cell>
          <table:table-cell office:value-type="float" office:value="800" calcext:value-type="float">
            <text:p>800</text:p>
          </table:table-cell>
          <table:table-cell office:value-type="float" office:value="400" calcext:value-type="float">
            <text:p>400</text:p>
          </table:table-cell>
          <table:table-cell office:value-type="float" office:value="15" calcext:value-type="float">
            <text:p>15</text:p>
          </table:table-cell>
          <table:table-cell office:value-type="float" office:value="0.28" calcext:value-type="float">
            <text:p>0.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rme 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JUP300</text:p>
          </table:table-cell>
          <table:table-cell office:value-type="date" office:date-value="1900-01-08" calcext:value-type="date">
            <text:p>08/01/00</text:p>
          </table:table-cell>
          <table:table-cell office:value-type="date" office:date-value="2099-12-30" calcext:value-type="date">
            <text:p>30/12/99</text:p>
          </table:table-cell>
          <table:table-cell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  <table:table-cell office:value-type="float" office:value="300" calcext:value-type="float">
            <text:p>300</text:p>
          </table:table-cell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nanke 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JUP300</text:p>
          </table:table-cell>
          <table:table-cell office:value-type="date" office:date-value="1900-01-08" calcext:value-type="date">
            <text:p>08/01/00</text:p>
          </table:table-cell>
          <table:table-cell office:value-type="date" office:date-value="2099-12-30" calcext:value-type="date">
            <text:p>30/12/99</text:p>
          </table:table-cell>
          <table:table-cell office:value-type="float" office:value="350" calcext:value-type="float">
            <text:p>350</text:p>
          </table:table-cell>
          <table:table-cell office:value-type="float" office:value="900" calcext:value-type="float">
            <text:p>900</text:p>
          </table:table-cell>
          <table:table-cell office:value-type="float" office:value="400" calcext:value-type="float">
            <text:p>400</text:p>
          </table:table-cell>
          <table:table-cell office:value-type="float" office:value="60" calcext:value-type="float">
            <text:p>60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eda 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JUP300</text:p>
          </table:table-cell>
          <table:table-cell office:value-type="date" office:date-value="1900-01-08" calcext:value-type="date">
            <text:p>08/01/00</text:p>
          </table:table-cell>
          <table:table-cell office:value-type="date" office:date-value="2099-12-30" calcext:value-type="date">
            <text:p>30/12/9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llirrhoe 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JUP300</text:p>
          </table:table-cell>
          <table:table-cell office:value-type="date" office:date-value="1900-01-08" calcext:value-type="date">
            <text:p>08/01/00</text:p>
          </table:table-cell>
          <table:table-cell office:value-type="date" office:date-value="2099-12-30" calcext:value-type="date">
            <text:p>30/12/99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30.0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hemisto 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JUP300</text:p>
          </table:table-cell>
          <table:table-cell office:value-type="date" office:date-value="1900-01-08" calcext:value-type="date">
            <text:p>08/01/00</text:p>
          </table:table-cell>
          <table:table-cell office:value-type="date" office:date-value="2099-12-30" calcext:value-type="date">
            <text:p>30/12/99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30.0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gaclite 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JUP300</text:p>
          </table:table-cell>
          <table:table-cell office:value-type="date" office:date-value="1900-01-08" calcext:value-type="date">
            <text:p>08/01/00</text:p>
          </table:table-cell>
          <table:table-cell office:value-type="date" office:date-value="2099-12-30" calcext:value-type="date">
            <text:p>30/12/99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30.0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aygete 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JUP300</text:p>
          </table:table-cell>
          <table:table-cell office:value-type="date" office:date-value="1900-01-08" calcext:value-type="date">
            <text:p>08/01/00</text:p>
          </table:table-cell>
          <table:table-cell office:value-type="date" office:date-value="2099-12-30" calcext:value-type="date">
            <text:p>30/12/99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30.0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haldene 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JUP300</text:p>
          </table:table-cell>
          <table:table-cell office:value-type="date" office:date-value="1900-01-08" calcext:value-type="date">
            <text:p>08/01/00</text:p>
          </table:table-cell>
          <table:table-cell office:value-type="date" office:date-value="2099-12-30" calcext:value-type="date">
            <text:p>30/12/99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30.0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arpalyke 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JUP300</text:p>
          </table:table-cell>
          <table:table-cell office:value-type="date" office:date-value="1900-01-08" calcext:value-type="date">
            <text:p>08/01/00</text:p>
          </table:table-cell>
          <table:table-cell office:value-type="date" office:date-value="2099-12-30" calcext:value-type="date">
            <text:p>30/12/99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30.0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alyke 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JUP300</text:p>
          </table:table-cell>
          <table:table-cell office:value-type="date" office:date-value="1900-01-08" calcext:value-type="date">
            <text:p>08/01/00</text:p>
          </table:table-cell>
          <table:table-cell office:value-type="date" office:date-value="2099-12-30" calcext:value-type="date">
            <text:p>30/12/99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30.0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ocaste 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JUP300</text:p>
          </table:table-cell>
          <table:table-cell office:value-type="date" office:date-value="1900-01-08" calcext:value-type="date">
            <text:p>08/01/00</text:p>
          </table:table-cell>
          <table:table-cell office:value-type="date" office:date-value="2099-12-30" calcext:value-type="date">
            <text:p>30/12/99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30.0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rinome 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JUP300</text:p>
          </table:table-cell>
          <table:table-cell office:value-type="date" office:date-value="1900-01-08" calcext:value-type="date">
            <text:p>08/01/00</text:p>
          </table:table-cell>
          <table:table-cell office:value-type="date" office:date-value="2099-12-30" calcext:value-type="date">
            <text:p>30/12/99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30.0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sonoe 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JUP300</text:p>
          </table:table-cell>
          <table:table-cell office:value-type="date" office:date-value="1900-01-08" calcext:value-type="date">
            <text:p>08/01/00</text:p>
          </table:table-cell>
          <table:table-cell office:value-type="date" office:date-value="2099-12-30" calcext:value-type="date">
            <text:p>30/12/99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30.0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axidike 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JUP300</text:p>
          </table:table-cell>
          <table:table-cell office:value-type="date" office:date-value="1900-01-08" calcext:value-type="date">
            <text:p>08/01/00</text:p>
          </table:table-cell>
          <table:table-cell office:value-type="date" office:date-value="2099-12-30" calcext:value-type="date">
            <text:p>30/12/99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30.0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utonoe 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JUP300</text:p>
          </table:table-cell>
          <table:table-cell office:value-type="date" office:date-value="1900-01-08" calcext:value-type="date">
            <text:p>08/01/00</text:p>
          </table:table-cell>
          <table:table-cell office:value-type="date" office:date-value="2099-12-30" calcext:value-type="date">
            <text:p>30/12/99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60.0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hyone 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JUP300</text:p>
          </table:table-cell>
          <table:table-cell office:value-type="date" office:date-value="1900-01-08" calcext:value-type="date">
            <text:p>08/01/00</text:p>
          </table:table-cell>
          <table:table-cell office:value-type="date" office:date-value="2099-12-30" calcext:value-type="date">
            <text:p>30/12/99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60.0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ermippe 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JUP300</text:p>
          </table:table-cell>
          <table:table-cell office:value-type="date" office:date-value="1900-01-08" calcext:value-type="date">
            <text:p>08/01/00</text:p>
          </table:table-cell>
          <table:table-cell office:value-type="date" office:date-value="2099-12-30" calcext:value-type="date">
            <text:p>30/12/99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60.0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itne 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JUP300</text:p>
          </table:table-cell>
          <table:table-cell office:value-type="date" office:date-value="1900-01-08" calcext:value-type="date">
            <text:p>08/01/00</text:p>
          </table:table-cell>
          <table:table-cell office:value-type="date" office:date-value="2099-12-30" calcext:value-type="date">
            <text:p>30/12/99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60.0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urydome 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JUP300</text:p>
          </table:table-cell>
          <table:table-cell office:value-type="date" office:date-value="1900-01-08" calcext:value-type="date">
            <text:p>08/01/00</text:p>
          </table:table-cell>
          <table:table-cell office:value-type="date" office:date-value="2099-12-30" calcext:value-type="date">
            <text:p>30/12/99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60.0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uanthe 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JUP300</text:p>
          </table:table-cell>
          <table:table-cell office:value-type="date" office:date-value="1900-01-08" calcext:value-type="date">
            <text:p>08/01/00</text:p>
          </table:table-cell>
          <table:table-cell office:value-type="date" office:date-value="2099-12-30" calcext:value-type="date">
            <text:p>30/12/99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60.0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uporie 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JUP300</text:p>
          </table:table-cell>
          <table:table-cell office:value-type="date" office:date-value="1900-01-08" calcext:value-type="date">
            <text:p>08/01/00</text:p>
          </table:table-cell>
          <table:table-cell office:value-type="date" office:date-value="2099-12-30" calcext:value-type="date">
            <text:p>30/12/99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60.0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rthosie 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JUP300</text:p>
          </table:table-cell>
          <table:table-cell office:value-type="date" office:date-value="1900-01-08" calcext:value-type="date">
            <text:p>08/01/00</text:p>
          </table:table-cell>
          <table:table-cell office:value-type="date" office:date-value="2099-12-30" calcext:value-type="date">
            <text:p>30/12/99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60.0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ponde 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JUP300</text:p>
          </table:table-cell>
          <table:table-cell office:value-type="date" office:date-value="1900-01-08" calcext:value-type="date">
            <text:p>08/01/00</text:p>
          </table:table-cell>
          <table:table-cell office:value-type="date" office:date-value="2099-12-30" calcext:value-type="date">
            <text:p>30/12/99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60.0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ale 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JUP300</text:p>
          </table:table-cell>
          <table:table-cell office:value-type="date" office:date-value="1900-01-08" calcext:value-type="date">
            <text:p>08/01/00</text:p>
          </table:table-cell>
          <table:table-cell office:value-type="date" office:date-value="2099-12-30" calcext:value-type="date">
            <text:p>30/12/99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60.0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sithee 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JUP300</text:p>
          </table:table-cell>
          <table:table-cell office:value-type="date" office:date-value="1900-01-08" calcext:value-type="date">
            <text:p>08/01/00</text:p>
          </table:table-cell>
          <table:table-cell office:value-type="date" office:date-value="2099-12-30" calcext:value-type="date">
            <text:p>30/12/99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60.0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egemone 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JUP300</text:p>
          </table:table-cell>
          <table:table-cell office:value-type="date" office:date-value="1900-01-08" calcext:value-type="date">
            <text:p>08/01/00</text:p>
          </table:table-cell>
          <table:table-cell office:value-type="date" office:date-value="2099-12-30" calcext:value-type="date">
            <text:p>30/12/99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60.0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neme 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JUP300</text:p>
          </table:table-cell>
          <table:table-cell office:value-type="date" office:date-value="1900-01-08" calcext:value-type="date">
            <text:p>08/01/00</text:p>
          </table:table-cell>
          <table:table-cell office:value-type="date" office:date-value="2099-12-30" calcext:value-type="date">
            <text:p>30/12/99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60.0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oede 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JUP300</text:p>
          </table:table-cell>
          <table:table-cell office:value-type="date" office:date-value="1900-01-08" calcext:value-type="date">
            <text:p>08/01/00</text:p>
          </table:table-cell>
          <table:table-cell office:value-type="date" office:date-value="2099-12-30" calcext:value-type="date">
            <text:p>30/12/99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60.0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helxinoe 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JUP300</text:p>
          </table:table-cell>
          <table:table-cell office:value-type="date" office:date-value="1900-01-08" calcext:value-type="date">
            <text:p>08/01/00</text:p>
          </table:table-cell>
          <table:table-cell office:value-type="date" office:date-value="2099-12-30" calcext:value-type="date">
            <text:p>30/12/99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60.0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rche 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JUP300</text:p>
          </table:table-cell>
          <table:table-cell office:value-type="date" office:date-value="1900-01-08" calcext:value-type="date">
            <text:p>08/01/00</text:p>
          </table:table-cell>
          <table:table-cell office:value-type="date" office:date-value="2099-12-30" calcext:value-type="date">
            <text:p>30/12/99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60.0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allichore 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JUP300</text:p>
          </table:table-cell>
          <table:table-cell office:value-type="date" office:date-value="1900-01-08" calcext:value-type="date">
            <text:p>08/01/00</text:p>
          </table:table-cell>
          <table:table-cell office:value-type="date" office:date-value="2099-12-30" calcext:value-type="date">
            <text:p>30/12/99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60.0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elike 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JUP300</text:p>
          </table:table-cell>
          <table:table-cell office:value-type="date" office:date-value="1900-01-08" calcext:value-type="date">
            <text:p>08/01/00</text:p>
          </table:table-cell>
          <table:table-cell office:value-type="date" office:date-value="2099-12-30" calcext:value-type="date">
            <text:p>30/12/99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60.0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rpo 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JUP300</text:p>
          </table:table-cell>
          <table:table-cell office:value-type="date" office:date-value="1900-01-08" calcext:value-type="date">
            <text:p>08/01/00</text:p>
          </table:table-cell>
          <table:table-cell office:value-type="date" office:date-value="2099-12-30" calcext:value-type="date">
            <text:p>30/12/99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60.0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ukelade 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JUP300</text:p>
          </table:table-cell>
          <table:table-cell office:value-type="date" office:date-value="1900-01-08" calcext:value-type="date">
            <text:p>08/01/00</text:p>
          </table:table-cell>
          <table:table-cell office:value-type="date" office:date-value="2099-12-30" calcext:value-type="date">
            <text:p>30/12/99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60.0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yllene 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JUP300</text:p>
          </table:table-cell>
          <table:table-cell office:value-type="date" office:date-value="1900-01-08" calcext:value-type="date">
            <text:p>08/01/00</text:p>
          </table:table-cell>
          <table:table-cell office:value-type="date" office:date-value="2099-12-30" calcext:value-type="date">
            <text:p>30/12/99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60.0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ore 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JUP300</text:p>
          </table:table-cell>
          <table:table-cell office:value-type="date" office:date-value="1900-01-08" calcext:value-type="date">
            <text:p>08/01/00</text:p>
          </table:table-cell>
          <table:table-cell office:value-type="date" office:date-value="2099-12-30" calcext:value-type="date">
            <text:p>30/12/99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60.0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erse 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JUP300</text:p>
          </table:table-cell>
          <table:table-cell office:value-type="date" office:date-value="1900-01-08" calcext:value-type="date">
            <text:p>08/01/00</text:p>
          </table:table-cell>
          <table:table-cell office:value-type="date" office:date-value="2099-12-30" calcext:value-type="date">
            <text:p>30/12/99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60.0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/2000 J 11</text:p>
          </table:table-cell>
          <table:table-cell office:value-type="float" office:value="55076" calcext:value-type="float">
            <text:p>55076</text:p>
          </table:table-cell>
          <table:table-cell office:value-type="string" calcext:value-type="string">
            <text:p>JUP300</text:p>
          </table:table-cell>
          <table:table-cell office:value-type="date" office:date-value="1900-01-08" calcext:value-type="date">
            <text:p>08/01/00</text:p>
          </table:table-cell>
          <table:table-cell office:value-type="date" office:date-value="2099-12-30" calcext:value-type="date">
            <text:p>30/12/99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60.0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/2003 J 2 </text:p>
          </table:table-cell>
          <table:table-cell office:value-type="float" office:value="55060" calcext:value-type="float">
            <text:p>55060</text:p>
          </table:table-cell>
          <table:table-cell office:value-type="string" calcext:value-type="string">
            <text:p>JUP300</text:p>
          </table:table-cell>
          <table:table-cell office:value-type="date" office:date-value="1900-01-08" calcext:value-type="date">
            <text:p>08/01/00</text:p>
          </table:table-cell>
          <table:table-cell office:value-type="date" office:date-value="2099-12-30" calcext:value-type="date">
            <text:p>30/12/99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60.0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/2003 J 3 </text:p>
          </table:table-cell>
          <table:table-cell office:value-type="float" office:value="55061" calcext:value-type="float">
            <text:p>55061</text:p>
          </table:table-cell>
          <table:table-cell office:value-type="string" calcext:value-type="string">
            <text:p>JUP300</text:p>
          </table:table-cell>
          <table:table-cell office:value-type="date" office:date-value="1900-01-08" calcext:value-type="date">
            <text:p>08/01/00</text:p>
          </table:table-cell>
          <table:table-cell office:value-type="date" office:date-value="2099-12-30" calcext:value-type="date">
            <text:p>30/12/99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60.0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/2003 J 4 </text:p>
          </table:table-cell>
          <table:table-cell office:value-type="float" office:value="55062" calcext:value-type="float">
            <text:p>55062</text:p>
          </table:table-cell>
          <table:table-cell office:value-type="string" calcext:value-type="string">
            <text:p>JUP300</text:p>
          </table:table-cell>
          <table:table-cell office:value-type="date" office:date-value="1900-01-08" calcext:value-type="date">
            <text:p>08/01/00</text:p>
          </table:table-cell>
          <table:table-cell office:value-type="date" office:date-value="2099-12-30" calcext:value-type="date">
            <text:p>30/12/99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60.0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/2003 J 5 </text:p>
          </table:table-cell>
          <table:table-cell office:value-type="float" office:value="55063" calcext:value-type="float">
            <text:p>55063</text:p>
          </table:table-cell>
          <table:table-cell office:value-type="string" calcext:value-type="string">
            <text:p>JUP300</text:p>
          </table:table-cell>
          <table:table-cell office:value-type="date" office:date-value="1900-01-08" calcext:value-type="date">
            <text:p>08/01/00</text:p>
          </table:table-cell>
          <table:table-cell office:value-type="date" office:date-value="2099-12-30" calcext:value-type="date">
            <text:p>30/12/99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60.0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/2003 J 9 </text:p>
          </table:table-cell>
          <table:table-cell office:value-type="float" office:value="55064" calcext:value-type="float">
            <text:p>55064</text:p>
          </table:table-cell>
          <table:table-cell office:value-type="string" calcext:value-type="string">
            <text:p>JUP300</text:p>
          </table:table-cell>
          <table:table-cell office:value-type="date" office:date-value="1900-01-08" calcext:value-type="date">
            <text:p>08/01/00</text:p>
          </table:table-cell>
          <table:table-cell office:value-type="date" office:date-value="2099-12-30" calcext:value-type="date">
            <text:p>30/12/99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60.0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/2003 J 10</text:p>
          </table:table-cell>
          <table:table-cell office:value-type="float" office:value="55065" calcext:value-type="float">
            <text:p>55065</text:p>
          </table:table-cell>
          <table:table-cell office:value-type="string" calcext:value-type="string">
            <text:p>JUP300</text:p>
          </table:table-cell>
          <table:table-cell office:value-type="date" office:date-value="1900-01-08" calcext:value-type="date">
            <text:p>08/01/00</text:p>
          </table:table-cell>
          <table:table-cell office:value-type="date" office:date-value="2099-12-30" calcext:value-type="date">
            <text:p>30/12/99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60.0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/2003 J 12</text:p>
          </table:table-cell>
          <table:table-cell office:value-type="float" office:value="55066" calcext:value-type="float">
            <text:p>55066</text:p>
          </table:table-cell>
          <table:table-cell office:value-type="string" calcext:value-type="string">
            <text:p>JUP300</text:p>
          </table:table-cell>
          <table:table-cell office:value-type="date" office:date-value="1900-01-08" calcext:value-type="date">
            <text:p>08/01/00</text:p>
          </table:table-cell>
          <table:table-cell office:value-type="date" office:date-value="2099-12-30" calcext:value-type="date">
            <text:p>30/12/99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60.0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/2003 J 15</text:p>
          </table:table-cell>
          <table:table-cell office:value-type="float" office:value="55067" calcext:value-type="float">
            <text:p>55067</text:p>
          </table:table-cell>
          <table:table-cell office:value-type="string" calcext:value-type="string">
            <text:p>JUP300</text:p>
          </table:table-cell>
          <table:table-cell office:value-type="date" office:date-value="1900-01-08" calcext:value-type="date">
            <text:p>08/01/00</text:p>
          </table:table-cell>
          <table:table-cell office:value-type="date" office:date-value="2099-12-30" calcext:value-type="date">
            <text:p>30/12/99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60.0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/2003 J 16</text:p>
          </table:table-cell>
          <table:table-cell office:value-type="float" office:value="55068" calcext:value-type="float">
            <text:p>55068</text:p>
          </table:table-cell>
          <table:table-cell office:value-type="string" calcext:value-type="string">
            <text:p>JUP300</text:p>
          </table:table-cell>
          <table:table-cell office:value-type="date" office:date-value="1900-01-08" calcext:value-type="date">
            <text:p>08/01/00</text:p>
          </table:table-cell>
          <table:table-cell office:value-type="date" office:date-value="2099-12-30" calcext:value-type="date">
            <text:p>30/12/99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60.0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/2003 J 18</text:p>
          </table:table-cell>
          <table:table-cell office:value-type="float" office:value="55069" calcext:value-type="float">
            <text:p>55069</text:p>
          </table:table-cell>
          <table:table-cell office:value-type="string" calcext:value-type="string">
            <text:p>JUP300</text:p>
          </table:table-cell>
          <table:table-cell office:value-type="date" office:date-value="1900-01-08" calcext:value-type="date">
            <text:p>08/01/00</text:p>
          </table:table-cell>
          <table:table-cell office:value-type="date" office:date-value="2099-12-30" calcext:value-type="date">
            <text:p>30/12/99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60.0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/2003 J 19</text:p>
          </table:table-cell>
          <table:table-cell office:value-type="float" office:value="55070" calcext:value-type="float">
            <text:p>55070</text:p>
          </table:table-cell>
          <table:table-cell office:value-type="string" calcext:value-type="string">
            <text:p>JUP300</text:p>
          </table:table-cell>
          <table:table-cell office:value-type="date" office:date-value="1900-01-08" calcext:value-type="date">
            <text:p>08/01/00</text:p>
          </table:table-cell>
          <table:table-cell office:value-type="date" office:date-value="2099-12-30" calcext:value-type="date">
            <text:p>30/12/99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60.0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/2003 J 23</text:p>
          </table:table-cell>
          <table:table-cell office:value-type="float" office:value="55071" calcext:value-type="float">
            <text:p>55071</text:p>
          </table:table-cell>
          <table:table-cell office:value-type="string" calcext:value-type="string">
            <text:p>JUP300</text:p>
          </table:table-cell>
          <table:table-cell office:value-type="date" office:date-value="1900-01-08" calcext:value-type="date">
            <text:p>08/01/00</text:p>
          </table:table-cell>
          <table:table-cell office:value-type="date" office:date-value="2099-12-30" calcext:value-type="date">
            <text:p>30/12/99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60.0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/2010 J 1 </text:p>
          </table:table-cell>
          <table:table-cell office:value-type="float" office:value="55072" calcext:value-type="float">
            <text:p>55072</text:p>
          </table:table-cell>
          <table:table-cell office:value-type="string" calcext:value-type="string">
            <text:p>JUP300</text:p>
          </table:table-cell>
          <table:table-cell office:value-type="date" office:date-value="1900-01-08" calcext:value-type="date">
            <text:p>08/01/00</text:p>
          </table:table-cell>
          <table:table-cell office:value-type="date" office:date-value="2099-12-30" calcext:value-type="date">
            <text:p>30/12/99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60.0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/2010 J 2 </text:p>
          </table:table-cell>
          <table:table-cell office:value-type="float" office:value="55073" calcext:value-type="float">
            <text:p>55073</text:p>
          </table:table-cell>
          <table:table-cell office:value-type="string" calcext:value-type="string">
            <text:p>JUP300</text:p>
          </table:table-cell>
          <table:table-cell office:value-type="date" office:date-value="1900-01-08" calcext:value-type="date">
            <text:p>08/01/00</text:p>
          </table:table-cell>
          <table:table-cell office:value-type="date" office:date-value="2099-12-30" calcext:value-type="date">
            <text:p>30/12/99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60.0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/2011 J 1 </text:p>
          </table:table-cell>
          <table:table-cell office:value-type="float" office:value="55074" calcext:value-type="float">
            <text:p>55074</text:p>
          </table:table-cell>
          <table:table-cell office:value-type="string" calcext:value-type="string">
            <text:p>JUP300</text:p>
          </table:table-cell>
          <table:table-cell office:value-type="date" office:date-value="1900-01-08" calcext:value-type="date">
            <text:p>08/01/00</text:p>
          </table:table-cell>
          <table:table-cell office:value-type="date" office:date-value="2099-12-30" calcext:value-type="date">
            <text:p>30/12/99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60.0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/2011 J 2 </text:p>
          </table:table-cell>
          <table:table-cell office:value-type="float" office:value="55075" calcext:value-type="float">
            <text:p>55075</text:p>
          </table:table-cell>
          <table:table-cell office:value-type="string" calcext:value-type="string">
            <text:p>JUP300</text:p>
          </table:table-cell>
          <table:table-cell office:value-type="date" office:date-value="1900-01-08" calcext:value-type="date">
            <text:p>08/01/00</text:p>
          </table:table-cell>
          <table:table-cell office:value-type="date" office:date-value="2099-12-30" calcext:value-type="date">
            <text:p>30/12/99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60.0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mas 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SAT359</text:p>
          </table:table-cell>
          <table:table-cell office:value-type="date" office:date-value="1800-01-07" calcext:value-type="date">
            <text:p>07/01/00</text:p>
          </table:table-cell>
          <table:table-cell office:value-type="date" office:date-value="2200-01-16" calcext:value-type="date">
            <text:p>16/01/0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office:value-type="float" office:value="0.009" calcext:value-type="float">
            <text:p>0.0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nceladus 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SAT359</text:p>
          </table:table-cell>
          <table:table-cell office:value-type="date" office:date-value="1800-01-07" calcext:value-type="date">
            <text:p>07/01/00</text:p>
          </table:table-cell>
          <table:table-cell office:value-type="date" office:date-value="2200-01-16" calcext:value-type="date">
            <text:p>16/01/0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office:value-type="float" office:value="0.004" calcext:value-type="float">
            <text:p>0.0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ethys 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SAT359</text:p>
          </table:table-cell>
          <table:table-cell office:value-type="date" office:date-value="1800-01-07" calcext:value-type="date">
            <text:p>07/01/00</text:p>
          </table:table-cell>
          <table:table-cell office:value-type="date" office:date-value="2200-01-16" calcext:value-type="date">
            <text:p>16/01/0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office:value-type="float" office:value="0.009" calcext:value-type="float">
            <text:p>0.0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ione 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SAT359</text:p>
          </table:table-cell>
          <table:table-cell office:value-type="date" office:date-value="1800-01-07" calcext:value-type="date">
            <text:p>07/01/00</text:p>
          </table:table-cell>
          <table:table-cell office:value-type="date" office:date-value="2200-01-16" calcext:value-type="date">
            <text:p>16/01/0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office:value-type="float" office:value="0.004" calcext:value-type="float">
            <text:p>0.0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hea 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SAT359</text:p>
          </table:table-cell>
          <table:table-cell office:value-type="date" office:date-value="1800-01-07" calcext:value-type="date">
            <text:p>07/01/00</text:p>
          </table:table-cell>
          <table:table-cell office:value-type="date" office:date-value="2200-01-16" calcext:value-type="date">
            <text:p>16/01/0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office:value-type="float" office:value="0.004" calcext:value-type="float">
            <text:p>0.0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tan 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SAT359</text:p>
          </table:table-cell>
          <table:table-cell office:value-type="date" office:date-value="1800-01-07" calcext:value-type="date">
            <text:p>07/01/00</text:p>
          </table:table-cell>
          <table:table-cell office:value-type="date" office:date-value="2200-01-16" calcext:value-type="date">
            <text:p>16/01/0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office:value-type="float" office:value="0.002" calcext:value-type="float">
            <text:p>0.0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yperion 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SAT359</text:p>
          </table:table-cell>
          <table:table-cell office:value-type="date" office:date-value="1800-01-07" calcext:value-type="date">
            <text:p>07/01/00</text:p>
          </table:table-cell>
          <table:table-cell office:value-type="date" office:date-value="2200-01-16" calcext:value-type="date">
            <text:p>16/01/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office:value-type="float" office:value="0.017" calcext:value-type="float">
            <text:p>0.0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apetus 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SAT359</text:p>
          </table:table-cell>
          <table:table-cell office:value-type="date" office:date-value="1800-01-07" calcext:value-type="date">
            <text:p>07/01/00</text:p>
          </table:table-cell>
          <table:table-cell office:value-type="date" office:date-value="2200-01-16" calcext:value-type="date">
            <text:p>16/01/0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office:value-type="float" office:value="0.004" calcext:value-type="float">
            <text:p>0.0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ethone 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SAT359</text:p>
          </table:table-cell>
          <table:table-cell office:value-type="date" office:date-value="1800-01-07" calcext:value-type="date">
            <text:p>07/01/00</text:p>
          </table:table-cell>
          <table:table-cell office:value-type="date" office:date-value="2200-01-16" calcext:value-type="date">
            <text:p>16/01/00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llene 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SAT357</text:p>
          </table:table-cell>
          <table:table-cell office:value-type="date" office:date-value="1949-12-28" calcext:value-type="date">
            <text:p>28/12/49</text:p>
          </table:table-cell>
          <table:table-cell office:value-type="date" office:date-value="2050-01-12" calcext:value-type="date">
            <text:p>12/01/50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nthe 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SAT357</text:p>
          </table:table-cell>
          <table:table-cell office:value-type="date" office:date-value="1949-12-28" calcext:value-type="date">
            <text:p>28/12/49</text:p>
          </table:table-cell>
          <table:table-cell office:value-type="date" office:date-value="2050-01-12" calcext:value-type="date">
            <text:p>12/01/50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egaeon 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SAT357</text:p>
          </table:table-cell>
          <table:table-cell office:value-type="date" office:date-value="1949-12-28" calcext:value-type="date">
            <text:p>28/12/49</text:p>
          </table:table-cell>
          <table:table-cell office:value-type="date" office:date-value="2050-01-12" calcext:value-type="date">
            <text:p>12/01/50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elene 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SAT359</text:p>
          </table:table-cell>
          <table:table-cell office:value-type="date" office:date-value="1800-01-07" calcext:value-type="date">
            <text:p>07/01/00</text:p>
          </table:table-cell>
          <table:table-cell office:value-type="date" office:date-value="2200-01-16" calcext:value-type="date">
            <text:p>16/01/0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office:value-type="float" office:value="0.004" calcext:value-type="float">
            <text:p>0.0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elesto 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SAT359</text:p>
          </table:table-cell>
          <table:table-cell office:value-type="date" office:date-value="1800-01-07" calcext:value-type="date">
            <text:p>07/01/00</text:p>
          </table:table-cell>
          <table:table-cell office:value-type="date" office:date-value="2200-01-16" calcext:value-type="date">
            <text:p>16/01/00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office:value-type="float" office:value="0.013" calcext:value-type="float">
            <text:p>0.0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lypso 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SAT359</text:p>
          </table:table-cell>
          <table:table-cell office:value-type="date" office:date-value="1800-01-07" calcext:value-type="date">
            <text:p>07/01/00</text:p>
          </table:table-cell>
          <table:table-cell office:value-type="date" office:date-value="2200-01-16" calcext:value-type="date">
            <text:p>16/01/00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office:value-type="float" office:value="0.013" calcext:value-type="float">
            <text:p>0.0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olydeuces 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SAT357</text:p>
          </table:table-cell>
          <table:table-cell office:value-type="date" office:date-value="1949-12-28" calcext:value-type="date">
            <text:p>28/12/49</text:p>
          </table:table-cell>
          <table:table-cell office:value-type="date" office:date-value="2050-01-12" calcext:value-type="date">
            <text:p>12/01/50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anus 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SAT357</text:p>
          </table:table-cell>
          <table:table-cell office:value-type="date" office:date-value="1949-12-28" calcext:value-type="date">
            <text:p>28/12/49</text:p>
          </table:table-cell>
          <table:table-cell office:value-type="date" office:date-value="2050-01-12" calcext:value-type="date">
            <text:p>12/01/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office:value-type="float" office:value="0.01" calcext:value-type="float">
            <text:p>0.0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pimetheus 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SAT357</text:p>
          </table:table-cell>
          <table:table-cell office:value-type="date" office:date-value="1949-12-28" calcext:value-type="date">
            <text:p>28/12/49</text:p>
          </table:table-cell>
          <table:table-cell office:value-type="date" office:date-value="2050-01-12" calcext:value-type="date">
            <text:p>12/01/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office:value-type="float" office:value="0.01" calcext:value-type="float">
            <text:p>0.0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tlas 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SAT357</text:p>
          </table:table-cell>
          <table:table-cell office:value-type="date" office:date-value="1949-12-28" calcext:value-type="date">
            <text:p>28/12/49</text:p>
          </table:table-cell>
          <table:table-cell office:value-type="date" office:date-value="2050-01-12" calcext:value-type="date">
            <text:p>12/01/50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office:value-type="float" office:value="0.04" calcext:value-type="float">
            <text:p>0.0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ometheus 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SAT357</text:p>
          </table:table-cell>
          <table:table-cell office:value-type="date" office:date-value="1949-12-28" calcext:value-type="date">
            <text:p>28/12/49</text:p>
          </table:table-cell>
          <table:table-cell office:value-type="date" office:date-value="2050-01-12" calcext:value-type="date">
            <text:p>12/01/5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office:value-type="float" office:value="0.02" calcext:value-type="float">
            <text:p>0.0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andora 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SAT357</text:p>
          </table:table-cell>
          <table:table-cell office:value-type="date" office:date-value="1949-12-28" calcext:value-type="date">
            <text:p>28/12/49</text:p>
          </table:table-cell>
          <table:table-cell office:value-type="date" office:date-value="2050-01-12" calcext:value-type="date">
            <text:p>12/01/5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office:value-type="float" office:value="0.02" calcext:value-type="float">
            <text:p>0.0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an 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SAT357</text:p>
          </table:table-cell>
          <table:table-cell office:value-type="date" office:date-value="1949-12-28" calcext:value-type="date">
            <text:p>28/12/49</text:p>
          </table:table-cell>
          <table:table-cell office:value-type="date" office:date-value="2050-01-12" calcext:value-type="date">
            <text:p>12/01/50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aphnis 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SAT357</text:p>
          </table:table-cell>
          <table:table-cell office:value-type="date" office:date-value="1949-12-28" calcext:value-type="date">
            <text:p>28/12/49</text:p>
          </table:table-cell>
          <table:table-cell office:value-type="date" office:date-value="2050-01-12" calcext:value-type="date">
            <text:p>12/01/50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hoebe 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SAT359</text:p>
          </table:table-cell>
          <table:table-cell office:value-type="date" office:date-value="1800-01-07" calcext:value-type="date">
            <text:p>07/01/00</text:p>
          </table:table-cell>
          <table:table-cell office:value-type="date" office:date-value="2200-01-16" calcext:value-type="date">
            <text:p>16/01/0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bd</text:p>
          </table:table-cell>
          <table:table-cell office:value-type="float" office:value="0.009" calcext:value-type="float">
            <text:p>0.0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Ymir 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SAT354</text:p>
          </table:table-cell>
          <table:table-cell office:value-type="date" office:date-value="1900-01-07" calcext:value-type="date">
            <text:p>07/01/00</text:p>
          </table:table-cell>
          <table:table-cell office:value-type="date" office:date-value="2100-01-02" calcext:value-type="date">
            <text:p>02/01/00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5.0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aaliaq 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SAT354</text:p>
          </table:table-cell>
          <table:table-cell office:value-type="date" office:date-value="1900-01-07" calcext:value-type="date">
            <text:p>07/01/00</text:p>
          </table:table-cell>
          <table:table-cell office:value-type="date" office:date-value="2100-01-02" calcext:value-type="date">
            <text:p>02/01/00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5.0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arvos 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SAT354</text:p>
          </table:table-cell>
          <table:table-cell office:value-type="date" office:date-value="1900-01-07" calcext:value-type="date">
            <text:p>07/01/00</text:p>
          </table:table-cell>
          <table:table-cell office:value-type="date" office:date-value="2100-01-02" calcext:value-type="date">
            <text:p>02/01/00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5.0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jiraq 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SAT354</text:p>
          </table:table-cell>
          <table:table-cell office:value-type="date" office:date-value="1900-01-07" calcext:value-type="date">
            <text:p>07/01/00</text:p>
          </table:table-cell>
          <table:table-cell office:value-type="date" office:date-value="2100-01-02" calcext:value-type="date">
            <text:p>02/01/00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5.0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ttungr 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SAT354</text:p>
          </table:table-cell>
          <table:table-cell office:value-type="date" office:date-value="1900-01-07" calcext:value-type="date">
            <text:p>07/01/00</text:p>
          </table:table-cell>
          <table:table-cell office:value-type="date" office:date-value="2100-01-02" calcext:value-type="date">
            <text:p>02/01/00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5.0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Kiviuq 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SAT354</text:p>
          </table:table-cell>
          <table:table-cell office:value-type="date" office:date-value="1900-01-07" calcext:value-type="date">
            <text:p>07/01/00</text:p>
          </table:table-cell>
          <table:table-cell office:value-type="date" office:date-value="2100-01-02" calcext:value-type="date">
            <text:p>02/01/00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5.0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undilfari 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SAT354</text:p>
          </table:table-cell>
          <table:table-cell office:value-type="date" office:date-value="1900-01-07" calcext:value-type="date">
            <text:p>07/01/00</text:p>
          </table:table-cell>
          <table:table-cell office:value-type="date" office:date-value="2100-01-02" calcext:value-type="date">
            <text:p>02/01/00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5.0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lbiorix 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SAT354</text:p>
          </table:table-cell>
          <table:table-cell office:value-type="date" office:date-value="1900-01-07" calcext:value-type="date">
            <text:p>07/01/00</text:p>
          </table:table-cell>
          <table:table-cell office:value-type="date" office:date-value="2100-01-02" calcext:value-type="date">
            <text:p>02/01/00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5.0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kadi 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SAT354</text:p>
          </table:table-cell>
          <table:table-cell office:value-type="date" office:date-value="1900-01-07" calcext:value-type="date">
            <text:p>07/01/00</text:p>
          </table:table-cell>
          <table:table-cell office:value-type="date" office:date-value="2100-01-02" calcext:value-type="date">
            <text:p>02/01/00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5.0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rriapus 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SAT354</text:p>
          </table:table-cell>
          <table:table-cell office:value-type="date" office:date-value="1900-01-07" calcext:value-type="date">
            <text:p>07/01/00</text:p>
          </table:table-cell>
          <table:table-cell office:value-type="date" office:date-value="2100-01-02" calcext:value-type="date">
            <text:p>02/01/00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5.0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iarnaq 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SAT354</text:p>
          </table:table-cell>
          <table:table-cell office:value-type="date" office:date-value="1900-01-07" calcext:value-type="date">
            <text:p>07/01/00</text:p>
          </table:table-cell>
          <table:table-cell office:value-type="date" office:date-value="2100-01-02" calcext:value-type="date">
            <text:p>02/01/00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5.0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hrymr 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SAT354</text:p>
          </table:table-cell>
          <table:table-cell office:value-type="date" office:date-value="1900-01-07" calcext:value-type="date">
            <text:p>07/01/00</text:p>
          </table:table-cell>
          <table:table-cell office:value-type="date" office:date-value="2100-01-02" calcext:value-type="date">
            <text:p>02/01/00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5.0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arvi 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SAT354</text:p>
          </table:table-cell>
          <table:table-cell office:value-type="date" office:date-value="1900-01-07" calcext:value-type="date">
            <text:p>07/01/00</text:p>
          </table:table-cell>
          <table:table-cell office:value-type="date" office:date-value="2100-01-02" calcext:value-type="date">
            <text:p>02/01/00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5.0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egir 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SAT354</text:p>
          </table:table-cell>
          <table:table-cell office:value-type="date" office:date-value="1900-01-07" calcext:value-type="date">
            <text:p>07/01/00</text:p>
          </table:table-cell>
          <table:table-cell office:value-type="date" office:date-value="2100-01-02" calcext:value-type="date">
            <text:p>02/01/00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10.0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ebhionn 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SAT354</text:p>
          </table:table-cell>
          <table:table-cell office:value-type="date" office:date-value="1900-01-07" calcext:value-type="date">
            <text:p>07/01/00</text:p>
          </table:table-cell>
          <table:table-cell office:value-type="date" office:date-value="2100-01-02" calcext:value-type="date">
            <text:p>02/01/00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10.0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ergelmir 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SAT354</text:p>
          </table:table-cell>
          <table:table-cell office:value-type="date" office:date-value="1900-01-07" calcext:value-type="date">
            <text:p>07/01/00</text:p>
          </table:table-cell>
          <table:table-cell office:value-type="date" office:date-value="2100-01-02" calcext:value-type="date">
            <text:p>02/01/00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10.0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estla 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SAT354</text:p>
          </table:table-cell>
          <table:table-cell office:value-type="date" office:date-value="1900-01-07" calcext:value-type="date">
            <text:p>07/01/00</text:p>
          </table:table-cell>
          <table:table-cell office:value-type="date" office:date-value="2100-01-02" calcext:value-type="date">
            <text:p>02/01/00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10.0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arbauti 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SAT354</text:p>
          </table:table-cell>
          <table:table-cell office:value-type="date" office:date-value="1900-01-07" calcext:value-type="date">
            <text:p>07/01/00</text:p>
          </table:table-cell>
          <table:table-cell office:value-type="date" office:date-value="2100-01-02" calcext:value-type="date">
            <text:p>02/01/00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10.0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enrir 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SAT354</text:p>
          </table:table-cell>
          <table:table-cell office:value-type="date" office:date-value="1900-01-07" calcext:value-type="date">
            <text:p>07/01/00</text:p>
          </table:table-cell>
          <table:table-cell office:value-type="date" office:date-value="2100-01-02" calcext:value-type="date">
            <text:p>02/01/00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10.0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ornjot 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SAT354</text:p>
          </table:table-cell>
          <table:table-cell office:value-type="date" office:date-value="1900-01-07" calcext:value-type="date">
            <text:p>07/01/00</text:p>
          </table:table-cell>
          <table:table-cell office:value-type="date" office:date-value="2100-01-02" calcext:value-type="date">
            <text:p>02/01/00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10.0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ati 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SAT354</text:p>
          </table:table-cell>
          <table:table-cell office:value-type="date" office:date-value="1900-01-07" calcext:value-type="date">
            <text:p>07/01/00</text:p>
          </table:table-cell>
          <table:table-cell office:value-type="date" office:date-value="2100-01-02" calcext:value-type="date">
            <text:p>02/01/00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10.0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yrrokkin 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SAT354</text:p>
          </table:table-cell>
          <table:table-cell office:value-type="date" office:date-value="1900-01-07" calcext:value-type="date">
            <text:p>07/01/00</text:p>
          </table:table-cell>
          <table:table-cell office:value-type="date" office:date-value="2100-01-02" calcext:value-type="date">
            <text:p>02/01/00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10.0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Kari 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SAT354</text:p>
          </table:table-cell>
          <table:table-cell office:value-type="date" office:date-value="1900-01-07" calcext:value-type="date">
            <text:p>07/01/00</text:p>
          </table:table-cell>
          <table:table-cell office:value-type="date" office:date-value="2100-01-02" calcext:value-type="date">
            <text:p>02/01/00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10.0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oge 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SAT354</text:p>
          </table:table-cell>
          <table:table-cell office:value-type="date" office:date-value="1900-01-07" calcext:value-type="date">
            <text:p>07/01/00</text:p>
          </table:table-cell>
          <table:table-cell office:value-type="date" office:date-value="2100-01-02" calcext:value-type="date">
            <text:p>02/01/00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10.0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koll 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SAT354</text:p>
          </table:table-cell>
          <table:table-cell office:value-type="date" office:date-value="1900-01-07" calcext:value-type="date">
            <text:p>07/01/00</text:p>
          </table:table-cell>
          <table:table-cell office:value-type="date" office:date-value="2100-01-02" calcext:value-type="date">
            <text:p>02/01/00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10.0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rtur 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SAT354</text:p>
          </table:table-cell>
          <table:table-cell office:value-type="date" office:date-value="1900-01-07" calcext:value-type="date">
            <text:p>07/01/00</text:p>
          </table:table-cell>
          <table:table-cell office:value-type="date" office:date-value="2100-01-02" calcext:value-type="date">
            <text:p>02/01/00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10.0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Jarnsaxa 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SAT354</text:p>
          </table:table-cell>
          <table:table-cell office:value-type="date" office:date-value="1900-01-07" calcext:value-type="date">
            <text:p>07/01/00</text:p>
          </table:table-cell>
          <table:table-cell office:value-type="date" office:date-value="2100-01-02" calcext:value-type="date">
            <text:p>02/01/00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10.0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reip 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SAT354</text:p>
          </table:table-cell>
          <table:table-cell office:value-type="date" office:date-value="1900-01-07" calcext:value-type="date">
            <text:p>07/01/00</text:p>
          </table:table-cell>
          <table:table-cell office:value-type="date" office:date-value="2100-01-02" calcext:value-type="date">
            <text:p>02/01/00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10.0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arqeq 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SAT354</text:p>
          </table:table-cell>
          <table:table-cell office:value-type="date" office:date-value="1900-01-07" calcext:value-type="date">
            <text:p>07/01/00</text:p>
          </table:table-cell>
          <table:table-cell office:value-type="date" office:date-value="2100-01-02" calcext:value-type="date">
            <text:p>02/01/00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10.0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/2004 S 7 </text:p>
          </table:table-cell>
          <table:table-cell office:value-type="float" office:value="65035" calcext:value-type="float">
            <text:p>65035</text:p>
          </table:table-cell>
          <table:table-cell office:value-type="string" calcext:value-type="string">
            <text:p>SAT354</text:p>
          </table:table-cell>
          <table:table-cell office:value-type="date" office:date-value="1900-01-07" calcext:value-type="date">
            <text:p>07/01/00</text:p>
          </table:table-cell>
          <table:table-cell office:value-type="date" office:date-value="2100-01-02" calcext:value-type="date">
            <text:p>02/01/00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10.0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/2004 S 12</text:p>
          </table:table-cell>
          <table:table-cell office:value-type="float" office:value="65040" calcext:value-type="float">
            <text:p>65040</text:p>
          </table:table-cell>
          <table:table-cell office:value-type="string" calcext:value-type="string">
            <text:p>SAT354</text:p>
          </table:table-cell>
          <table:table-cell office:value-type="date" office:date-value="1900-01-07" calcext:value-type="date">
            <text:p>07/01/00</text:p>
          </table:table-cell>
          <table:table-cell office:value-type="date" office:date-value="2100-01-02" calcext:value-type="date">
            <text:p>02/01/00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10.0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/2004 S 13</text:p>
          </table:table-cell>
          <table:table-cell office:value-type="float" office:value="65041" calcext:value-type="float">
            <text:p>65041</text:p>
          </table:table-cell>
          <table:table-cell office:value-type="string" calcext:value-type="string">
            <text:p>SAT354</text:p>
          </table:table-cell>
          <table:table-cell office:value-type="date" office:date-value="1900-01-07" calcext:value-type="date">
            <text:p>07/01/00</text:p>
          </table:table-cell>
          <table:table-cell office:value-type="date" office:date-value="2100-01-02" calcext:value-type="date">
            <text:p>02/01/00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10.0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/2004 S 17</text:p>
          </table:table-cell>
          <table:table-cell office:value-type="float" office:value="65045" calcext:value-type="float">
            <text:p>65045</text:p>
          </table:table-cell>
          <table:table-cell office:value-type="string" calcext:value-type="string">
            <text:p>SAT354</text:p>
          </table:table-cell>
          <table:table-cell office:value-type="date" office:date-value="1900-01-07" calcext:value-type="date">
            <text:p>07/01/00</text:p>
          </table:table-cell>
          <table:table-cell office:value-type="date" office:date-value="2100-01-02" calcext:value-type="date">
            <text:p>02/01/00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10.0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/2006 S 01</text:p>
          </table:table-cell>
          <table:table-cell office:value-type="float" office:value="65048" calcext:value-type="float">
            <text:p>65048</text:p>
          </table:table-cell>
          <table:table-cell office:value-type="string" calcext:value-type="string">
            <text:p>SAT354</text:p>
          </table:table-cell>
          <table:table-cell office:value-type="date" office:date-value="1900-01-07" calcext:value-type="date">
            <text:p>07/01/00</text:p>
          </table:table-cell>
          <table:table-cell office:value-type="date" office:date-value="2100-01-02" calcext:value-type="date">
            <text:p>02/01/00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10.0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/2006 S 03</text:p>
          </table:table-cell>
          <table:table-cell office:value-type="float" office:value="65050" calcext:value-type="float">
            <text:p>65050</text:p>
          </table:table-cell>
          <table:table-cell office:value-type="string" calcext:value-type="string">
            <text:p>SAT354</text:p>
          </table:table-cell>
          <table:table-cell office:value-type="date" office:date-value="1900-01-07" calcext:value-type="date">
            <text:p>07/01/00</text:p>
          </table:table-cell>
          <table:table-cell office:value-type="date" office:date-value="2100-01-02" calcext:value-type="date">
            <text:p>02/01/00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10.0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/2007 S 02</text:p>
          </table:table-cell>
          <table:table-cell office:value-type="float" office:value="65055" calcext:value-type="float">
            <text:p>65055</text:p>
          </table:table-cell>
          <table:table-cell office:value-type="string" calcext:value-type="string">
            <text:p>SAT354</text:p>
          </table:table-cell>
          <table:table-cell office:value-type="date" office:date-value="1900-01-07" calcext:value-type="date">
            <text:p>07/01/00</text:p>
          </table:table-cell>
          <table:table-cell office:value-type="date" office:date-value="2100-01-07" calcext:value-type="date">
            <text:p>07/01/00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20.0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/2007 S 03</text:p>
          </table:table-cell>
          <table:table-cell office:value-type="float" office:value="65056" calcext:value-type="float">
            <text:p>65056</text:p>
          </table:table-cell>
          <table:table-cell office:value-type="string" calcext:value-type="string">
            <text:p>SAT354</text:p>
          </table:table-cell>
          <table:table-cell office:value-type="date" office:date-value="1900-01-07" calcext:value-type="date">
            <text:p>07/01/00</text:p>
          </table:table-cell>
          <table:table-cell office:value-type="date" office:date-value="2100-01-07" calcext:value-type="date">
            <text:p>07/01/00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20.0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riel 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URA085</text:p>
          </table:table-cell>
          <table:table-cell office:value-type="date" office:date-value="1899-12-26" calcext:value-type="date">
            <text:p>26/12/99</text:p>
          </table:table-cell>
          <table:table-cell office:value-type="date" office:date-value="2100-01-02" calcext:value-type="date">
            <text:p>02/01/00</text:p>
          </table:table-cell>
          <table:table-cell table:number-columns-repeated="3" office:value-type="float" office:value="200" calcext:value-type="float">
            <text:p>200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" calcext:value-type="float">
            <text:p>0.0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Umbriel 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URA085</text:p>
          </table:table-cell>
          <table:table-cell office:value-type="date" office:date-value="1899-12-26" calcext:value-type="date">
            <text:p>26/12/99</text:p>
          </table:table-cell>
          <table:table-cell office:value-type="date" office:date-value="2100-01-02" calcext:value-type="date">
            <text:p>02/01/00</text:p>
          </table:table-cell>
          <table:table-cell table:number-columns-repeated="3" office:value-type="float" office:value="200" calcext:value-type="float">
            <text:p>200</text:p>
          </table:table-cell>
          <table:table-cell office:value-type="float" office:value="0.028" calcext:value-type="float">
            <text:p>0.028</text:p>
          </table:table-cell>
          <table:table-cell office:value-type="float" office:value="0.02" calcext:value-type="float">
            <text:p>0.0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itania 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URA085</text:p>
          </table:table-cell>
          <table:table-cell office:value-type="date" office:date-value="1899-12-26" calcext:value-type="date">
            <text:p>26/12/99</text:p>
          </table:table-cell>
          <table:table-cell office:value-type="date" office:date-value="2100-01-02" calcext:value-type="date">
            <text:p>02/01/00</text:p>
          </table:table-cell>
          <table:table-cell table:number-columns-repeated="3" office:value-type="float" office:value="200" calcext:value-type="float">
            <text:p>200</text:p>
          </table:table-cell>
          <table:table-cell office:value-type="float" office:value="0.044" calcext:value-type="float">
            <text:p>0.044</text:p>
          </table:table-cell>
          <table:table-cell office:value-type="float" office:value="0.02" calcext:value-type="float">
            <text:p>0.0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Oberon 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URA085</text:p>
          </table:table-cell>
          <table:table-cell office:value-type="date" office:date-value="1899-12-26" calcext:value-type="date">
            <text:p>26/12/99</text:p>
          </table:table-cell>
          <table:table-cell office:value-type="date" office:date-value="2100-01-02" calcext:value-type="date">
            <text:p>02/01/00</text:p>
          </table:table-cell>
          <table:table-cell table:number-columns-repeated="3"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iranda 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URA085</text:p>
          </table:table-cell>
          <table:table-cell office:value-type="date" office:date-value="1899-12-26" calcext:value-type="date">
            <text:p>26/12/99</text:p>
          </table:table-cell>
          <table:table-cell office:value-type="date" office:date-value="2100-01-02" calcext:value-type="date">
            <text:p>02/01/00</text:p>
          </table:table-cell>
          <table:table-cell table:number-columns-repeated="3"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ordelia 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URA091</text:p>
          </table:table-cell>
          <table:table-cell office:value-type="date" office:date-value="1900-01-01" calcext:value-type="date">
            <text:p>01/01/00</text:p>
          </table:table-cell>
          <table:table-cell office:value-type="date" office:date-value="2100-01-01" calcext:value-type="date">
            <text:p>01/01/00</text:p>
          </table:table-cell>
          <table:table-cell office:value-type="float" office:value="50" calcext:value-type="float">
            <text:p>50</text:p>
          </table:table-cell>
          <table:table-cell office:value-type="float" office:value="14500" calcext:value-type="float">
            <text:p>14500</text:p>
          </table:table-cell>
          <table:table-cell office:value-type="float" office:value="200" calcext:value-type="float">
            <text:p>200</text:p>
          </table:table-cell>
          <table:table-cell office:value-type="float" office:value="0.15" calcext:value-type="float">
            <text:p>0.15</text:p>
          </table:table-cell>
          <table:table-cell office:value-type="float" office:value="1.1" calcext:value-type="float">
            <text:p>1.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Ophelia 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URA091</text:p>
          </table:table-cell>
          <table:table-cell office:value-type="date" office:date-value="1900-01-01" calcext:value-type="date">
            <text:p>01/01/00</text:p>
          </table:table-cell>
          <table:table-cell office:value-type="date" office:date-value="2100-01-01" calcext:value-type="date">
            <text:p>01/01/00</text:p>
          </table:table-cell>
          <table:table-cell office:value-type="float" office:value="500" calcext:value-type="float">
            <text:p>500</text:p>
          </table:table-cell>
          <table:table-cell office:value-type="float" office:value="75000" calcext:value-type="float">
            <text:p>75000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5.7" calcext:value-type="float">
            <text:p>5.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Bianca 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URA091</text:p>
          </table:table-cell>
          <table:table-cell office:value-type="date" office:date-value="1900-01-01" calcext:value-type="date">
            <text:p>01/01/00</text:p>
          </table:table-cell>
          <table:table-cell office:value-type="date" office:date-value="2100-01-01" calcext:value-type="date">
            <text:p>01/01/00</text:p>
          </table:table-cell>
          <table:table-cell office:value-type="float" office:value="30" calcext:value-type="float">
            <text:p>30</text:p>
          </table:table-cell>
          <table:table-cell office:value-type="float" office:value="410" calcext:value-type="float">
            <text:p>410</text:p>
          </table:table-cell>
          <table:table-cell office:value-type="float" office:value="230" calcext:value-type="float">
            <text:p>23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3" calcext:value-type="float">
            <text:p>0.0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ressida 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URA091</text:p>
          </table:table-cell>
          <table:table-cell office:value-type="date" office:date-value="1900-01-01" calcext:value-type="date">
            <text:p>01/01/00</text:p>
          </table:table-cell>
          <table:table-cell office:value-type="date" office:date-value="2100-01-01" calcext:value-type="date">
            <text:p>01/01/00</text:p>
          </table:table-cell>
          <table:table-cell office:value-type="float" office:value="25" calcext:value-type="float">
            <text:p>25</text:p>
          </table:table-cell>
          <table:table-cell office:value-type="float" office:value="220" calcext:value-type="float">
            <text:p>220</text:p>
          </table:table-cell>
          <table:table-cell office:value-type="float" office:value="150" calcext:value-type="float">
            <text:p>150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2" calcext:value-type="float">
            <text:p>0.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Desdemona 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URA091</text:p>
          </table:table-cell>
          <table:table-cell office:value-type="date" office:date-value="1900-01-01" calcext:value-type="date">
            <text:p>01/01/00</text:p>
          </table:table-cell>
          <table:table-cell office:value-type="date" office:date-value="2100-01-01" calcext:value-type="date">
            <text:p>01/01/00</text:p>
          </table:table-cell>
          <table:table-cell office:value-type="float" office:value="25" calcext:value-type="float">
            <text:p>25</text:p>
          </table:table-cell>
          <table:table-cell office:value-type="float" office:value="220" calcext:value-type="float">
            <text:p>220</text:p>
          </table:table-cell>
          <table:table-cell office:value-type="float" office:value="150" calcext:value-type="float">
            <text:p>150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2" calcext:value-type="float">
            <text:p>0.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Juliet 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URA091</text:p>
          </table:table-cell>
          <table:table-cell office:value-type="date" office:date-value="1900-01-01" calcext:value-type="date">
            <text:p>01/01/00</text:p>
          </table:table-cell>
          <table:table-cell office:value-type="date" office:date-value="2100-01-01" calcext:value-type="date">
            <text:p>01/01/00</text:p>
          </table:table-cell>
          <table:table-cell office:value-type="float" office:value="20" calcext:value-type="float">
            <text:p>20</text:p>
          </table:table-cell>
          <table:table-cell office:value-type="float" office:value="185" calcext:value-type="float">
            <text:p>185</text:p>
          </table:table-cell>
          <table:table-cell office:value-type="float" office:value="150" calcext:value-type="float">
            <text:p>15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" calcext:value-type="float">
            <text:p>0.0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ortia 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URA091</text:p>
          </table:table-cell>
          <table:table-cell office:value-type="date" office:date-value="1900-01-01" calcext:value-type="date">
            <text:p>01/01/00</text:p>
          </table:table-cell>
          <table:table-cell office:value-type="date" office:date-value="2100-01-01" calcext:value-type="date">
            <text:p>01/01/00</text:p>
          </table:table-cell>
          <table:table-cell office:value-type="float" office:value="25" calcext:value-type="float">
            <text:p>25</text:p>
          </table:table-cell>
          <table:table-cell office:value-type="float" office:value="175" calcext:value-type="float">
            <text:p>175</text:p>
          </table:table-cell>
          <table:table-cell office:value-type="float" office:value="150" calcext:value-type="float">
            <text:p>15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" calcext:value-type="float">
            <text:p>0.0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Rosalind 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URA091</text:p>
          </table:table-cell>
          <table:table-cell office:value-type="date" office:date-value="1900-01-01" calcext:value-type="date">
            <text:p>01/01/00</text:p>
          </table:table-cell>
          <table:table-cell office:value-type="date" office:date-value="2100-01-01" calcext:value-type="date">
            <text:p>01/01/00</text:p>
          </table:table-cell>
          <table:table-cell office:value-type="float" office:value="25" calcext:value-type="float">
            <text:p>25</text:p>
          </table:table-cell>
          <table:table-cell office:value-type="float" office:value="260" calcext:value-type="float">
            <text:p>260</text:p>
          </table:table-cell>
          <table:table-cell office:value-type="float" office:value="180" calcext:value-type="float">
            <text:p>18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2" calcext:value-type="float">
            <text:p>0.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Belinda 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URA091</text:p>
          </table:table-cell>
          <table:table-cell office:value-type="date" office:date-value="1900-01-01" calcext:value-type="date">
            <text:p>01/01/00</text:p>
          </table:table-cell>
          <table:table-cell office:value-type="date" office:date-value="2100-01-01" calcext:value-type="date">
            <text:p>01/01/00</text:p>
          </table:table-cell>
          <table:table-cell office:value-type="float" office:value="20" calcext:value-type="float">
            <text:p>20</text:p>
          </table:table-cell>
          <table:table-cell office:value-type="float" office:value="220" calcext:value-type="float">
            <text:p>220</text:p>
          </table:table-cell>
          <table:table-cell office:value-type="float" office:value="150" calcext:value-type="float">
            <text:p>15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2" calcext:value-type="float">
            <text:p>0.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uck 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URA091</text:p>
          </table:table-cell>
          <table:table-cell office:value-type="date" office:date-value="1900-01-01" calcext:value-type="date">
            <text:p>01/01/00</text:p>
          </table:table-cell>
          <table:table-cell office:value-type="date" office:date-value="2100-01-01" calcext:value-type="date">
            <text:p>01/01/00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120" calcext:value-type="float">
            <text:p>12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2" calcext:value-type="float">
            <text:p>0.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erdita 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URA091</text:p>
          </table:table-cell>
          <table:table-cell office:value-type="date" office:date-value="1900-01-01" calcext:value-type="date">
            <text:p>01/01/00</text:p>
          </table:table-cell>
          <table:table-cell office:value-type="date" office:date-value="2100-01-01" calcext:value-type="date">
            <text:p>01/01/00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10.0 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ab 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URA091</text:p>
          </table:table-cell>
          <table:table-cell office:value-type="date" office:date-value="1900-01-01" calcext:value-type="date">
            <text:p>01/01/00</text:p>
          </table:table-cell>
          <table:table-cell office:value-type="date" office:date-value="2100-01-01" calcext:value-type="date">
            <text:p>01/01/00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10.0 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upid 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URA091</text:p>
          </table:table-cell>
          <table:table-cell office:value-type="date" office:date-value="1900-01-01" calcext:value-type="date">
            <text:p>01/01/00</text:p>
          </table:table-cell>
          <table:table-cell office:value-type="date" office:date-value="2100-01-01" calcext:value-type="date">
            <text:p>01/01/00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10.0 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aliban 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URA095</text:p>
          </table:table-cell>
          <table:table-cell office:value-type="date" office:date-value="1900-01-03" calcext:value-type="date">
            <text:p>03/01/00</text:p>
          </table:table-cell>
          <table:table-cell office:value-type="date" office:date-value="2099-12-25" calcext:value-type="date">
            <text:p>25/12/99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10.0 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ycorax 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URA095</text:p>
          </table:table-cell>
          <table:table-cell office:value-type="date" office:date-value="1900-01-03" calcext:value-type="date">
            <text:p>03/01/00</text:p>
          </table:table-cell>
          <table:table-cell office:value-type="date" office:date-value="2099-12-25" calcext:value-type="date">
            <text:p>25/12/99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10.0 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rospero 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URA095</text:p>
          </table:table-cell>
          <table:table-cell office:value-type="date" office:date-value="1900-01-03" calcext:value-type="date">
            <text:p>03/01/00</text:p>
          </table:table-cell>
          <table:table-cell office:value-type="date" office:date-value="2099-12-25" calcext:value-type="date">
            <text:p>25/12/99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10.0 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etebos 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URA095</text:p>
          </table:table-cell>
          <table:table-cell office:value-type="date" office:date-value="1900-01-03" calcext:value-type="date">
            <text:p>03/01/00</text:p>
          </table:table-cell>
          <table:table-cell office:value-type="date" office:date-value="2099-12-25" calcext:value-type="date">
            <text:p>25/12/99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10.0 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tephano 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URA095</text:p>
          </table:table-cell>
          <table:table-cell office:value-type="date" office:date-value="1900-01-03" calcext:value-type="date">
            <text:p>03/01/00</text:p>
          </table:table-cell>
          <table:table-cell office:value-type="date" office:date-value="2099-12-25" calcext:value-type="date">
            <text:p>25/12/99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10.0 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Trinculo 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URA095</text:p>
          </table:table-cell>
          <table:table-cell office:value-type="date" office:date-value="1900-01-03" calcext:value-type="date">
            <text:p>03/01/00</text:p>
          </table:table-cell>
          <table:table-cell office:value-type="date" office:date-value="2099-12-25" calcext:value-type="date">
            <text:p>25/12/99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10.0 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Ferdinand 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URA095</text:p>
          </table:table-cell>
          <table:table-cell office:value-type="date" office:date-value="1900-01-03" calcext:value-type="date">
            <text:p>03/01/00</text:p>
          </table:table-cell>
          <table:table-cell office:value-type="date" office:date-value="2099-12-25" calcext:value-type="date">
            <text:p>25/12/99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10.0 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Francisco 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URA095</text:p>
          </table:table-cell>
          <table:table-cell office:value-type="date" office:date-value="1900-01-03" calcext:value-type="date">
            <text:p>03/01/00</text:p>
          </table:table-cell>
          <table:table-cell office:value-type="date" office:date-value="2099-12-25" calcext:value-type="date">
            <text:p>25/12/99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10.0 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argaret 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URA095</text:p>
          </table:table-cell>
          <table:table-cell office:value-type="date" office:date-value="1900-01-03" calcext:value-type="date">
            <text:p>03/01/00</text:p>
          </table:table-cell>
          <table:table-cell office:value-type="date" office:date-value="2099-12-25" calcext:value-type="date">
            <text:p>25/12/99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10.0 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Triton 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NEP081</text:p>
          </table:table-cell>
          <table:table-cell office:value-type="date" office:date-value="1799-12-30" calcext:value-type="date">
            <text:p>30/12/99</text:p>
          </table:table-cell>
          <table:table-cell office:value-type="date" office:date-value="2200-01-02" calcext:value-type="date">
            <text:p>02/01/00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bd</text:p>
          </table:table-cell>
          <table:table-cell office:value-type="float" office:value="0.007" calcext:value-type="float">
            <text:p>0.0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Nereid 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NEP081</text:p>
          </table:table-cell>
          <table:table-cell office:value-type="date" office:date-value="1799-12-30" calcext:value-type="date">
            <text:p>30/12/99</text:p>
          </table:table-cell>
          <table:table-cell office:value-type="date" office:date-value="2200-01-02" calcext:value-type="date">
            <text:p>02/01/00</text:p>
          </table:table-cell>
          <table:table-cell office:value-type="float" office:value="1600" calcext:value-type="float">
            <text:p>1600</text:p>
          </table:table-cell>
          <table:table-cell office:value-type="float" office:value="3000" calcext:value-type="float">
            <text:p>300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bd</text:p>
          </table:table-cell>
          <table:table-cell office:value-type="float" office:value="0.2" calcext:value-type="float">
            <text:p>0.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alimede 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NEP085</text:p>
          </table:table-cell>
          <table:table-cell office:value-type="date" office:date-value="1900-01-01" calcext:value-type="date">
            <text:p>01/01/00</text:p>
          </table:table-cell>
          <table:table-cell office:value-type="date" office:date-value="2099-12-23" calcext:value-type="date">
            <text:p>23/12/99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60.0 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samathe 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NEP085</text:p>
          </table:table-cell>
          <table:table-cell office:value-type="date" office:date-value="1900-01-01" calcext:value-type="date">
            <text:p>01/01/00</text:p>
          </table:table-cell>
          <table:table-cell office:value-type="date" office:date-value="2099-12-23" calcext:value-type="date">
            <text:p>23/12/99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90.0 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ao 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NEP085</text:p>
          </table:table-cell>
          <table:table-cell office:value-type="date" office:date-value="1900-01-01" calcext:value-type="date">
            <text:p>01/01/00</text:p>
          </table:table-cell>
          <table:table-cell office:value-type="date" office:date-value="2099-12-23" calcext:value-type="date">
            <text:p>23/12/99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90.0 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Laomedeia 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NEP085</text:p>
          </table:table-cell>
          <table:table-cell office:value-type="date" office:date-value="1900-01-01" calcext:value-type="date">
            <text:p>01/01/00</text:p>
          </table:table-cell>
          <table:table-cell office:value-type="date" office:date-value="2099-12-23" calcext:value-type="date">
            <text:p>23/12/99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60.0 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eso 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NEP085</text:p>
          </table:table-cell>
          <table:table-cell office:value-type="date" office:date-value="1900-01-01" calcext:value-type="date">
            <text:p>01/01/00</text:p>
          </table:table-cell>
          <table:table-cell office:value-type="date" office:date-value="2099-12-23" calcext:value-type="date">
            <text:p>23/12/99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90.0 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aiad 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NEP077</text:p>
          </table:table-cell>
          <table:table-cell office:value-type="date" office:date-value="1950-01-01" calcext:value-type="date">
            <text:p>01/01/50</text:p>
          </table:table-cell>
          <table:table-cell office:value-type="date" office:date-value="2050-01-04" calcext:value-type="date">
            <text:p>04/01/50</text:p>
          </table:table-cell>
          <table:table-cell office:value-type="float" office:value="30" calcext:value-type="float">
            <text:p>3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0.0167" calcext:value-type="float">
            <text:p>0.0167</text:p>
          </table:table-cell>
          <table:table-cell office:value-type="float" office:value="0.05" calcext:value-type="float">
            <text:p>0.0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Thalassa 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NEP077</text:p>
          </table:table-cell>
          <table:table-cell office:value-type="date" office:date-value="1950-01-01" calcext:value-type="date">
            <text:p>01/01/50</text:p>
          </table:table-cell>
          <table:table-cell office:value-type="date" office:date-value="2050-01-04" calcext:value-type="date">
            <text:p>04/01/5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5" calcext:value-type="float">
            <text:p>0.0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Despina 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NEP077</text:p>
          </table:table-cell>
          <table:table-cell office:value-type="date" office:date-value="1950-01-01" calcext:value-type="date">
            <text:p>01/01/50</text:p>
          </table:table-cell>
          <table:table-cell office:value-type="date" office:date-value="2050-01-04" calcext:value-type="date">
            <text:p>04/01/5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5" calcext:value-type="float">
            <text:p>0.0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Galatea 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NEP077</text:p>
          </table:table-cell>
          <table:table-cell office:value-type="date" office:date-value="1950-01-01" calcext:value-type="date">
            <text:p>01/01/50</text:p>
          </table:table-cell>
          <table:table-cell office:value-type="date" office:date-value="2050-01-04" calcext:value-type="date">
            <text:p>04/01/50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5" calcext:value-type="float">
            <text:p>0.0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Larissa 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NEP077</text:p>
          </table:table-cell>
          <table:table-cell office:value-type="date" office:date-value="1950-01-01" calcext:value-type="date">
            <text:p>01/01/50</text:p>
          </table:table-cell>
          <table:table-cell office:value-type="date" office:date-value="2050-01-04" calcext:value-type="date">
            <text:p>04/01/50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5" calcext:value-type="float">
            <text:p>0.0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Proteus 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NEP081</text:p>
          </table:table-cell>
          <table:table-cell office:value-type="date" office:date-value="1799-12-30" calcext:value-type="date">
            <text:p>30/12/99</text:p>
          </table:table-cell>
          <table:table-cell office:value-type="date" office:date-value="2200-01-02" calcext:value-type="date">
            <text:p>02/01/00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bd</text:p>
          </table:table-cell>
          <table:table-cell office:value-type="float" office:value="0.01" calcext:value-type="float">
            <text:p>0.0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/2004 N 01</text:p>
          </table:table-cell>
          <table:table-cell office:value-type="float" office:value="814" calcext:value-type="float">
            <text:p>814</text:p>
          </table:table-cell>
          <table:table-cell office:value-type="string" calcext:value-type="string">
            <text:p>NEP087</text:p>
          </table:table-cell>
          <table:table-cell office:value-type="date" office:date-value="1950-01-01" calcext:value-type="date">
            <text:p>01/01/50</text:p>
          </table:table-cell>
          <table:table-cell office:value-type="date" office:date-value="2050-01-04" calcext:value-type="date">
            <text:p>04/01/50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90.0 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haron </text:p>
          </table:table-cell>
          <table:table-cell office:value-type="float" office:value="901" calcext:value-type="float">
            <text:p>901</text:p>
          </table:table-cell>
          <table:table-cell office:value-type="string" calcext:value-type="string">
            <text:p>PLU042</text:p>
          </table:table-cell>
          <table:table-cell office:value-type="date" office:date-value="1900-01-02" calcext:value-type="date">
            <text:p>02/01/00</text:p>
          </table:table-cell>
          <table:table-cell office:value-type="date" office:date-value="2100-01-01" calcext:value-type="date">
            <text:p>01/01/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Nix </text:p>
          </table:table-cell>
          <table:table-cell office:value-type="float" office:value="902" calcext:value-type="float">
            <text:p>902</text:p>
          </table:table-cell>
          <table:table-cell office:value-type="string" calcext:value-type="string">
            <text:p>PLU042</text:p>
          </table:table-cell>
          <table:table-cell office:value-type="date" office:date-value="1900-01-02" calcext:value-type="date">
            <text:p>02/01/00</text:p>
          </table:table-cell>
          <table:table-cell office:value-type="date" office:date-value="2100-01-01" calcext:value-type="date">
            <text:p>01/01/00</text:p>
          </table:table-cell>
          <table:table-cell office:value-type="float" office:value="110" calcext:value-type="float">
            <text:p>110</text:p>
          </table:table-cell>
          <table:table-cell office:value-type="float" office:value="1625" calcext:value-type="float">
            <text:p>1625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1.0 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Hydra </text:p>
          </table:table-cell>
          <table:table-cell office:value-type="float" office:value="903" calcext:value-type="float">
            <text:p>903</text:p>
          </table:table-cell>
          <table:table-cell office:value-type="string" calcext:value-type="string">
            <text:p>PLU042</text:p>
          </table:table-cell>
          <table:table-cell office:value-type="date" office:date-value="1900-01-02" calcext:value-type="date">
            <text:p>02/01/00</text:p>
          </table:table-cell>
          <table:table-cell office:value-type="date" office:date-value="2100-01-01" calcext:value-type="date">
            <text:p>01/01/00</text:p>
          </table:table-cell>
          <table:table-cell office:value-type="float" office:value="65" calcext:value-type="float">
            <text:p>65</text:p>
          </table:table-cell>
          <table:table-cell office:value-type="float" office:value="1510" calcext:value-type="float">
            <text:p>151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1.0 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Kerberos 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PLU042</text:p>
          </table:table-cell>
          <table:table-cell office:value-type="date" office:date-value="1900-01-02" calcext:value-type="date">
            <text:p>02/01/00</text:p>
          </table:table-cell>
          <table:table-cell office:value-type="date" office:date-value="2100-01-01" calcext:value-type="date">
            <text:p>01/01/00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90.0 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tyx </text:p>
          </table:table-cell>
          <table:table-cell office:value-type="float" office:value="905" calcext:value-type="float">
            <text:p>905</text:p>
          </table:table-cell>
          <table:table-cell office:value-type="string" calcext:value-type="string">
            <text:p>PLU042</text:p>
          </table:table-cell>
          <table:table-cell office:value-type="date" office:date-value="1900-01-02" calcext:value-type="date">
            <text:p>02/01/00</text:p>
          </table:table-cell>
          <table:table-cell office:value-type="date" office:date-value="2100-01-01" calcext:value-type="date">
            <text:p>01/01/00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bd 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&lt;90.0 </text:p>
          </table:table-cell>
          <table:table-cell office:value-type="float" office:value="19" calcext:value-type="float">
            <text:p>19</text:p>
          </table:table-cell>
        </table:table-row>
      </table:table>
      <table:table table:name="Codes only" table:style-name="ta1">
        <table:table-column table:style-name="co1" table:default-cell-style-name="Default"/>
        <table:table-row table:style-name="ro1">
          <table:table-cell office:value-type="string" calcext:value-type="string">
            <text:p>'10'</text:p>
          </table:table-cell>
        </table:table-row>
        <table:table-row table:style-name="ro1">
          <table:table-cell office:value-type="string" calcext:value-type="string">
            <text:p>'199'</text:p>
          </table:table-cell>
        </table:table-row>
        <table:table-row table:style-name="ro1">
          <table:table-cell office:value-type="string" calcext:value-type="string">
            <text:p>'299'</text:p>
          </table:table-cell>
        </table:table-row>
        <table:table-row table:style-name="ro1">
          <table:table-cell office:value-type="string" calcext:value-type="string">
            <text:p>'399'</text:p>
          </table:table-cell>
        </table:table-row>
        <table:table-row table:style-name="ro1">
          <table:table-cell office:value-type="string" calcext:value-type="string">
            <text:p>'499'</text:p>
          </table:table-cell>
        </table:table-row>
        <table:table-row table:style-name="ro1">
          <table:table-cell office:value-type="string" calcext:value-type="string">
            <text:p>'599'</text:p>
          </table:table-cell>
        </table:table-row>
        <table:table-row table:style-name="ro1">
          <table:table-cell office:value-type="string" calcext:value-type="string">
            <text:p>'699'</text:p>
          </table:table-cell>
        </table:table-row>
        <table:table-row table:style-name="ro1">
          <table:table-cell office:value-type="string" calcext:value-type="string">
            <text:p>'799'</text:p>
          </table:table-cell>
        </table:table-row>
        <table:table-row table:style-name="ro1">
          <table:table-cell office:value-type="string" calcext:value-type="string">
            <text:p>'899'</text:p>
          </table:table-cell>
        </table:table-row>
        <table:table-row table:style-name="ro1">
          <table:table-cell office:value-type="string" calcext:value-type="string">
            <text:p>'999'</text:p>
          </table:table-cell>
        </table:table-row>
        <table:table-row table:style-name="ro1">
          <table:table-cell office:value-type="string" calcext:value-type="string">
            <text:p>'401'</text:p>
          </table:table-cell>
        </table:table-row>
        <table:table-row table:style-name="ro1">
          <table:table-cell office:value-type="string" calcext:value-type="string">
            <text:p>'402'</text:p>
          </table:table-cell>
        </table:table-row>
        <table:table-row table:style-name="ro1">
          <table:table-cell office:value-type="string" calcext:value-type="string">
            <text:p>'501'</text:p>
          </table:table-cell>
        </table:table-row>
        <table:table-row table:style-name="ro1">
          <table:table-cell office:value-type="string" calcext:value-type="string">
            <text:p>'502'</text:p>
          </table:table-cell>
        </table:table-row>
        <table:table-row table:style-name="ro1">
          <table:table-cell office:value-type="string" calcext:value-type="string">
            <text:p>'503'</text:p>
          </table:table-cell>
        </table:table-row>
        <table:table-row table:style-name="ro1">
          <table:table-cell office:value-type="string" calcext:value-type="string">
            <text:p>'504'</text:p>
          </table:table-cell>
        </table:table-row>
        <table:table-row table:style-name="ro1">
          <table:table-cell office:value-type="string" calcext:value-type="string">
            <text:p>'505'</text:p>
          </table:table-cell>
        </table:table-row>
        <table:table-row table:style-name="ro1">
          <table:table-cell office:value-type="string" calcext:value-type="string">
            <text:p>'514'</text:p>
          </table:table-cell>
        </table:table-row>
        <table:table-row table:style-name="ro1">
          <table:table-cell office:value-type="string" calcext:value-type="string">
            <text:p>'515'</text:p>
          </table:table-cell>
        </table:table-row>
        <table:table-row table:style-name="ro1">
          <table:table-cell office:value-type="string" calcext:value-type="string">
            <text:p>'516'</text:p>
          </table:table-cell>
        </table:table-row>
        <table:table-row table:style-name="ro1">
          <table:table-cell office:value-type="string" calcext:value-type="string">
            <text:p>'506'</text:p>
          </table:table-cell>
        </table:table-row>
        <table:table-row table:style-name="ro1">
          <table:table-cell office:value-type="string" calcext:value-type="string">
            <text:p>'507'</text:p>
          </table:table-cell>
        </table:table-row>
        <table:table-row table:style-name="ro1">
          <table:table-cell office:value-type="string" calcext:value-type="string">
            <text:p>'508'</text:p>
          </table:table-cell>
        </table:table-row>
        <table:table-row table:style-name="ro1">
          <table:table-cell office:value-type="string" calcext:value-type="string">
            <text:p>'509'</text:p>
          </table:table-cell>
        </table:table-row>
        <table:table-row table:style-name="ro1">
          <table:table-cell office:value-type="string" calcext:value-type="string">
            <text:p>'510'</text:p>
          </table:table-cell>
        </table:table-row>
        <table:table-row table:style-name="ro1">
          <table:table-cell office:value-type="string" calcext:value-type="string">
            <text:p>'511'</text:p>
          </table:table-cell>
        </table:table-row>
        <table:table-row table:style-name="ro1">
          <table:table-cell office:value-type="string" calcext:value-type="string">
            <text:p>'512'</text:p>
          </table:table-cell>
        </table:table-row>
        <table:table-row table:style-name="ro1">
          <table:table-cell office:value-type="string" calcext:value-type="string">
            <text:p>'513'</text:p>
          </table:table-cell>
        </table:table-row>
        <table:table-row table:style-name="ro1">
          <table:table-cell office:value-type="string" calcext:value-type="string">
            <text:p>'517'</text:p>
          </table:table-cell>
        </table:table-row>
        <table:table-row table:style-name="ro1">
          <table:table-cell office:value-type="string" calcext:value-type="string">
            <text:p>'518'</text:p>
          </table:table-cell>
        </table:table-row>
        <table:table-row table:style-name="ro1">
          <table:table-cell office:value-type="string" calcext:value-type="string">
            <text:p>'519'</text:p>
          </table:table-cell>
        </table:table-row>
        <table:table-row table:style-name="ro1">
          <table:table-cell office:value-type="string" calcext:value-type="string">
            <text:p>'520'</text:p>
          </table:table-cell>
        </table:table-row>
        <table:table-row table:style-name="ro1">
          <table:table-cell office:value-type="string" calcext:value-type="string">
            <text:p>'521'</text:p>
          </table:table-cell>
        </table:table-row>
        <table:table-row table:style-name="ro1">
          <table:table-cell office:value-type="string" calcext:value-type="string">
            <text:p>'522'</text:p>
          </table:table-cell>
        </table:table-row>
        <table:table-row table:style-name="ro1">
          <table:table-cell office:value-type="string" calcext:value-type="string">
            <text:p>'523'</text:p>
          </table:table-cell>
        </table:table-row>
        <table:table-row table:style-name="ro1">
          <table:table-cell office:value-type="string" calcext:value-type="string">
            <text:p>'524'</text:p>
          </table:table-cell>
        </table:table-row>
        <table:table-row table:style-name="ro1">
          <table:table-cell office:value-type="string" calcext:value-type="string">
            <text:p>'525'</text:p>
          </table:table-cell>
        </table:table-row>
        <table:table-row table:style-name="ro1">
          <table:table-cell office:value-type="string" calcext:value-type="string">
            <text:p>'526'</text:p>
          </table:table-cell>
        </table:table-row>
        <table:table-row table:style-name="ro1">
          <table:table-cell office:value-type="string" calcext:value-type="string">
            <text:p>'527'</text:p>
          </table:table-cell>
        </table:table-row>
        <table:table-row table:style-name="ro1">
          <table:table-cell office:value-type="string" calcext:value-type="string">
            <text:p>'528'</text:p>
          </table:table-cell>
        </table:table-row>
        <table:table-row table:style-name="ro1">
          <table:table-cell office:value-type="string" calcext:value-type="string">
            <text:p>'529'</text:p>
          </table:table-cell>
        </table:table-row>
        <table:table-row table:style-name="ro1">
          <table:table-cell office:value-type="string" calcext:value-type="string">
            <text:p>'530'</text:p>
          </table:table-cell>
        </table:table-row>
        <table:table-row table:style-name="ro1">
          <table:table-cell office:value-type="string" calcext:value-type="string">
            <text:p>'531'</text:p>
          </table:table-cell>
        </table:table-row>
        <table:table-row table:style-name="ro1">
          <table:table-cell office:value-type="string" calcext:value-type="string">
            <text:p>'532'</text:p>
          </table:table-cell>
        </table:table-row>
        <table:table-row table:style-name="ro1">
          <table:table-cell office:value-type="string" calcext:value-type="string">
            <text:p>'533'</text:p>
          </table:table-cell>
        </table:table-row>
        <table:table-row table:style-name="ro1">
          <table:table-cell office:value-type="string" calcext:value-type="string">
            <text:p>'534'</text:p>
          </table:table-cell>
        </table:table-row>
        <table:table-row table:style-name="ro1">
          <table:table-cell office:value-type="string" calcext:value-type="string">
            <text:p>'535'</text:p>
          </table:table-cell>
        </table:table-row>
        <table:table-row table:style-name="ro1">
          <table:table-cell office:value-type="string" calcext:value-type="string">
            <text:p>'536'</text:p>
          </table:table-cell>
        </table:table-row>
        <table:table-row table:style-name="ro1">
          <table:table-cell office:value-type="string" calcext:value-type="string">
            <text:p>'537'</text:p>
          </table:table-cell>
        </table:table-row>
        <table:table-row table:style-name="ro1">
          <table:table-cell office:value-type="string" calcext:value-type="string">
            <text:p>'538'</text:p>
          </table:table-cell>
        </table:table-row>
        <table:table-row table:style-name="ro1">
          <table:table-cell office:value-type="string" calcext:value-type="string">
            <text:p>'539'</text:p>
          </table:table-cell>
        </table:table-row>
        <table:table-row table:style-name="ro1">
          <table:table-cell office:value-type="string" calcext:value-type="string">
            <text:p>'540'</text:p>
          </table:table-cell>
        </table:table-row>
        <table:table-row table:style-name="ro1">
          <table:table-cell office:value-type="string" calcext:value-type="string">
            <text:p>'541'</text:p>
          </table:table-cell>
        </table:table-row>
        <table:table-row table:style-name="ro1">
          <table:table-cell office:value-type="string" calcext:value-type="string">
            <text:p>'542'</text:p>
          </table:table-cell>
        </table:table-row>
        <table:table-row table:style-name="ro1">
          <table:table-cell office:value-type="string" calcext:value-type="string">
            <text:p>'543'</text:p>
          </table:table-cell>
        </table:table-row>
        <table:table-row table:style-name="ro1">
          <table:table-cell office:value-type="string" calcext:value-type="string">
            <text:p>'544'</text:p>
          </table:table-cell>
        </table:table-row>
        <table:table-row table:style-name="ro1">
          <table:table-cell office:value-type="string" calcext:value-type="string">
            <text:p>'545'</text:p>
          </table:table-cell>
        </table:table-row>
        <table:table-row table:style-name="ro1">
          <table:table-cell office:value-type="string" calcext:value-type="string">
            <text:p>'546'</text:p>
          </table:table-cell>
        </table:table-row>
        <table:table-row table:style-name="ro1">
          <table:table-cell office:value-type="string" calcext:value-type="string">
            <text:p>'547'</text:p>
          </table:table-cell>
        </table:table-row>
        <table:table-row table:style-name="ro1">
          <table:table-cell office:value-type="string" calcext:value-type="string">
            <text:p>'548'</text:p>
          </table:table-cell>
        </table:table-row>
        <table:table-row table:style-name="ro1">
          <table:table-cell office:value-type="string" calcext:value-type="string">
            <text:p>'549'</text:p>
          </table:table-cell>
        </table:table-row>
        <table:table-row table:style-name="ro1">
          <table:table-cell office:value-type="string" calcext:value-type="string">
            <text:p>'550'</text:p>
          </table:table-cell>
        </table:table-row>
        <table:table-row table:style-name="ro1">
          <table:table-cell office:value-type="string" calcext:value-type="string">
            <text:p>'601'</text:p>
          </table:table-cell>
        </table:table-row>
        <table:table-row table:style-name="ro1">
          <table:table-cell office:value-type="string" calcext:value-type="string">
            <text:p>'602'</text:p>
          </table:table-cell>
        </table:table-row>
        <table:table-row table:style-name="ro1">
          <table:table-cell office:value-type="string" calcext:value-type="string">
            <text:p>'603'</text:p>
          </table:table-cell>
        </table:table-row>
        <table:table-row table:style-name="ro1">
          <table:table-cell office:value-type="string" calcext:value-type="string">
            <text:p>'604'</text:p>
          </table:table-cell>
        </table:table-row>
        <table:table-row table:style-name="ro1">
          <table:table-cell office:value-type="string" calcext:value-type="string">
            <text:p>'605'</text:p>
          </table:table-cell>
        </table:table-row>
        <table:table-row table:style-name="ro1">
          <table:table-cell office:value-type="string" calcext:value-type="string">
            <text:p>'606'</text:p>
          </table:table-cell>
        </table:table-row>
        <table:table-row table:style-name="ro1">
          <table:table-cell office:value-type="string" calcext:value-type="string">
            <text:p>'607'</text:p>
          </table:table-cell>
        </table:table-row>
        <table:table-row table:style-name="ro1">
          <table:table-cell office:value-type="string" calcext:value-type="string">
            <text:p>'608'</text:p>
          </table:table-cell>
        </table:table-row>
        <table:table-row table:style-name="ro1">
          <table:table-cell office:value-type="string" calcext:value-type="string">
            <text:p>'632'</text:p>
          </table:table-cell>
        </table:table-row>
        <table:table-row table:style-name="ro1">
          <table:table-cell office:value-type="string" calcext:value-type="string">
            <text:p>'633'</text:p>
          </table:table-cell>
        </table:table-row>
        <table:table-row table:style-name="ro1">
          <table:table-cell office:value-type="string" calcext:value-type="string">
            <text:p>'649'</text:p>
          </table:table-cell>
        </table:table-row>
        <table:table-row table:style-name="ro1">
          <table:table-cell office:value-type="string" calcext:value-type="string">
            <text:p>'653'</text:p>
          </table:table-cell>
        </table:table-row>
        <table:table-row table:style-name="ro1">
          <table:table-cell office:value-type="string" calcext:value-type="string">
            <text:p>'612'</text:p>
          </table:table-cell>
        </table:table-row>
        <table:table-row table:style-name="ro1">
          <table:table-cell office:value-type="string" calcext:value-type="string">
            <text:p>'613'</text:p>
          </table:table-cell>
        </table:table-row>
        <table:table-row table:style-name="ro1">
          <table:table-cell office:value-type="string" calcext:value-type="string">
            <text:p>'614'</text:p>
          </table:table-cell>
        </table:table-row>
        <table:table-row table:style-name="ro1">
          <table:table-cell office:value-type="string" calcext:value-type="string">
            <text:p>'634'</text:p>
          </table:table-cell>
        </table:table-row>
        <table:table-row table:style-name="ro1">
          <table:table-cell office:value-type="string" calcext:value-type="string">
            <text:p>'610'</text:p>
          </table:table-cell>
        </table:table-row>
        <table:table-row table:style-name="ro1">
          <table:table-cell office:value-type="string" calcext:value-type="string">
            <text:p>'611'</text:p>
          </table:table-cell>
        </table:table-row>
        <table:table-row table:style-name="ro1">
          <table:table-cell office:value-type="string" calcext:value-type="string">
            <text:p>'615'</text:p>
          </table:table-cell>
        </table:table-row>
        <table:table-row table:style-name="ro1">
          <table:table-cell office:value-type="string" calcext:value-type="string">
            <text:p>'616'</text:p>
          </table:table-cell>
        </table:table-row>
        <table:table-row table:style-name="ro1">
          <table:table-cell office:value-type="string" calcext:value-type="string">
            <text:p>'617'</text:p>
          </table:table-cell>
        </table:table-row>
        <table:table-row table:style-name="ro1">
          <table:table-cell office:value-type="string" calcext:value-type="string">
            <text:p>'618'</text:p>
          </table:table-cell>
        </table:table-row>
        <table:table-row table:style-name="ro1">
          <table:table-cell office:value-type="string" calcext:value-type="string">
            <text:p>'635'</text:p>
          </table:table-cell>
        </table:table-row>
        <table:table-row table:style-name="ro1">
          <table:table-cell office:value-type="string" calcext:value-type="string">
            <text:p>'609'</text:p>
          </table:table-cell>
        </table:table-row>
        <table:table-row table:style-name="ro1">
          <table:table-cell office:value-type="string" calcext:value-type="string">
            <text:p>'619'</text:p>
          </table:table-cell>
        </table:table-row>
        <table:table-row table:style-name="ro1">
          <table:table-cell office:value-type="string" calcext:value-type="string">
            <text:p>'620'</text:p>
          </table:table-cell>
        </table:table-row>
        <table:table-row table:style-name="ro1">
          <table:table-cell office:value-type="string" calcext:value-type="string">
            <text:p>'621'</text:p>
          </table:table-cell>
        </table:table-row>
        <table:table-row table:style-name="ro1">
          <table:table-cell office:value-type="string" calcext:value-type="string">
            <text:p>'622'</text:p>
          </table:table-cell>
        </table:table-row>
        <table:table-row table:style-name="ro1">
          <table:table-cell office:value-type="string" calcext:value-type="string">
            <text:p>'623'</text:p>
          </table:table-cell>
        </table:table-row>
        <table:table-row table:style-name="ro1">
          <table:table-cell office:value-type="string" calcext:value-type="string">
            <text:p>'624'</text:p>
          </table:table-cell>
        </table:table-row>
        <table:table-row table:style-name="ro1">
          <table:table-cell office:value-type="string" calcext:value-type="string">
            <text:p>'625'</text:p>
          </table:table-cell>
        </table:table-row>
        <table:table-row table:style-name="ro1">
          <table:table-cell office:value-type="string" calcext:value-type="string">
            <text:p>'626'</text:p>
          </table:table-cell>
        </table:table-row>
        <table:table-row table:style-name="ro1">
          <table:table-cell office:value-type="string" calcext:value-type="string">
            <text:p>'627'</text:p>
          </table:table-cell>
        </table:table-row>
        <table:table-row table:style-name="ro1">
          <table:table-cell office:value-type="string" calcext:value-type="string">
            <text:p>'628'</text:p>
          </table:table-cell>
        </table:table-row>
        <table:table-row table:style-name="ro1">
          <table:table-cell office:value-type="string" calcext:value-type="string">
            <text:p>'629'</text:p>
          </table:table-cell>
        </table:table-row>
        <table:table-row table:style-name="ro1">
          <table:table-cell office:value-type="string" calcext:value-type="string">
            <text:p>'630'</text:p>
          </table:table-cell>
        </table:table-row>
        <table:table-row table:style-name="ro1">
          <table:table-cell office:value-type="string" calcext:value-type="string">
            <text:p>'631'</text:p>
          </table:table-cell>
        </table:table-row>
        <table:table-row table:style-name="ro1">
          <table:table-cell office:value-type="string" calcext:value-type="string">
            <text:p>'636'</text:p>
          </table:table-cell>
        </table:table-row>
        <table:table-row table:style-name="ro1">
          <table:table-cell office:value-type="string" calcext:value-type="string">
            <text:p>'637'</text:p>
          </table:table-cell>
        </table:table-row>
        <table:table-row table:style-name="ro1">
          <table:table-cell office:value-type="string" calcext:value-type="string">
            <text:p>'638'</text:p>
          </table:table-cell>
        </table:table-row>
        <table:table-row table:style-name="ro1">
          <table:table-cell office:value-type="string" calcext:value-type="string">
            <text:p>'639'</text:p>
          </table:table-cell>
        </table:table-row>
        <table:table-row table:style-name="ro1">
          <table:table-cell office:value-type="string" calcext:value-type="string">
            <text:p>'640'</text:p>
          </table:table-cell>
        </table:table-row>
        <table:table-row table:style-name="ro1">
          <table:table-cell office:value-type="string" calcext:value-type="string">
            <text:p>'641'</text:p>
          </table:table-cell>
        </table:table-row>
        <table:table-row table:style-name="ro1">
          <table:table-cell office:value-type="string" calcext:value-type="string">
            <text:p>'642'</text:p>
          </table:table-cell>
        </table:table-row>
        <table:table-row table:style-name="ro1">
          <table:table-cell office:value-type="string" calcext:value-type="string">
            <text:p>'643'</text:p>
          </table:table-cell>
        </table:table-row>
        <table:table-row table:style-name="ro1">
          <table:table-cell office:value-type="string" calcext:value-type="string">
            <text:p>'644'</text:p>
          </table:table-cell>
        </table:table-row>
        <table:table-row table:style-name="ro1">
          <table:table-cell office:value-type="string" calcext:value-type="string">
            <text:p>'645'</text:p>
          </table:table-cell>
        </table:table-row>
        <table:table-row table:style-name="ro1">
          <table:table-cell office:value-type="string" calcext:value-type="string">
            <text:p>'646'</text:p>
          </table:table-cell>
        </table:table-row>
        <table:table-row table:style-name="ro1">
          <table:table-cell office:value-type="string" calcext:value-type="string">
            <text:p>'647'</text:p>
          </table:table-cell>
        </table:table-row>
        <table:table-row table:style-name="ro1">
          <table:table-cell office:value-type="string" calcext:value-type="string">
            <text:p>'648'</text:p>
          </table:table-cell>
        </table:table-row>
        <table:table-row table:style-name="ro1">
          <table:table-cell office:value-type="string" calcext:value-type="string">
            <text:p>'650'</text:p>
          </table:table-cell>
        </table:table-row>
        <table:table-row table:style-name="ro1">
          <table:table-cell office:value-type="string" calcext:value-type="string">
            <text:p>'651'</text:p>
          </table:table-cell>
        </table:table-row>
        <table:table-row table:style-name="ro1">
          <table:table-cell office:value-type="string" calcext:value-type="string">
            <text:p>'652'</text:p>
          </table:table-cell>
        </table:table-row>
        <table:table-row table:style-name="ro1">
          <table:table-cell office:value-type="string" calcext:value-type="string">
            <text:p>'701'</text:p>
          </table:table-cell>
        </table:table-row>
        <table:table-row table:style-name="ro1">
          <table:table-cell office:value-type="string" calcext:value-type="string">
            <text:p>'702'</text:p>
          </table:table-cell>
        </table:table-row>
        <table:table-row table:style-name="ro1">
          <table:table-cell office:value-type="string" calcext:value-type="string">
            <text:p>'703'</text:p>
          </table:table-cell>
        </table:table-row>
        <table:table-row table:style-name="ro1">
          <table:table-cell office:value-type="string" calcext:value-type="string">
            <text:p>'704'</text:p>
          </table:table-cell>
        </table:table-row>
        <table:table-row table:style-name="ro1">
          <table:table-cell office:value-type="string" calcext:value-type="string">
            <text:p>'705'</text:p>
          </table:table-cell>
        </table:table-row>
        <table:table-row table:style-name="ro1">
          <table:table-cell office:value-type="string" calcext:value-type="string">
            <text:p>'706'</text:p>
          </table:table-cell>
        </table:table-row>
        <table:table-row table:style-name="ro1">
          <table:table-cell office:value-type="string" calcext:value-type="string">
            <text:p>'707'</text:p>
          </table:table-cell>
        </table:table-row>
        <table:table-row table:style-name="ro1">
          <table:table-cell office:value-type="string" calcext:value-type="string">
            <text:p>'708'</text:p>
          </table:table-cell>
        </table:table-row>
        <table:table-row table:style-name="ro1">
          <table:table-cell office:value-type="string" calcext:value-type="string">
            <text:p>'709'</text:p>
          </table:table-cell>
        </table:table-row>
        <table:table-row table:style-name="ro1">
          <table:table-cell office:value-type="string" calcext:value-type="string">
            <text:p>'710'</text:p>
          </table:table-cell>
        </table:table-row>
        <table:table-row table:style-name="ro1">
          <table:table-cell office:value-type="string" calcext:value-type="string">
            <text:p>'711'</text:p>
          </table:table-cell>
        </table:table-row>
        <table:table-row table:style-name="ro1">
          <table:table-cell office:value-type="string" calcext:value-type="string">
            <text:p>'712'</text:p>
          </table:table-cell>
        </table:table-row>
        <table:table-row table:style-name="ro1">
          <table:table-cell office:value-type="string" calcext:value-type="string">
            <text:p>'713'</text:p>
          </table:table-cell>
        </table:table-row>
        <table:table-row table:style-name="ro1">
          <table:table-cell office:value-type="string" calcext:value-type="string">
            <text:p>'714'</text:p>
          </table:table-cell>
        </table:table-row>
        <table:table-row table:style-name="ro1">
          <table:table-cell office:value-type="string" calcext:value-type="string">
            <text:p>'715'</text:p>
          </table:table-cell>
        </table:table-row>
        <table:table-row table:style-name="ro1">
          <table:table-cell office:value-type="string" calcext:value-type="string">
            <text:p>'725'</text:p>
          </table:table-cell>
        </table:table-row>
        <table:table-row table:style-name="ro1">
          <table:table-cell office:value-type="string" calcext:value-type="string">
            <text:p>'726'</text:p>
          </table:table-cell>
        </table:table-row>
        <table:table-row table:style-name="ro1">
          <table:table-cell office:value-type="string" calcext:value-type="string">
            <text:p>'727'</text:p>
          </table:table-cell>
        </table:table-row>
        <table:table-row table:style-name="ro1">
          <table:table-cell office:value-type="string" calcext:value-type="string">
            <text:p>'716'</text:p>
          </table:table-cell>
        </table:table-row>
        <table:table-row table:style-name="ro1">
          <table:table-cell office:value-type="string" calcext:value-type="string">
            <text:p>'717'</text:p>
          </table:table-cell>
        </table:table-row>
        <table:table-row table:style-name="ro1">
          <table:table-cell office:value-type="string" calcext:value-type="string">
            <text:p>'718'</text:p>
          </table:table-cell>
        </table:table-row>
        <table:table-row table:style-name="ro1">
          <table:table-cell office:value-type="string" calcext:value-type="string">
            <text:p>'719'</text:p>
          </table:table-cell>
        </table:table-row>
        <table:table-row table:style-name="ro1">
          <table:table-cell office:value-type="string" calcext:value-type="string">
            <text:p>'720'</text:p>
          </table:table-cell>
        </table:table-row>
        <table:table-row table:style-name="ro1">
          <table:table-cell office:value-type="string" calcext:value-type="string">
            <text:p>'721'</text:p>
          </table:table-cell>
        </table:table-row>
        <table:table-row table:style-name="ro1">
          <table:table-cell office:value-type="string" calcext:value-type="string">
            <text:p>'722'</text:p>
          </table:table-cell>
        </table:table-row>
        <table:table-row table:style-name="ro1">
          <table:table-cell office:value-type="string" calcext:value-type="string">
            <text:p>'723'</text:p>
          </table:table-cell>
        </table:table-row>
        <table:table-row table:style-name="ro1">
          <table:table-cell office:value-type="string" calcext:value-type="string">
            <text:p>'724'</text:p>
          </table:table-cell>
        </table:table-row>
        <table:table-row table:style-name="ro1">
          <table:table-cell office:value-type="string" calcext:value-type="string">
            <text:p>'801'</text:p>
          </table:table-cell>
        </table:table-row>
        <table:table-row table:style-name="ro1">
          <table:table-cell office:value-type="string" calcext:value-type="string">
            <text:p>'802'</text:p>
          </table:table-cell>
        </table:table-row>
        <table:table-row table:style-name="ro1">
          <table:table-cell office:value-type="string" calcext:value-type="string">
            <text:p>'809'</text:p>
          </table:table-cell>
        </table:table-row>
        <table:table-row table:style-name="ro1">
          <table:table-cell office:value-type="string" calcext:value-type="string">
            <text:p>'810'</text:p>
          </table:table-cell>
        </table:table-row>
        <table:table-row table:style-name="ro1">
          <table:table-cell office:value-type="string" calcext:value-type="string">
            <text:p>'811'</text:p>
          </table:table-cell>
        </table:table-row>
        <table:table-row table:style-name="ro1">
          <table:table-cell office:value-type="string" calcext:value-type="string">
            <text:p>'812'</text:p>
          </table:table-cell>
        </table:table-row>
        <table:table-row table:style-name="ro1">
          <table:table-cell office:value-type="string" calcext:value-type="string">
            <text:p>'813'</text:p>
          </table:table-cell>
        </table:table-row>
        <table:table-row table:style-name="ro1">
          <table:table-cell office:value-type="string" calcext:value-type="string">
            <text:p>'803'</text:p>
          </table:table-cell>
        </table:table-row>
        <table:table-row table:style-name="ro1">
          <table:table-cell office:value-type="string" calcext:value-type="string">
            <text:p>'804'</text:p>
          </table:table-cell>
        </table:table-row>
        <table:table-row table:style-name="ro1">
          <table:table-cell office:value-type="string" calcext:value-type="string">
            <text:p>'805'</text:p>
          </table:table-cell>
        </table:table-row>
        <table:table-row table:style-name="ro1">
          <table:table-cell office:value-type="string" calcext:value-type="string">
            <text:p>'806'</text:p>
          </table:table-cell>
        </table:table-row>
        <table:table-row table:style-name="ro1">
          <table:table-cell office:value-type="string" calcext:value-type="string">
            <text:p>'807'</text:p>
          </table:table-cell>
        </table:table-row>
        <table:table-row table:style-name="ro1">
          <table:table-cell office:value-type="string" calcext:value-type="string">
            <text:p>'808'</text:p>
          </table:table-cell>
        </table:table-row>
        <table:table-row table:style-name="ro1">
          <table:table-cell office:value-type="string" calcext:value-type="string">
            <text:p>'814'</text:p>
          </table:table-cell>
        </table:table-row>
        <table:table-row table:style-name="ro1">
          <table:table-cell office:value-type="string" calcext:value-type="string">
            <text:p>'901'</text:p>
          </table:table-cell>
        </table:table-row>
        <table:table-row table:style-name="ro1">
          <table:table-cell office:value-type="string" calcext:value-type="string">
            <text:p>'902'</text:p>
          </table:table-cell>
        </table:table-row>
        <table:table-row table:style-name="ro1">
          <table:table-cell office:value-type="string" calcext:value-type="string">
            <text:p>'903'</text:p>
          </table:table-cell>
        </table:table-row>
        <table:table-row table:style-name="ro1">
          <table:table-cell office:value-type="string" calcext:value-type="string">
            <text:p>'904'</text:p>
          </table:table-cell>
        </table:table-row>
        <table:table-row table:style-name="ro1">
          <table:table-cell office:value-type="string" calcext:value-type="string">
            <text:p>'905'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Buendia Gayton</meta:initial-creator>
    <meta:creation-date>2015-07-19T11:31:55.267804439</meta:creation-date>
    <dc:date>2015-07-19T11:46:56.037675693</dc:date>
    <dc:creator>Ivan Buendia Gayton</dc:creator>
    <meta:editing-duration>PT14M59S</meta:editing-duration>
    <meta:editing-cycles>3</meta:editing-cycles>
    <meta:generator>LibreOffice/4.4.4.3$Linux_X86_64 LibreOffice_project/40m0$Build-3</meta:generator>
    <meta:document-statistic meta:table-count="3" meta:cell-count="4310" meta:object-count="0"/>
  </office:meta>
</office:document-meta>
</file>